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1965in"/>
    </style:style>
    <style:style style:name="co2" style:family="table-column">
      <style:table-column-properties fo:break-before="auto" style:column-width="1.4854in"/>
    </style:style>
    <style:style style:name="co3" style:family="table-column">
      <style:table-column-properties fo:break-before="auto" style:column-width="0.644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811in" fo:break-before="auto" style:use-optimal-row-height="fals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1811in" fo:break-before="auto" style:use-optimal-row-height="true"/>
    </style:style>
    <style:style style:name="ro4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ff"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end" fo:margin-left="0in"/>
    </style:style>
    <style:style style:name="ce4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background-color="#e6e6ff" style:text-align-source="fix" style:repeat-content="false" fo:padding-bottom="0.0193in" fo:padding-left="0.0138in" fo:padding-right="0.0138in" fo:padding-top="0.0193in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008in solid #000000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0008in solid #000000" fo:padding-bottom="0.0193in" fo:padding-left="0.0138in" fo:padding-right="0.0138in" fo:padding-top="0.0193in" fo:border-right="0.0008in solid #000000" fo:border-top="0.0008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0.0008in solid #000000" fo:padding-bottom="0.0193in" fo:padding-left="0.0138in" fo:padding-right="0.0138in" fo:padding-top="0.0193in" fo:border-right="0.0008in solid #000000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008in solid #000000" fo:border-left="0.0008in solid #000000" fo:padding-bottom="0.0193in" fo:padding-left="0.0138in" fo:padding-right="0.0138in" fo:padding-top="0.0193in" fo:border-right="0.0008in solid #000000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6e6ff"/>
    </style:style>
    <style:style style:name="ce14" style:family="table-cell" style:parent-style-name="Default">
      <style:table-cell-properties fo:border-bottom="none" fo:border-left="0.0008in solid #000000" fo:padding-bottom="0.0193in" fo:padding-left="0.0138in" fo:padding-right="0.0138in" fo:padding-top="0.0193in" fo:border-right="none" fo:border-top="0.0008in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0.0008in solid #000000" fo:padding-bottom="0.0193in" fo:padding-left="0.0138in" fo:padding-right="0.0138in" fo:padding-top="0.0193in" fo:border-right="none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008in solid #000000" fo:border-left="0.0008in solid #000000" fo:padding-bottom="0.0193in" fo:padding-left="0.0138in" fo:padding-right="0.0138in" fo:padding-top="0.0193in" fo:border-right="none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0.0008in solid #000000" fo:padding-bottom="0.0193in" fo:padding-left="0.0138in" fo:padding-right="0.0138in" fo:padding-top="0.0193in" fo:border-right="none" fo:border-top="0.0008in solid #000000"/>
    </style:style>
    <style:style style:name="ce18" style:family="table-cell" style:parent-style-name="Default">
      <style:table-cell-properties fo:border-bottom="none" fo:border-left="0.0008in solid #000000" fo:padding-bottom="0.0193in" fo:padding-left="0.0138in" fo:padding-right="0.0138in" fo:padding-top="0.0193in" fo:border-right="none" fo:border-top="none"/>
    </style:style>
    <style:style style:name="ce19" style:family="table-cell" style:parent-style-name="Default">
      <style:table-cell-properties fo:border-bottom="0.0008in solid #000000" fo:border-left="0.0008in solid #000000" fo:padding-bottom="0.0193in" fo:padding-left="0.0138in" fo:padding-right="0.0138in" fo:padding-top="0.0193in" fo:border-right="none" fo:border-top="none"/>
    </style:style>
    <style:style style:name="ce20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17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0.0008in solid #000000" fo:border-top="0.0008in solid #000000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117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117">
      <style:table-cell-properties fo:border-bottom="0.0008in solid #000000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17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weight="bold" style:font-weight-asian="bold" style:font-weight-complex="bold"/>
    </style:style>
    <style:style style:name="ce25" style:family="table-cell" style:parent-style-name="Default" style:data-style-name="N117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117">
      <style:table-cell-properties fo:border-bottom="none" fo:border-left="0.0008in solid #000000" fo:padding-bottom="0.0193in" fo:padding-left="0.0138in" fo:padding-right="0.0138in" fo:padding-top="0.0193in" fo:border-right="0.0008in solid #000000" fo:border-top="0.0008in solid #000000"/>
      <style:text-properties fo:font-weight="bold" style:font-weight-asian="bold" style:font-weight-complex="bold"/>
    </style:style>
    <style:style style:name="ce27" style:family="table-cell" style:parent-style-name="Default" style:data-style-name="N117">
      <style:table-cell-properties fo:border-bottom="none" fo:border-left="0.0008in solid #000000" fo:padding-bottom="0.0193in" fo:padding-left="0.0138in" fo:padding-right="0.0138in" fo:padding-top="0.0193in" fo:border-right="0.0008in solid #000000" fo:border-top="none"/>
      <style:text-properties fo:font-weight="bold" style:font-weight-asian="bold" style:font-weight-complex="bold"/>
    </style:style>
    <style:style style:name="ce28" style:family="table-cell" style:parent-style-name="Default" style:data-style-name="N117">
      <style:table-cell-properties fo:border-bottom="0.0008in solid #000000" fo:border-left="0.0008in solid #000000" fo:padding-bottom="0.0193in" fo:padding-left="0.0138in" fo:padding-right="0.0138in" fo:padding-top="0.0193in" fo:border-right="0.0008in solid #000000" fo:border-top="none"/>
      <style:text-properties fo:font-weight="bold" style:font-weight-asian="bold" style:font-weight-complex="bold"/>
    </style:style>
    <style:style style:name="ce29" style:family="table-cell" style:parent-style-name="Default" style:data-style-name="N117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</style:style>
    <style:style style:name="ce30" style:family="table-cell" style:parent-style-name="Default" style:data-style-name="N117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31" style:family="table-cell" style:parent-style-name="Default">
      <style:table-cell-properties fo:border="0.0008in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32" style:family="table-cell" style:parent-style-name="Default" style:data-style-name="N117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0.0008in solid #000000" fo:border-top="0.0008in solid #000000"/>
      <style:paragraph-properties fo:text-align="end" fo:margin-left="0in"/>
    </style:style>
    <style:style style:name="ce33" style:family="table-cell" style:parent-style-name="Default" style:data-style-name="N117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end" fo:margin-left="0in"/>
    </style:style>
    <style:style style:name="ce34" style:family="table-cell" style:parent-style-name="Default" style:data-style-name="N117">
      <style:table-cell-properties fo:border-bottom="0.0008in solid #000000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end" fo:margin-left="0in"/>
    </style:style>
    <style:style style:name="ce35" style:family="table-cell" style:parent-style-name="Default" style:data-style-name="N117">
      <style:table-cell-properties fo:border-bottom="none" fo:border-left="none" fo:padding-bottom="0.0193in" fo:padding-left="0.0138in" fo:padding-right="0.0138in" fo:padding-top="0.0193in" fo:border-right="none" fo:border-top="0.0008in solid #000000"/>
    </style:style>
    <style:style style:name="ce36" style:family="table-cell" style:parent-style-name="Default" style:data-style-name="N117">
      <style:table-cell-properties fo:border="none" fo:padding-bottom="0.0193in" fo:padding-left="0.0138in" fo:padding-right="0.0138in" fo:padding-top="0.0193in"/>
    </style:style>
    <style:style style:name="ce37" style:family="table-cell" style:parent-style-name="Default" style:data-style-name="N117">
      <style:table-cell-properties fo:border-bottom="0.0008in solid #000000" fo:border-left="none" fo:padding-bottom="0.0193in" fo:padding-left="0.0138in" fo:padding-right="0.0138in" fo:padding-top="0.0193in" fo:border-right="none" fo:border-top="none"/>
    </style:style>
    <style:style style:name="ce38" style:family="table-cell" style:parent-style-name="Default" style:data-style-name="N117">
      <style:table-cell-properties fo:padding-bottom="0.0193in" fo:padding-left="0.0138in" fo:padding-right="0.0138in" fo:padding-top="0.0193in"/>
    </style:style>
    <style:style style:name="ce39" style:family="table-cell" style:parent-style-name="Default" style:data-style-name="N117">
      <style:table-cell-properties fo:border-bottom="none" fo:border-left="0.0008in solid #000000" fo:padding-bottom="0.0193in" fo:padding-left="0.0138in" fo:padding-right="0.0138in" fo:padding-top="0.0193in" fo:border-right="0.0008in solid #000000" fo:border-top="0.0008in solid #000000"/>
    </style:style>
    <style:style style:name="ce40" style:family="table-cell" style:parent-style-name="Default" style:data-style-name="N117">
      <style:table-cell-properties fo:border-bottom="none" fo:border-left="0.0008in solid #000000" fo:padding-bottom="0.0193in" fo:padding-left="0.0138in" fo:padding-right="0.0138in" fo:padding-top="0.0193in" fo:border-right="0.0008in solid #000000" fo:border-top="none"/>
    </style:style>
    <style:style style:name="ce41" style:family="table-cell" style:parent-style-name="Default" style:data-style-name="N117">
      <style:table-cell-properties fo:border-bottom="0.0008in solid #000000" fo:border-left="0.0008in solid #000000" fo:border-right="0.0008in solid #000000" fo:border-top="none"/>
    </style:style>
    <style:style style:name="ce42" style:family="table-cell" style:parent-style-name="Default" style:data-style-name="N117">
      <style:table-cell-properties fo:border-bottom="0.0008in solid #000000" fo:border-left="0.0008in solid #000000" fo:padding-bottom="0.0193in" fo:padding-left="0.0138in" fo:padding-right="0.0138in" fo:padding-top="0.0193in" fo:border-right="0.0008in solid #000000" fo:border-top="none"/>
    </style:style>
    <style:style style:name="ce43" style:family="table-cell" style:parent-style-name="Default" style:data-style-name="N118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0.0008in solid #000000" fo:border-top="0.0008in solid #000000"/>
      <style:paragraph-properties fo:text-align="end" fo:margin-left="0in"/>
    </style:style>
    <style:style style:name="ce44" style:family="table-cell" style:parent-style-name="Default" style:data-style-name="N118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end" fo:margin-left="0in"/>
    </style:style>
    <style:style style:name="ce45" style:family="table-cell" style:parent-style-name="Default" style:data-style-name="N118">
      <style:table-cell-properties fo:border-bottom="0.0008in solid #000000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end" fo:margin-left="0in"/>
    </style:style>
    <style:style style:name="ce46" style:family="table-cell" style:parent-style-name="Default" style:data-style-name="N118">
      <style:table-cell-properties fo:border-bottom="none" style:text-align-source="fix" style:repeat-content="false" fo:border-left="none" fo:padding-bottom="0.0193in" fo:padding-left="0.0138in" fo:padding-right="0.0138in" fo:padding-top="0.0193in" fo:border-right="0.0008in solid #000000" fo:border-top="none"/>
      <style:paragraph-properties fo:text-align="end" fo:margin-left="0in"/>
    </style:style>
    <style:style style:name="ce47" style:family="table-cell" style:parent-style-name="Default" style:data-style-name="N118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0.0008in solid #000000" fo:border-top="none"/>
      <style:paragraph-properties fo:text-align="end" fo:margin-left="0in"/>
    </style:style>
    <style:style style:name="ce48" style:family="table-cell" style:parent-style-name="Default" style:data-style-name="N118">
      <style:table-cell-properties fo:border-bottom="none" fo:border-left="0.0008in solid #000000" fo:padding-bottom="0.0193in" fo:padding-left="0.0138in" fo:padding-right="0.0138in" fo:padding-top="0.0193in" fo:border-right="0.0008in solid #000000" fo:border-top="0.0008in solid #000000"/>
    </style:style>
    <style:style style:name="ce49" style:family="table-cell" style:parent-style-name="Default" style:data-style-name="N118">
      <style:table-cell-properties fo:border-bottom="none" fo:border-left="0.0008in solid #000000" fo:padding-bottom="0.0193in" fo:padding-left="0.0138in" fo:padding-right="0.0138in" fo:padding-top="0.0193in" fo:border-right="0.0008in solid #000000" fo:border-top="none"/>
    </style:style>
    <style:style style:name="ce50" style:family="table-cell" style:parent-style-name="Default" style:data-style-name="N118">
      <style:table-cell-properties fo:border-bottom="0.0008in solid #000000" fo:border-left="0.0008in solid #000000" fo:padding-bottom="0.0193in" fo:padding-left="0.0138in" fo:padding-right="0.0138in" fo:padding-top="0.0193in" fo:border-right="0.0008in solid #000000" fo:border-top="none"/>
    </style:style>
    <style:style style:name="ce51" style:family="table-cell" style:parent-style-name="Default" style:data-style-name="N117">
      <style:table-cell-properties fo:border-bottom="none" fo:border-left="none" fo:padding-bottom="0.0193in" fo:padding-left="0.0138in" fo:padding-right="0.0138in" fo:padding-top="0.0193in" fo:border-right="none" fo:border-top="0.0008in solid #000000"/>
      <style:text-properties fo:font-weight="bold" style:font-weight-asian="bold" style:font-weight-complex="bold"/>
    </style:style>
    <style:style style:name="ce52" style:family="table-cell" style:parent-style-name="Default" style:data-style-name="N117">
      <style:table-cell-properties fo:border="none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53" style:family="table-cell" style:parent-style-name="Default" style:data-style-name="N117">
      <style:table-cell-properties fo:border-bottom="0.0008in solid #000000" fo:border-left="none" fo:padding-bottom="0.0193in" fo:padding-left="0.0138in" fo:padding-right="0.0138in" fo:padding-top="0.0193in" fo:border-right="none" fo:border-top="none"/>
      <style:text-properties fo:font-weight="bold" style:font-weight-asian="bold" style:font-weight-complex="bold"/>
    </style:style>
    <style:style style:name="ce54" style:family="table-cell" style:parent-style-name="Default" style:data-style-name="N117">
      <style:table-cell-properties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55" style:family="table-cell" style:parent-style-name="Default" style:data-style-name="N118">
      <style:table-cell-properties fo:border-bottom="none" fo:border-left="none" fo:padding-bottom="0.0193in" fo:padding-left="0.0138in" fo:padding-right="0.0138in" fo:padding-top="0.0193in" fo:border-right="0.0008in solid #000000" fo:border-top="0.0008in solid #000000"/>
    </style:style>
    <style:style style:name="ce56" style:family="table-cell" style:parent-style-name="Default" style:data-style-name="N118">
      <style:table-cell-properties fo:border-bottom="none" fo:border-left="none" fo:padding-bottom="0.0193in" fo:padding-left="0.0138in" fo:padding-right="0.0138in" fo:padding-top="0.0193in" fo:border-right="0.0008in solid #000000" fo:border-top="none"/>
    </style:style>
    <style:style style:name="ce57" style:family="table-cell" style:parent-style-name="Default" style:data-style-name="N118">
      <style:table-cell-properties fo:border-bottom="0.0008in solid #000000" fo:border-left="none" fo:padding-bottom="0.0193in" fo:padding-left="0.0138in" fo:padding-right="0.0138in" fo:padding-top="0.0193in" fo:border-right="0.0008in solid #000000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JPEG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8"/>
        <table:table-column table:style-name="co4" table:default-cell-style-name="ce27"/>
        <table:table-column table:style-name="co4" table:default-cell-style-name="ce38"/>
        <table:table-column table:style-name="co4" table:default-cell-style-name="ce40"/>
        <table:table-column table:style-name="co4" table:default-cell-style-name="ce38"/>
        <table:table-column table:style-name="co4" table:default-cell-style-name="ce49"/>
        <table:table-column table:style-name="co4" table:default-cell-style-name="ce54"/>
        <table:table-column table:style-name="co4" table:default-cell-style-name="ce40"/>
        <table:table-column table:style-name="co4" table:default-cell-style-name="ce38"/>
        <table:table-column table:style-name="co4" table:default-cell-style-name="ce40"/>
        <table:table-column table:style-name="co4" table:default-cell-style-name="ce56"/>
        <table:table-row table:style-name="ro1">
          <table:table-cell/>
          <table:table-cell table:style-name="ce1"/>
          <table:table-cell table:style-name="ce5" table:number-columns-repeated="11"/>
        </table:table-row>
        <table:table-row table:style-name="ro2">
          <table:table-cell/>
          <table:table-cell table:style-name="ce2" office:value-type="string">
            <text:p>kepler.fi.muni.cz</text:p>
          </table:table-cell>
          <table:table-cell table:style-name="ce6" table:number-columns-repeated="11"/>
        </table:table-row>
        <table:table-row table:style-name="ro3">
          <table:table-cell/>
          <table:table-cell table:style-name="ce1"/>
          <table:table-cell table:style-name="ce5" table:number-columns-repeated="11"/>
        </table:table-row>
        <table:table-row table:style-name="ro3">
          <table:table-cell/>
          <table:table-cell table:style-name="ce1" office:value-type="string">
            <text:p>HD 1920x1080</text:p>
          </table:table-cell>
          <table:table-cell table:style-name="ce5" table:number-columns-repeated="11"/>
        </table:table-row>
        <table:table-row table:style-name="ro4">
          <table:table-cell table:number-columns-repeated="2"/>
          <table:table-cell table:style-name="ce5"/>
          <table:table-cell table:style-name="ce20" office:value-type="string" table:number-columns-spanned="5" table:number-rows-spanned="1">
            <text:p>Encode (duration without load and save)</text:p>
          </table:table-cell>
          <table:covered-table-cell table:style-name="ce7"/>
          <table:covered-table-cell table:style-name="ce7"/>
          <table:covered-table-cell table:style-name="ce7"/>
          <table:covered-table-cell table:style-name="ce7"/>
          <table:table-cell table:style-name="ce20" office:value-type="string" table:number-columns-spanned="5" table:number-rows-spanned="1">
            <text:p>Decode (duration without load and save)</text:p>
          </table:table-cell>
          <table:covered-table-cell table:style-name="ce7"/>
          <table:covered-table-cell table:style-name="ce7"/>
          <table:covered-table-cell table:style-name="ce7"/>
          <table:covered-table-cell table:style-name="ce7"/>
        </table:table-row>
        <table:table-row table:style-name="ro4">
          <table:table-cell/>
          <table:table-cell table:style-name="ce3"/>
          <table:table-cell table:style-name="ce7" office:value-type="string">
            <text:p>quality</text:p>
          </table:table-cell>
          <table:table-cell table:style-name="ce7" office:value-type="string">
            <text:p>median</text:p>
          </table:table-cell>
          <table:table-cell table:style-name="ce7" office:value-type="string">
            <text:p>avg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pnsr</text:p>
          </table:table-cell>
          <table:table-cell table:style-name="ce7" office:value-type="string">
            <text:p>median</text:p>
          </table:table-cell>
          <table:table-cell table:style-name="ce7" office:value-type="string">
            <text:p>avg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pnsr</text:p>
          </table:table-cell>
        </table:table-row>
        <table:table-row table:style-name="ro4">
          <table:table-cell/>
          <table:table-cell table:style-name="ce3"/>
          <table:table-cell table:style-name="ce8" office:value-type="float" office:value="100">
            <text:p>100</text:p>
          </table:table-cell>
          <table:table-cell table:style-name="ce21" office:value-type="float" office:value="9.40528">
            <text:p>9.41 ms</text:p>
          </table:table-cell>
          <table:table-cell table:style-name="ce29" office:value-type="float" office:value="9.49115">
            <text:p>9.49 ms</text:p>
          </table:table-cell>
          <table:table-cell table:style-name="ce32" office:value-type="float" office:value="9.228128">
            <text:p>9.23 ms</text:p>
          </table:table-cell>
          <table:table-cell table:style-name="ce29" office:value-type="float" office:value="9.87024">
            <text:p>9.87 ms</text:p>
          </table:table-cell>
          <table:table-cell table:style-name="ce43" office:value-type="float" office:value="46.2454">
            <text:p>46.25 dB</text:p>
          </table:table-cell>
          <table:table-cell table:style-name="ce24" office:value-type="float" office:value="17.273409">
            <text:p>17.27 ms</text:p>
          </table:table-cell>
          <table:table-cell table:style-name="ce32" office:value-type="float" office:value="17.7647">
            <text:p>17.76 ms</text:p>
          </table:table-cell>
          <table:table-cell table:style-name="ce29" office:value-type="float" office:value="15.304832">
            <text:p>15.30 ms</text:p>
          </table:table-cell>
          <table:table-cell table:style-name="ce32" office:value-type="float" office:value="24.548063">
            <text:p>24.55 ms</text:p>
          </table:table-cell>
          <table:table-cell table:style-name="ce46" office:value-type="float" office:value="46.3055">
            <text:p>46.31 dB</text:p>
          </table:table-cell>
        </table:table-row>
        <table:table-row table:style-name="ro4">
          <table:table-cell/>
          <table:table-cell table:style-name="ce3"/>
          <table:table-cell table:style-name="ce8" office:value-type="float" office:value="95">
            <text:p>95</text:p>
          </table:table-cell>
          <table:table-cell table:style-name="ce22" office:value-type="float" office:value="7.75536">
            <text:p>7.76 ms</text:p>
          </table:table-cell>
          <table:table-cell table:style-name="ce29" office:value-type="float" office:value="7.71007">
            <text:p>7.71 ms</text:p>
          </table:table-cell>
          <table:table-cell table:style-name="ce33" office:value-type="float" office:value="7.44032">
            <text:p>7.44 ms</text:p>
          </table:table-cell>
          <table:table-cell table:style-name="ce29" office:value-type="float" office:value="8.066656">
            <text:p>8.07 ms</text:p>
          </table:table-cell>
          <table:table-cell table:style-name="ce44" office:value-type="float" office:value="40.1542">
            <text:p>40.15 dB</text:p>
          </table:table-cell>
          <table:table-cell table:style-name="ce24" office:value-type="float" office:value="10.97296">
            <text:p>10.97 ms</text:p>
          </table:table-cell>
          <table:table-cell table:style-name="ce33" office:value-type="float" office:value="10.9433">
            <text:p>10.94 ms</text:p>
          </table:table-cell>
          <table:table-cell table:style-name="ce29" office:value-type="float" office:value="7.990848">
            <text:p>7.99 ms</text:p>
          </table:table-cell>
          <table:table-cell table:style-name="ce33" office:value-type="float" office:value="17.126177">
            <text:p>17.13 ms</text:p>
          </table:table-cell>
          <table:table-cell table:style-name="ce46" office:value-type="float" office:value="46.2747">
            <text:p>46.27 dB</text:p>
          </table:table-cell>
        </table:table-row>
        <table:table-row table:style-name="ro4">
          <table:table-cell/>
          <table:table-cell table:style-name="ce3"/>
          <table:table-cell table:style-name="ce8" office:value-type="float" office:value="90">
            <text:p>90</text:p>
          </table:table-cell>
          <table:table-cell table:style-name="ce22" office:value-type="float" office:value="7.113888">
            <text:p>7.11 ms</text:p>
          </table:table-cell>
          <table:table-cell table:style-name="ce29" office:value-type="float" office:value="7.13771">
            <text:p>7.14 ms</text:p>
          </table:table-cell>
          <table:table-cell table:style-name="ce33" office:value-type="float" office:value="7.099616">
            <text:p>7.10 ms</text:p>
          </table:table-cell>
          <table:table-cell table:style-name="ce29" office:value-type="float" office:value="7.350208">
            <text:p>7.35 ms</text:p>
          </table:table-cell>
          <table:table-cell table:style-name="ce44" office:value-type="float" office:value="37.4937">
            <text:p>37.49 dB</text:p>
          </table:table-cell>
          <table:table-cell table:style-name="ce24" office:value-type="float" office:value="8.010624">
            <text:p>8.01 ms</text:p>
          </table:table-cell>
          <table:table-cell table:style-name="ce33" office:value-type="float" office:value="8.57542">
            <text:p>8.58 ms</text:p>
          </table:table-cell>
          <table:table-cell table:style-name="ce29" office:value-type="float" office:value="6.2376">
            <text:p>6.24 ms</text:p>
          </table:table-cell>
          <table:table-cell table:style-name="ce33" office:value-type="float" office:value="15.549184">
            <text:p>15.55 ms</text:p>
          </table:table-cell>
          <table:table-cell table:style-name="ce46" office:value-type="float" office:value="46.5439">
            <text:p>46.54 dB</text:p>
          </table:table-cell>
        </table:table-row>
        <table:table-row table:style-name="ro4">
          <table:table-cell/>
          <table:table-cell table:style-name="ce3"/>
          <table:table-cell table:style-name="ce8" office:value-type="float" office:value="85">
            <text:p>85</text:p>
          </table:table-cell>
          <table:table-cell table:style-name="ce22" office:value-type="float" office:value="7.008704">
            <text:p>7.01 ms</text:p>
          </table:table-cell>
          <table:table-cell table:style-name="ce29" office:value-type="float" office:value="7.0243">
            <text:p>7.02 ms</text:p>
          </table:table-cell>
          <table:table-cell table:style-name="ce33" office:value-type="float" office:value="6.972096">
            <text:p>6.97 ms</text:p>
          </table:table-cell>
          <table:table-cell table:style-name="ce29" office:value-type="float" office:value="7.21712">
            <text:p>7.22 ms</text:p>
          </table:table-cell>
          <table:table-cell table:style-name="ce44" office:value-type="float" office:value="35.9867">
            <text:p>35.99 dB</text:p>
          </table:table-cell>
          <table:table-cell table:style-name="ce24" office:value-type="float" office:value="7.409312">
            <text:p>7.41 ms</text:p>
          </table:table-cell>
          <table:table-cell table:style-name="ce33" office:value-type="float" office:value="7.86857">
            <text:p>7.87 ms</text:p>
          </table:table-cell>
          <table:table-cell table:style-name="ce29" office:value-type="float" office:value="5.67712">
            <text:p>5.68 ms</text:p>
          </table:table-cell>
          <table:table-cell table:style-name="ce33" office:value-type="float" office:value="14.628672">
            <text:p>14.63 ms</text:p>
          </table:table-cell>
          <table:table-cell table:style-name="ce46" office:value-type="float" office:value="46.5723">
            <text:p>46.57 dB</text:p>
          </table:table-cell>
        </table:table-row>
        <table:table-row table:style-name="ro4">
          <table:table-cell/>
          <table:table-cell table:style-name="ce3"/>
          <table:table-cell table:style-name="ce8" office:value-type="float" office:value="80">
            <text:p>80</text:p>
          </table:table-cell>
          <table:table-cell table:style-name="ce22" office:value-type="float" office:value="6.97408">
            <text:p>6.97 ms</text:p>
          </table:table-cell>
          <table:table-cell table:style-name="ce29" office:value-type="float" office:value="7.05253">
            <text:p>7.05 ms</text:p>
          </table:table-cell>
          <table:table-cell table:style-name="ce33" office:value-type="float" office:value="6.905344">
            <text:p>6.91 ms</text:p>
          </table:table-cell>
          <table:table-cell table:style-name="ce29" office:value-type="float" office:value="7.514304">
            <text:p>7.51 ms</text:p>
          </table:table-cell>
          <table:table-cell table:style-name="ce44" office:value-type="float" office:value="34.9769">
            <text:p>34.98 dB</text:p>
          </table:table-cell>
          <table:table-cell table:style-name="ce24" office:value-type="float" office:value="6.186016">
            <text:p>6.19 ms</text:p>
          </table:table-cell>
          <table:table-cell table:style-name="ce33" office:value-type="float" office:value="6.8502">
            <text:p>6.85 ms</text:p>
          </table:table-cell>
          <table:table-cell table:style-name="ce29" office:value-type="float" office:value="4.957856">
            <text:p>4.96 ms</text:p>
          </table:table-cell>
          <table:table-cell table:style-name="ce33" office:value-type="float" office:value="14.125888">
            <text:p>14.13 ms</text:p>
          </table:table-cell>
          <table:table-cell table:style-name="ce46" office:value-type="float" office:value="46.3701">
            <text:p>46.37 dB</text:p>
          </table:table-cell>
        </table:table-row>
        <table:table-row table:style-name="ro4">
          <table:table-cell/>
          <table:table-cell table:style-name="ce3"/>
          <table:table-cell table:style-name="ce8" office:value-type="float" office:value="75">
            <text:p>75</text:p>
          </table:table-cell>
          <table:table-cell table:style-name="ce22" office:value-type="float" office:value="6.893184">
            <text:p>6.89 ms</text:p>
          </table:table-cell>
          <table:table-cell table:style-name="ce29" office:value-type="float" office:value="6.90955">
            <text:p>6.91 ms</text:p>
          </table:table-cell>
          <table:table-cell table:style-name="ce33" office:value-type="float" office:value="6.866208">
            <text:p>6.87 ms</text:p>
          </table:table-cell>
          <table:table-cell table:style-name="ce29" office:value-type="float" office:value="7.081824">
            <text:p>7.08 ms</text:p>
          </table:table-cell>
          <table:table-cell table:style-name="ce44" office:value-type="float" office:value="34.1826">
            <text:p>34.18 dB</text:p>
          </table:table-cell>
          <table:table-cell table:style-name="ce24" office:value-type="float" office:value="5.684544">
            <text:p>5.68 ms</text:p>
          </table:table-cell>
          <table:table-cell table:style-name="ce33" office:value-type="float" office:value="6.37014">
            <text:p>6.37 ms</text:p>
          </table:table-cell>
          <table:table-cell table:style-name="ce29" office:value-type="float" office:value="4.585472">
            <text:p>4.59 ms</text:p>
          </table:table-cell>
          <table:table-cell table:style-name="ce33" office:value-type="float" office:value="13.762752">
            <text:p>13.76 ms</text:p>
          </table:table-cell>
          <table:table-cell table:style-name="ce46" office:value-type="float" office:value="46.6482">
            <text:p>46.65 dB</text:p>
          </table:table-cell>
        </table:table-row>
        <table:table-row table:style-name="ro4">
          <table:table-cell/>
          <table:table-cell table:style-name="ce3"/>
          <table:table-cell table:style-name="ce8" office:value-type="float" office:value="70">
            <text:p>70</text:p>
          </table:table-cell>
          <table:table-cell table:style-name="ce22" office:value-type="float" office:value="6.94528">
            <text:p>6.95 ms</text:p>
          </table:table-cell>
          <table:table-cell table:style-name="ce29" office:value-type="float" office:value="6.94189">
            <text:p>6.94 ms</text:p>
          </table:table-cell>
          <table:table-cell table:style-name="ce33" office:value-type="float" office:value="6.848224">
            <text:p>6.85 ms</text:p>
          </table:table-cell>
          <table:table-cell table:style-name="ce29" office:value-type="float" office:value="7.0864">
            <text:p>7.09 ms</text:p>
          </table:table-cell>
          <table:table-cell table:style-name="ce44" office:value-type="float" office:value="33.6312">
            <text:p>33.63 dB</text:p>
          </table:table-cell>
          <table:table-cell table:style-name="ce24" office:value-type="float" office:value="5.353888">
            <text:p>5.35 ms</text:p>
          </table:table-cell>
          <table:table-cell table:style-name="ce33" office:value-type="float" office:value="6.07168">
            <text:p>6.07 ms</text:p>
          </table:table-cell>
          <table:table-cell table:style-name="ce29" office:value-type="float" office:value="4.349856">
            <text:p>4.35 ms</text:p>
          </table:table-cell>
          <table:table-cell table:style-name="ce33" office:value-type="float" office:value="13.55344">
            <text:p>13.55 ms</text:p>
          </table:table-cell>
          <table:table-cell table:style-name="ce46" office:value-type="float" office:value="46.6729">
            <text:p>46.67 dB</text:p>
          </table:table-cell>
        </table:table-row>
        <table:table-row table:style-name="ro4">
          <table:table-cell/>
          <table:table-cell table:style-name="ce3"/>
          <table:table-cell table:style-name="ce8" office:value-type="float" office:value="65">
            <text:p>65</text:p>
          </table:table-cell>
          <table:table-cell table:style-name="ce22" office:value-type="float" office:value="6.894816">
            <text:p>6.89 ms</text:p>
          </table:table-cell>
          <table:table-cell table:style-name="ce29" office:value-type="float" office:value="6.92527">
            <text:p>6.93 ms</text:p>
          </table:table-cell>
          <table:table-cell table:style-name="ce33" office:value-type="float" office:value="6.883456">
            <text:p>6.88 ms</text:p>
          </table:table-cell>
          <table:table-cell table:style-name="ce29" office:value-type="float" office:value="7.075648">
            <text:p>7.08 ms</text:p>
          </table:table-cell>
          <table:table-cell table:style-name="ce44" office:value-type="float" office:value="33.1443">
            <text:p>33.14 dB</text:p>
          </table:table-cell>
          <table:table-cell table:style-name="ce24" office:value-type="float" office:value="5.07664">
            <text:p>5.08 ms</text:p>
          </table:table-cell>
          <table:table-cell table:style-name="ce33" office:value-type="float" office:value="5.80803">
            <text:p>5.81 ms</text:p>
          </table:table-cell>
          <table:table-cell table:style-name="ce29" office:value-type="float" office:value="4.160032">
            <text:p>4.16 ms</text:p>
          </table:table-cell>
          <table:table-cell table:style-name="ce33" office:value-type="float" office:value="13.323552">
            <text:p>13.32 ms</text:p>
          </table:table-cell>
          <table:table-cell table:style-name="ce46" office:value-type="float" office:value="46.5377">
            <text:p>46.54 dB</text:p>
          </table:table-cell>
        </table:table-row>
        <table:table-row table:style-name="ro4">
          <table:table-cell/>
          <table:table-cell table:style-name="ce3"/>
          <table:table-cell table:style-name="ce8" office:value-type="float" office:value="60">
            <text:p>60</text:p>
          </table:table-cell>
          <table:table-cell table:style-name="ce22" office:value-type="float" office:value="6.854688">
            <text:p>6.85 ms</text:p>
          </table:table-cell>
          <table:table-cell table:style-name="ce29" office:value-type="float" office:value="6.9034">
            <text:p>6.90 ms</text:p>
          </table:table-cell>
          <table:table-cell table:style-name="ce33" office:value-type="float" office:value="6.819904">
            <text:p>6.82 ms</text:p>
          </table:table-cell>
          <table:table-cell table:style-name="ce29" office:value-type="float" office:value="7.039648">
            <text:p>7.04 ms</text:p>
          </table:table-cell>
          <table:table-cell table:style-name="ce44" office:value-type="float" office:value="32.7055">
            <text:p>32.71 dB</text:p>
          </table:table-cell>
          <table:table-cell table:style-name="ce24" office:value-type="float" office:value="5.274016">
            <text:p>5.27 ms</text:p>
          </table:table-cell>
          <table:table-cell table:style-name="ce33" office:value-type="float" office:value="5.89938">
            <text:p>5.90 ms</text:p>
          </table:table-cell>
          <table:table-cell table:style-name="ce29" office:value-type="float" office:value="4.031904">
            <text:p>4.03 ms</text:p>
          </table:table-cell>
          <table:table-cell table:style-name="ce33" office:value-type="float" office:value="13.188736">
            <text:p>13.19 ms</text:p>
          </table:table-cell>
          <table:table-cell table:style-name="ce46" office:value-type="float" office:value="46.3771">
            <text:p>46.38 dB</text:p>
          </table:table-cell>
        </table:table-row>
        <table:table-row table:style-name="ro4">
          <table:table-cell/>
          <table:table-cell table:style-name="ce3"/>
          <table:table-cell table:style-name="ce8" office:value-type="float" office:value="55">
            <text:p>55</text:p>
          </table:table-cell>
          <table:table-cell table:style-name="ce22" office:value-type="float" office:value="6.86928">
            <text:p>6.87 ms</text:p>
          </table:table-cell>
          <table:table-cell table:style-name="ce29" office:value-type="float" office:value="6.88384">
            <text:p>6.88 ms</text:p>
          </table:table-cell>
          <table:table-cell table:style-name="ce33" office:value-type="float" office:value="6.806784">
            <text:p>6.81 ms</text:p>
          </table:table-cell>
          <table:table-cell table:style-name="ce29" office:value-type="float" office:value="6.989792">
            <text:p>6.99 ms</text:p>
          </table:table-cell>
          <table:table-cell table:style-name="ce44" office:value-type="float" office:value="32.3348">
            <text:p>32.33 dB</text:p>
          </table:table-cell>
          <table:table-cell table:style-name="ce24" office:value-type="float" office:value="5.001056">
            <text:p>5.00 ms</text:p>
          </table:table-cell>
          <table:table-cell table:style-name="ce33" office:value-type="float" office:value="5.71477">
            <text:p>5.71 ms</text:p>
          </table:table-cell>
          <table:table-cell table:style-name="ce29" office:value-type="float" office:value="3.908224">
            <text:p>3.91 ms</text:p>
          </table:table-cell>
          <table:table-cell table:style-name="ce33" office:value-type="float" office:value="13.085632">
            <text:p>13.09 ms</text:p>
          </table:table-cell>
          <table:table-cell table:style-name="ce46" office:value-type="float" office:value="46.5642">
            <text:p>46.56 dB</text:p>
          </table:table-cell>
        </table:table-row>
        <table:table-row table:style-name="ro4">
          <table:table-cell/>
          <table:table-cell table:style-name="ce3"/>
          <table:table-cell table:style-name="ce8" office:value-type="float" office:value="50">
            <text:p>50</text:p>
          </table:table-cell>
          <table:table-cell table:style-name="ce22" office:value-type="float" office:value="6.926464">
            <text:p>6.93 ms</text:p>
          </table:table-cell>
          <table:table-cell table:style-name="ce29" office:value-type="float" office:value="6.88546">
            <text:p>6.89 ms</text:p>
          </table:table-cell>
          <table:table-cell table:style-name="ce33" office:value-type="float" office:value="6.76736">
            <text:p>6.77 ms</text:p>
          </table:table-cell>
          <table:table-cell table:style-name="ce29" office:value-type="float" office:value="6.98224">
            <text:p>6.98 ms</text:p>
          </table:table-cell>
          <table:table-cell table:style-name="ce44" office:value-type="float" office:value="32.0338">
            <text:p>32.03 dB</text:p>
          </table:table-cell>
          <table:table-cell table:style-name="ce24" office:value-type="float" office:value="4.564576">
            <text:p>4.56 ms</text:p>
          </table:table-cell>
          <table:table-cell table:style-name="ce33" office:value-type="float" office:value="5.31457">
            <text:p>5.31 ms</text:p>
          </table:table-cell>
          <table:table-cell table:style-name="ce29" office:value-type="float" office:value="3.776832">
            <text:p>3.78 ms</text:p>
          </table:table-cell>
          <table:table-cell table:style-name="ce33" office:value-type="float" office:value="12.928224">
            <text:p>12.93 ms</text:p>
          </table:table-cell>
          <table:table-cell table:style-name="ce46" office:value-type="float" office:value="46.1486">
            <text:p>46.15 dB</text:p>
          </table:table-cell>
        </table:table-row>
        <table:table-row table:style-name="ro4">
          <table:table-cell/>
          <table:table-cell table:style-name="ce3"/>
          <table:table-cell table:style-name="ce8" office:value-type="float" office:value="45">
            <text:p>45</text:p>
          </table:table-cell>
          <table:table-cell table:style-name="ce22" office:value-type="float" office:value="6.776">
            <text:p>6.78 ms</text:p>
          </table:table-cell>
          <table:table-cell table:style-name="ce29" office:value-type="float" office:value="6.80314">
            <text:p>6.80 ms</text:p>
          </table:table-cell>
          <table:table-cell table:style-name="ce33" office:value-type="float" office:value="6.75088">
            <text:p>6.75 ms</text:p>
          </table:table-cell>
          <table:table-cell table:style-name="ce29" office:value-type="float" office:value="6.936928">
            <text:p>6.94 ms</text:p>
          </table:table-cell>
          <table:table-cell table:style-name="ce44" office:value-type="float" office:value="31.7086">
            <text:p>31.71 dB</text:p>
          </table:table-cell>
          <table:table-cell table:style-name="ce24" office:value-type="float" office:value="4.733056">
            <text:p>4.73 ms</text:p>
          </table:table-cell>
          <table:table-cell table:style-name="ce33" office:value-type="float" office:value="5.41673">
            <text:p>5.42 ms</text:p>
          </table:table-cell>
          <table:table-cell table:style-name="ce29" office:value-type="float" office:value="3.676064">
            <text:p>3.68 ms</text:p>
          </table:table-cell>
          <table:table-cell table:style-name="ce33" office:value-type="float" office:value="12.872704">
            <text:p>12.87 ms</text:p>
          </table:table-cell>
          <table:table-cell table:style-name="ce46" office:value-type="float" office:value="46.1762">
            <text:p>46.18 dB</text:p>
          </table:table-cell>
        </table:table-row>
        <table:table-row table:style-name="ro4">
          <table:table-cell/>
          <table:table-cell table:style-name="ce3"/>
          <table:table-cell table:style-name="ce8" office:value-type="float" office:value="40">
            <text:p>40</text:p>
          </table:table-cell>
          <table:table-cell table:style-name="ce22" office:value-type="float" office:value="6.755584">
            <text:p>6.76 ms</text:p>
          </table:table-cell>
          <table:table-cell table:style-name="ce29" office:value-type="float" office:value="6.82487">
            <text:p>6.82 ms</text:p>
          </table:table-cell>
          <table:table-cell table:style-name="ce33" office:value-type="float" office:value="6.722176">
            <text:p>6.72 ms</text:p>
          </table:table-cell>
          <table:table-cell table:style-name="ce29" office:value-type="float" office:value="7.061312">
            <text:p>7.06 ms</text:p>
          </table:table-cell>
          <table:table-cell table:style-name="ce44" office:value-type="float" office:value="31.3311">
            <text:p>31.33 dB</text:p>
          </table:table-cell>
          <table:table-cell table:style-name="ce24" office:value-type="float" office:value="4.274016">
            <text:p>4.27 ms</text:p>
          </table:table-cell>
          <table:table-cell table:style-name="ce33" office:value-type="float" office:value="5.03584">
            <text:p>5.04 ms</text:p>
          </table:table-cell>
          <table:table-cell table:style-name="ce29" office:value-type="float" office:value="3.538816">
            <text:p>3.54 ms</text:p>
          </table:table-cell>
          <table:table-cell table:style-name="ce33" office:value-type="float" office:value="12.722432">
            <text:p>12.72 ms</text:p>
          </table:table-cell>
          <table:table-cell table:style-name="ce46" office:value-type="float" office:value="46.4273">
            <text:p>46.43 dB</text:p>
          </table:table-cell>
        </table:table-row>
        <table:table-row table:style-name="ro4">
          <table:table-cell/>
          <table:table-cell table:style-name="ce3"/>
          <table:table-cell table:style-name="ce8" office:value-type="float" office:value="35">
            <text:p>35</text:p>
          </table:table-cell>
          <table:table-cell table:style-name="ce22" office:value-type="float" office:value="6.752448">
            <text:p>6.75 ms</text:p>
          </table:table-cell>
          <table:table-cell table:style-name="ce29" office:value-type="float" office:value="6.77171">
            <text:p>6.77 ms</text:p>
          </table:table-cell>
          <table:table-cell table:style-name="ce33" office:value-type="float" office:value="6.709312">
            <text:p>6.71 ms</text:p>
          </table:table-cell>
          <table:table-cell table:style-name="ce29" office:value-type="float" office:value="6.920512">
            <text:p>6.92 ms</text:p>
          </table:table-cell>
          <table:table-cell table:style-name="ce44" office:value-type="float" office:value="30.9544">
            <text:p>30.95 dB</text:p>
          </table:table-cell>
          <table:table-cell table:style-name="ce24" office:value-type="float" office:value="4.150112">
            <text:p>4.15 ms</text:p>
          </table:table-cell>
          <table:table-cell table:style-name="ce33" office:value-type="float" office:value="4.99416">
            <text:p>4.99 ms</text:p>
          </table:table-cell>
          <table:table-cell table:style-name="ce29" office:value-type="float" office:value="3.434208">
            <text:p>3.43 ms</text:p>
          </table:table-cell>
          <table:table-cell table:style-name="ce33" office:value-type="float" office:value="12.61264">
            <text:p>12.61 ms</text:p>
          </table:table-cell>
          <table:table-cell table:style-name="ce46" office:value-type="float" office:value="44.839">
            <text:p>44.84 dB</text:p>
          </table:table-cell>
        </table:table-row>
        <table:table-row table:style-name="ro4">
          <table:table-cell/>
          <table:table-cell table:style-name="ce3"/>
          <table:table-cell table:style-name="ce8" office:value-type="float" office:value="30">
            <text:p>30</text:p>
          </table:table-cell>
          <table:table-cell table:style-name="ce22" office:value-type="float" office:value="6.730592">
            <text:p>6.73 ms</text:p>
          </table:table-cell>
          <table:table-cell table:style-name="ce29" office:value-type="float" office:value="6.75249">
            <text:p>6.75 ms</text:p>
          </table:table-cell>
          <table:table-cell table:style-name="ce33" office:value-type="float" office:value="6.720544">
            <text:p>6.72 ms</text:p>
          </table:table-cell>
          <table:table-cell table:style-name="ce29" office:value-type="float" office:value="6.848192">
            <text:p>6.85 ms</text:p>
          </table:table-cell>
          <table:table-cell table:style-name="ce44" office:value-type="float" office:value="30.4807">
            <text:p>30.48 dB</text:p>
          </table:table-cell>
          <table:table-cell table:style-name="ce24" office:value-type="float" office:value="4.26848">
            <text:p>4.27 ms</text:p>
          </table:table-cell>
          <table:table-cell table:style-name="ce33" office:value-type="float" office:value="4.99915">
            <text:p>5.00 ms</text:p>
          </table:table-cell>
          <table:table-cell table:style-name="ce29" office:value-type="float" office:value="3.33504">
            <text:p>3.34 ms</text:p>
          </table:table-cell>
          <table:table-cell table:style-name="ce33" office:value-type="float" office:value="12.483328">
            <text:p>12.48 ms</text:p>
          </table:table-cell>
          <table:table-cell table:style-name="ce46" office:value-type="float" office:value="46.0673">
            <text:p>46.07 dB</text:p>
          </table:table-cell>
        </table:table-row>
        <table:table-row table:style-name="ro4">
          <table:table-cell/>
          <table:table-cell table:style-name="ce3"/>
          <table:table-cell table:style-name="ce8" office:value-type="float" office:value="25">
            <text:p>25</text:p>
          </table:table-cell>
          <table:table-cell table:style-name="ce22" office:value-type="float" office:value="6.706112">
            <text:p>6.71 ms</text:p>
          </table:table-cell>
          <table:table-cell table:style-name="ce29" office:value-type="float" office:value="6.73526">
            <text:p>6.74 ms</text:p>
          </table:table-cell>
          <table:table-cell table:style-name="ce33" office:value-type="float" office:value="6.676736">
            <text:p>6.68 ms</text:p>
          </table:table-cell>
          <table:table-cell table:style-name="ce29" office:value-type="float" office:value="6.864864">
            <text:p>6.86 ms</text:p>
          </table:table-cell>
          <table:table-cell table:style-name="ce44" office:value-type="float" office:value="29.8468">
            <text:p>29.85 dB</text:p>
          </table:table-cell>
          <table:table-cell table:style-name="ce24" office:value-type="float" office:value="4.269248">
            <text:p>4.27 ms</text:p>
          </table:table-cell>
          <table:table-cell table:style-name="ce33" office:value-type="float" office:value="4.90867">
            <text:p>4.91 ms</text:p>
          </table:table-cell>
          <table:table-cell table:style-name="ce29" office:value-type="float" office:value="3.203648">
            <text:p>3.20 ms</text:p>
          </table:table-cell>
          <table:table-cell table:style-name="ce33" office:value-type="float" office:value="12.335232">
            <text:p>12.34 ms</text:p>
          </table:table-cell>
          <table:table-cell table:style-name="ce46" office:value-type="float" office:value="45.8745">
            <text:p>45.87 dB</text:p>
          </table:table-cell>
        </table:table-row>
        <table:table-row table:style-name="ro4">
          <table:table-cell/>
          <table:table-cell table:style-name="ce3"/>
          <table:table-cell table:style-name="ce8" office:value-type="float" office:value="20">
            <text:p>20</text:p>
          </table:table-cell>
          <table:table-cell table:style-name="ce22" office:value-type="float" office:value="6.70016">
            <text:p>6.70 ms</text:p>
          </table:table-cell>
          <table:table-cell table:style-name="ce29" office:value-type="float" office:value="6.72578">
            <text:p>6.73 ms</text:p>
          </table:table-cell>
          <table:table-cell table:style-name="ce33" office:value-type="float" office:value="6.675456">
            <text:p>6.68 ms</text:p>
          </table:table-cell>
          <table:table-cell table:style-name="ce29" office:value-type="float" office:value="6.831808">
            <text:p>6.83 ms</text:p>
          </table:table-cell>
          <table:table-cell table:style-name="ce44" office:value-type="float" office:value="29.0913">
            <text:p>29.09 dB</text:p>
          </table:table-cell>
          <table:table-cell table:style-name="ce24" office:value-type="float" office:value="3.53024">
            <text:p>3.53 ms</text:p>
          </table:table-cell>
          <table:table-cell table:style-name="ce33" office:value-type="float" office:value="4.34371">
            <text:p>4.34 ms</text:p>
          </table:table-cell>
          <table:table-cell table:style-name="ce29" office:value-type="float" office:value="3.014784">
            <text:p>3.01 ms</text:p>
          </table:table-cell>
          <table:table-cell table:style-name="ce33" office:value-type="float" office:value="12.203232">
            <text:p>12.20 ms</text:p>
          </table:table-cell>
          <table:table-cell table:style-name="ce46" office:value-type="float" office:value="45.8178">
            <text:p>45.82 dB</text:p>
          </table:table-cell>
        </table:table-row>
        <table:table-row table:style-name="ro4">
          <table:table-cell/>
          <table:table-cell table:style-name="ce3"/>
          <table:table-cell table:style-name="ce8" office:value-type="float" office:value="15">
            <text:p>15</text:p>
          </table:table-cell>
          <table:table-cell table:style-name="ce22" office:value-type="float" office:value="6.677024">
            <text:p>6.68 ms</text:p>
          </table:table-cell>
          <table:table-cell table:style-name="ce29" office:value-type="float" office:value="6.7063">
            <text:p>6.71 ms</text:p>
          </table:table-cell>
          <table:table-cell table:style-name="ce33" office:value-type="float" office:value="6.654944">
            <text:p>6.65 ms</text:p>
          </table:table-cell>
          <table:table-cell table:style-name="ce29" office:value-type="float" office:value="6.796448">
            <text:p>6.80 ms</text:p>
          </table:table-cell>
          <table:table-cell table:style-name="ce44" office:value-type="float" office:value="28.0987">
            <text:p>28.10 dB</text:p>
          </table:table-cell>
          <table:table-cell table:style-name="ce24" office:value-type="float" office:value="3.306112">
            <text:p>3.31 ms</text:p>
          </table:table-cell>
          <table:table-cell table:style-name="ce33" office:value-type="float" office:value="4.13212">
            <text:p>4.13 ms</text:p>
          </table:table-cell>
          <table:table-cell table:style-name="ce29" office:value-type="float" office:value="2.865792">
            <text:p>2.87 ms</text:p>
          </table:table-cell>
          <table:table-cell table:style-name="ce33" office:value-type="float" office:value="12.008928">
            <text:p>12.01 ms</text:p>
          </table:table-cell>
          <table:table-cell table:style-name="ce46" office:value-type="float" office:value="45.1142">
            <text:p>45.11 dB</text:p>
          </table:table-cell>
        </table:table-row>
        <table:table-row table:style-name="ro4">
          <table:table-cell/>
          <table:table-cell table:style-name="ce3"/>
          <table:table-cell table:style-name="ce8" office:value-type="float" office:value="10">
            <text:p>10</text:p>
          </table:table-cell>
          <table:table-cell table:style-name="ce22" office:value-type="float" office:value="6.656864">
            <text:p>6.66 ms</text:p>
          </table:table-cell>
          <table:table-cell table:style-name="ce29" office:value-type="float" office:value="6.70103">
            <text:p>6.70 ms</text:p>
          </table:table-cell>
          <table:table-cell table:style-name="ce33" office:value-type="float" office:value="6.635584">
            <text:p>6.64 ms</text:p>
          </table:table-cell>
          <table:table-cell table:style-name="ce29" office:value-type="float" office:value="6.900864">
            <text:p>6.90 ms</text:p>
          </table:table-cell>
          <table:table-cell table:style-name="ce44" office:value-type="float" office:value="26.5915">
            <text:p>26.59 dB</text:p>
          </table:table-cell>
          <table:table-cell table:style-name="ce24" office:value-type="float" office:value="3.29024">
            <text:p>3.29 ms</text:p>
          </table:table-cell>
          <table:table-cell table:style-name="ce33" office:value-type="float" office:value="4.0683">
            <text:p>4.07 ms</text:p>
          </table:table-cell>
          <table:table-cell table:style-name="ce29" office:value-type="float" office:value="3.012928">
            <text:p>3.01 ms</text:p>
          </table:table-cell>
          <table:table-cell table:style-name="ce33" office:value-type="float" office:value="11.832096">
            <text:p>11.83 ms</text:p>
          </table:table-cell>
          <table:table-cell table:style-name="ce46" office:value-type="float" office:value="45.2677">
            <text:p>45.27 dB</text:p>
          </table:table-cell>
        </table:table-row>
        <table:table-row table:style-name="ro4">
          <table:table-cell/>
          <table:table-cell table:style-name="ce3"/>
          <table:table-cell table:style-name="ce9" office:value-type="float" office:value="5">
            <text:p>5</text:p>
          </table:table-cell>
          <table:table-cell table:style-name="ce23" office:value-type="float" office:value="6.600128">
            <text:p>6.60 ms</text:p>
          </table:table-cell>
          <table:table-cell table:style-name="ce30" office:value-type="float" office:value="6.62858">
            <text:p>6.63 ms</text:p>
          </table:table-cell>
          <table:table-cell table:style-name="ce34" office:value-type="float" office:value="6.578016">
            <text:p>6.58 ms</text:p>
          </table:table-cell>
          <table:table-cell table:style-name="ce30" office:value-type="float" office:value="6.725184">
            <text:p>6.73 ms</text:p>
          </table:table-cell>
          <table:table-cell table:style-name="ce45" office:value-type="float" office:value="24.0711">
            <text:p>24.07 dB</text:p>
          </table:table-cell>
          <table:table-cell table:style-name="ce25" office:value-type="float" office:value="2.68608">
            <text:p>2.69 ms</text:p>
          </table:table-cell>
          <table:table-cell table:style-name="ce34" office:value-type="float" office:value="3.64897">
            <text:p>3.65 ms</text:p>
          </table:table-cell>
          <table:table-cell table:style-name="ce30" office:value-type="float" office:value="2.397184">
            <text:p>2.40 ms</text:p>
          </table:table-cell>
          <table:table-cell table:style-name="ce34" office:value-type="float" office:value="11.540928">
            <text:p>11.54 ms</text:p>
          </table:table-cell>
          <table:table-cell table:style-name="ce47" office:value-type="float" office:value="45.1191">
            <text:p>45.12 dB</text:p>
          </table:table-cell>
        </table:table-row>
        <table:table-row table:style-name="ro3">
          <table:table-cell table:number-columns-repeated="2"/>
          <table:table-cell table:style-name="Default" table:number-columns-repeated="11"/>
        </table:table-row>
        <table:table-row table:style-name="ro3">
          <table:table-cell/>
          <table:table-cell table:style-name="ce1" office:value-type="string">
            <text:p>4K 4096x2160</text:p>
          </table:table-cell>
          <table:table-cell table:style-name="Default" table:number-columns-repeated="11"/>
        </table:table-row>
        <table:table-row table:style-name="ro4">
          <table:table-cell table:number-columns-repeated="2"/>
          <table:table-cell table:style-name="Default"/>
          <table:table-cell table:style-name="ce20" office:value-type="string" table:number-columns-spanned="5" table:number-rows-spanned="1">
            <text:p>Encode (duration without load and save)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20" office:value-type="string" table:number-columns-spanned="5" table:number-rows-spanned="1">
            <text:p>Decode (duration without load and save)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</table:table-row>
        <table:table-row table:style-name="ro4">
          <table:table-cell table:number-columns-repeated="2"/>
          <table:table-cell table:style-name="ce7" office:value-type="string">
            <text:p>quality</text:p>
          </table:table-cell>
          <table:table-cell table:style-name="ce7" office:value-type="string">
            <text:p>median</text:p>
          </table:table-cell>
          <table:table-cell table:style-name="ce7" office:value-type="string">
            <text:p>avg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pnsr</text:p>
          </table:table-cell>
          <table:table-cell table:style-name="ce7" office:value-type="string">
            <text:p>median</text:p>
          </table:table-cell>
          <table:table-cell table:style-name="ce7" office:value-type="string">
            <text:p>avg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pnsr</text:p>
          </table:table-cell>
        </table:table-row>
        <table:table-row table:style-name="ro4">
          <table:table-cell table:number-columns-repeated="2"/>
          <table:table-cell table:style-name="ce10" office:value-type="float" office:value="100">
            <text:p>100</text:p>
          </table:table-cell>
          <table:table-cell table:style-name="ce24" office:value-type="float" office:value="36.841599">
            <text:p>36.84 ms</text:p>
          </table:table-cell>
          <table:table-cell table:style-name="ce32" office:value-type="float" office:value="36.9415">
            <text:p>36.94 ms</text:p>
          </table:table-cell>
          <table:table-cell table:style-name="ce29" office:value-type="float" office:value="36.418591">
            <text:p>36.42 ms</text:p>
          </table:table-cell>
          <table:table-cell table:style-name="ce32" office:value-type="float" office:value="38.464096">
            <text:p>38.46 ms</text:p>
          </table:table-cell>
          <table:table-cell table:style-name="ce46" office:value-type="float" office:value="46.2861">
            <text:p>46.29 dB</text:p>
          </table:table-cell>
          <table:table-cell table:style-name="ce24" office:value-type="float" office:value="53.294144">
            <text:p>53.29 ms</text:p>
          </table:table-cell>
          <table:table-cell table:style-name="ce32" office:value-type="float" office:value="57.5409">
            <text:p>57.54 ms</text:p>
          </table:table-cell>
          <table:table-cell table:style-name="ce29" office:value-type="float" office:value="52.312607">
            <text:p>52.31 ms</text:p>
          </table:table-cell>
          <table:table-cell table:style-name="ce32" office:value-type="float" office:value="89.812157">
            <text:p>89.81 ms</text:p>
          </table:table-cell>
          <table:table-cell table:style-name="ce46" office:value-type="float" office:value="46.1774">
            <text:p>46.18 dB</text:p>
          </table:table-cell>
        </table:table-row>
        <table:table-row table:style-name="ro4">
          <table:table-cell table:number-columns-repeated="2"/>
          <table:table-cell table:style-name="ce11" office:value-type="float" office:value="95">
            <text:p>95</text:p>
          </table:table-cell>
          <table:table-cell table:style-name="ce24" office:value-type="float" office:value="29.213057">
            <text:p>29.21 ms</text:p>
          </table:table-cell>
          <table:table-cell table:style-name="ce33" office:value-type="float" office:value="29.2594">
            <text:p>29.26 ms</text:p>
          </table:table-cell>
          <table:table-cell table:style-name="ce29" office:value-type="float" office:value="29.073568">
            <text:p>29.07 ms</text:p>
          </table:table-cell>
          <table:table-cell table:style-name="ce33" office:value-type="float" office:value="29.9112">
            <text:p>29.91 ms</text:p>
          </table:table-cell>
          <table:table-cell table:style-name="ce46" office:value-type="float" office:value="42.2565">
            <text:p>42.26 dB</text:p>
          </table:table-cell>
          <table:table-cell table:style-name="ce24" office:value-type="float" office:value="24.741217">
            <text:p>24.74 ms</text:p>
          </table:table-cell>
          <table:table-cell table:style-name="ce33" office:value-type="float" office:value="29.4046">
            <text:p>29.40 ms</text:p>
          </table:table-cell>
          <table:table-cell table:style-name="ce29" office:value-type="float" office:value="24.715296">
            <text:p>24.72 ms</text:p>
          </table:table-cell>
          <table:table-cell table:style-name="ce33" office:value-type="float" office:value="61.983616">
            <text:p>61.98 ms</text:p>
          </table:table-cell>
          <table:table-cell table:style-name="ce46" office:value-type="float" office:value="46.1584">
            <text:p>46.16 dB</text:p>
          </table:table-cell>
        </table:table-row>
        <table:table-row table:style-name="ro4">
          <table:table-cell table:number-columns-repeated="2"/>
          <table:table-cell table:style-name="ce11" office:value-type="float" office:value="90">
            <text:p>90</text:p>
          </table:table-cell>
          <table:table-cell table:style-name="ce24" office:value-type="float" office:value="28.267967">
            <text:p>28.27 ms</text:p>
          </table:table-cell>
          <table:table-cell table:style-name="ce33" office:value-type="float" office:value="28.3312">
            <text:p>28.33 ms</text:p>
          </table:table-cell>
          <table:table-cell table:style-name="ce29" office:value-type="float" office:value="27.920799">
            <text:p>27.92 ms</text:p>
          </table:table-cell>
          <table:table-cell table:style-name="ce33" office:value-type="float" office:value="28.851583">
            <text:p>28.85 ms</text:p>
          </table:table-cell>
          <table:table-cell table:style-name="ce46" office:value-type="float" office:value="40.72">
            <text:p>40.72 dB</text:p>
          </table:table-cell>
          <table:table-cell table:style-name="ce24" office:value-type="float" office:value="20.053793">
            <text:p>20.05 ms</text:p>
          </table:table-cell>
          <table:table-cell table:style-name="ce33" office:value-type="float" office:value="24.6784">
            <text:p>24.68 ms</text:p>
          </table:table-cell>
          <table:table-cell table:style-name="ce29" office:value-type="float" office:value="19.739519">
            <text:p>19.74 ms</text:p>
          </table:table-cell>
          <table:table-cell table:style-name="ce33" office:value-type="float" office:value="57.778591">
            <text:p>57.78 ms</text:p>
          </table:table-cell>
          <table:table-cell table:style-name="ce46" office:value-type="float" office:value="46.5119">
            <text:p>46.51 dB</text:p>
          </table:table-cell>
        </table:table-row>
        <table:table-row table:style-name="ro4">
          <table:table-cell table:number-columns-repeated="2"/>
          <table:table-cell table:style-name="ce11" office:value-type="float" office:value="85">
            <text:p>85</text:p>
          </table:table-cell>
          <table:table-cell table:style-name="ce24" office:value-type="float" office:value="27.845663">
            <text:p>27.85 ms</text:p>
          </table:table-cell>
          <table:table-cell table:style-name="ce33" office:value-type="float" office:value="27.865">
            <text:p>27.87 ms</text:p>
          </table:table-cell>
          <table:table-cell table:style-name="ce29" office:value-type="float" office:value="27.53952">
            <text:p>27.54 ms</text:p>
          </table:table-cell>
          <table:table-cell table:style-name="ce33" office:value-type="float" office:value="28.344288">
            <text:p>28.34 ms</text:p>
          </table:table-cell>
          <table:table-cell table:style-name="ce46" office:value-type="float" office:value="39.8061">
            <text:p>39.81 dB</text:p>
          </table:table-cell>
          <table:table-cell table:style-name="ce24" office:value-type="float" office:value="17.455328">
            <text:p>17.46 ms</text:p>
          </table:table-cell>
          <table:table-cell table:style-name="ce33" office:value-type="float" office:value="21.1695">
            <text:p>21.17 ms</text:p>
          </table:table-cell>
          <table:table-cell table:style-name="ce29" office:value-type="float" office:value="17.425953">
            <text:p>17.43 ms</text:p>
          </table:table-cell>
          <table:table-cell table:style-name="ce33" office:value-type="float" office:value="54.661343">
            <text:p>54.66 ms</text:p>
          </table:table-cell>
          <table:table-cell table:style-name="ce46" office:value-type="float" office:value="46.5736">
            <text:p>46.57 dB</text:p>
          </table:table-cell>
        </table:table-row>
        <table:table-row table:style-name="ro4">
          <table:table-cell table:number-columns-repeated="2"/>
          <table:table-cell table:style-name="ce11" office:value-type="float" office:value="80">
            <text:p>80</text:p>
          </table:table-cell>
          <table:table-cell table:style-name="ce24" office:value-type="float" office:value="27.553505">
            <text:p>27.55 ms</text:p>
          </table:table-cell>
          <table:table-cell table:style-name="ce33" office:value-type="float" office:value="27.5438">
            <text:p>27.54 ms</text:p>
          </table:table-cell>
          <table:table-cell table:style-name="ce29" office:value-type="float" office:value="27.333216">
            <text:p>27.33 ms</text:p>
          </table:table-cell>
          <table:table-cell table:style-name="ce33" office:value-type="float" office:value="27.880352">
            <text:p>27.88 ms</text:p>
          </table:table-cell>
          <table:table-cell table:style-name="ce46" office:value-type="float" office:value="39.0917">
            <text:p>39.09 dB</text:p>
          </table:table-cell>
          <table:table-cell table:style-name="ce24" office:value-type="float" office:value="16.609407">
            <text:p>16.61 ms</text:p>
          </table:table-cell>
          <table:table-cell table:style-name="ce33" office:value-type="float" office:value="20.7693">
            <text:p>20.77 ms</text:p>
          </table:table-cell>
          <table:table-cell table:style-name="ce29" office:value-type="float" office:value="16.252577">
            <text:p>16.25 ms</text:p>
          </table:table-cell>
          <table:table-cell table:style-name="ce33" office:value-type="float" office:value="53.438946">
            <text:p>53.44 ms</text:p>
          </table:table-cell>
          <table:table-cell table:style-name="ce46" office:value-type="float" office:value="46.3069">
            <text:p>46.31 dB</text:p>
          </table:table-cell>
        </table:table-row>
        <table:table-row table:style-name="ro4">
          <table:table-cell table:number-columns-repeated="2"/>
          <table:table-cell table:style-name="ce11" office:value-type="float" office:value="75">
            <text:p>75</text:p>
          </table:table-cell>
          <table:table-cell table:style-name="ce24" office:value-type="float" office:value="27.3176">
            <text:p>27.32 ms</text:p>
          </table:table-cell>
          <table:table-cell table:style-name="ce33" office:value-type="float" office:value="27.3243">
            <text:p>27.32 ms</text:p>
          </table:table-cell>
          <table:table-cell table:style-name="ce29" office:value-type="float" office:value="27.226273">
            <text:p>27.23 ms</text:p>
          </table:table-cell>
          <table:table-cell table:style-name="ce33" office:value-type="float" office:value="27.741695">
            <text:p>27.74 ms</text:p>
          </table:table-cell>
          <table:table-cell table:style-name="ce46" office:value-type="float" office:value="38.4471">
            <text:p>38.45 dB</text:p>
          </table:table-cell>
          <table:table-cell table:style-name="ce24" office:value-type="float" office:value="15.855168">
            <text:p>15.86 ms</text:p>
          </table:table-cell>
          <table:table-cell table:style-name="ce33" office:value-type="float" office:value="20.4488">
            <text:p>20.45 ms</text:p>
          </table:table-cell>
          <table:table-cell table:style-name="ce29" office:value-type="float" office:value="15.466496">
            <text:p>15.47 ms</text:p>
          </table:table-cell>
          <table:table-cell table:style-name="ce33" office:value-type="float" office:value="52.475521">
            <text:p>52.48 ms</text:p>
          </table:table-cell>
          <table:table-cell table:style-name="ce46" office:value-type="float" office:value="46.6799">
            <text:p>46.68 dB</text:p>
          </table:table-cell>
        </table:table-row>
        <table:table-row table:style-name="ro4">
          <table:table-cell table:number-columns-repeated="2"/>
          <table:table-cell table:style-name="ce11" office:value-type="float" office:value="70">
            <text:p>70</text:p>
          </table:table-cell>
          <table:table-cell table:style-name="ce24" office:value-type="float" office:value="27.410912">
            <text:p>27.41 ms</text:p>
          </table:table-cell>
          <table:table-cell table:style-name="ce33" office:value-type="float" office:value="27.4069">
            <text:p>27.41 ms</text:p>
          </table:table-cell>
          <table:table-cell table:style-name="ce29" office:value-type="float" office:value="27.185535">
            <text:p>27.19 ms</text:p>
          </table:table-cell>
          <table:table-cell table:style-name="ce33" office:value-type="float" office:value="27.620577">
            <text:p>27.62 ms</text:p>
          </table:table-cell>
          <table:table-cell table:style-name="ce46" office:value-type="float" office:value="37.9557">
            <text:p>37.96 dB</text:p>
          </table:table-cell>
          <table:table-cell table:style-name="ce24" office:value-type="float" office:value="15.1184">
            <text:p>15.12 ms</text:p>
          </table:table-cell>
          <table:table-cell table:style-name="ce33" office:value-type="float" office:value="19.3639">
            <text:p>19.36 ms</text:p>
          </table:table-cell>
          <table:table-cell table:style-name="ce29" office:value-type="float" office:value="14.634496">
            <text:p>14.63 ms</text:p>
          </table:table-cell>
          <table:table-cell table:style-name="ce33" office:value-type="float" office:value="51.917248">
            <text:p>51.92 ms</text:p>
          </table:table-cell>
          <table:table-cell table:style-name="ce46" office:value-type="float" office:value="46.6862">
            <text:p>46.69 dB</text:p>
          </table:table-cell>
        </table:table-row>
        <table:table-row table:style-name="ro4">
          <table:table-cell table:number-columns-repeated="2"/>
          <table:table-cell table:style-name="ce11" office:value-type="float" office:value="65">
            <text:p>65</text:p>
          </table:table-cell>
          <table:table-cell table:style-name="ce24" office:value-type="float" office:value="27.280064">
            <text:p>27.28 ms</text:p>
          </table:table-cell>
          <table:table-cell table:style-name="ce33" office:value-type="float" office:value="27.2724">
            <text:p>27.27 ms</text:p>
          </table:table-cell>
          <table:table-cell table:style-name="ce29" office:value-type="float" office:value="27.096479">
            <text:p>27.10 ms</text:p>
          </table:table-cell>
          <table:table-cell table:style-name="ce33" office:value-type="float" office:value="27.527264">
            <text:p>27.53 ms</text:p>
          </table:table-cell>
          <table:table-cell table:style-name="ce46" office:value-type="float" office:value="37.4687">
            <text:p>37.47 dB</text:p>
          </table:table-cell>
          <table:table-cell table:style-name="ce24" office:value-type="float" office:value="14.559392">
            <text:p>14.56 ms</text:p>
          </table:table-cell>
          <table:table-cell table:style-name="ce33" office:value-type="float" office:value="18.6944">
            <text:p>18.69 ms</text:p>
          </table:table-cell>
          <table:table-cell table:style-name="ce29" office:value-type="float" office:value="14.223776">
            <text:p>14.22 ms</text:p>
          </table:table-cell>
          <table:table-cell table:style-name="ce33" office:value-type="float" office:value="51.332447">
            <text:p>51.33 ms</text:p>
          </table:table-cell>
          <table:table-cell table:style-name="ce46" office:value-type="float" office:value="46.5981">
            <text:p>46.60 dB</text:p>
          </table:table-cell>
        </table:table-row>
        <table:table-row table:style-name="ro4">
          <table:table-cell table:number-columns-repeated="2"/>
          <table:table-cell table:style-name="ce11" office:value-type="float" office:value="60">
            <text:p>60</text:p>
          </table:table-cell>
          <table:table-cell table:style-name="ce24" office:value-type="float" office:value="27.271999">
            <text:p>27.27 ms</text:p>
          </table:table-cell>
          <table:table-cell table:style-name="ce33" office:value-type="float" office:value="27.2674">
            <text:p>27.27 ms</text:p>
          </table:table-cell>
          <table:table-cell table:style-name="ce29" office:value-type="float" office:value="27.064833">
            <text:p>27.06 ms</text:p>
          </table:table-cell>
          <table:table-cell table:style-name="ce33" office:value-type="float" office:value="27.506559">
            <text:p>27.51 ms</text:p>
          </table:table-cell>
          <table:table-cell table:style-name="ce46" office:value-type="float" office:value="36.9364">
            <text:p>36.94 dB</text:p>
          </table:table-cell>
          <table:table-cell table:style-name="ce24" office:value-type="float" office:value="14.165056">
            <text:p>14.17 ms</text:p>
          </table:table-cell>
          <table:table-cell table:style-name="ce33" office:value-type="float" office:value="18.2622">
            <text:p>18.26 ms</text:p>
          </table:table-cell>
          <table:table-cell table:style-name="ce29" office:value-type="float" office:value="13.665888">
            <text:p>13.67 ms</text:p>
          </table:table-cell>
          <table:table-cell table:style-name="ce33" office:value-type="float" office:value="50.917152">
            <text:p>50.92 ms</text:p>
          </table:table-cell>
          <table:table-cell table:style-name="ce46" office:value-type="float" office:value="46.4144">
            <text:p>46.41 dB</text:p>
          </table:table-cell>
        </table:table-row>
        <table:table-row table:style-name="ro4">
          <table:table-cell table:number-columns-repeated="2"/>
          <table:table-cell table:style-name="ce11" office:value-type="float" office:value="55">
            <text:p>55</text:p>
          </table:table-cell>
          <table:table-cell table:style-name="ce24" office:value-type="float" office:value="27.185472">
            <text:p>27.19 ms</text:p>
          </table:table-cell>
          <table:table-cell table:style-name="ce33" office:value-type="float" office:value="27.1725">
            <text:p>27.17 ms</text:p>
          </table:table-cell>
          <table:table-cell table:style-name="ce29" office:value-type="float" office:value="27.002815">
            <text:p>27.00 ms</text:p>
          </table:table-cell>
          <table:table-cell table:style-name="ce33" office:value-type="float" office:value="27.389088">
            <text:p>27.39 ms</text:p>
          </table:table-cell>
          <table:table-cell table:style-name="ce46" office:value-type="float" office:value="36.4799">
            <text:p>36.48 dB</text:p>
          </table:table-cell>
          <table:table-cell table:style-name="ce24" office:value-type="float" office:value="13.774656">
            <text:p>13.77 ms</text:p>
          </table:table-cell>
          <table:table-cell table:style-name="ce33" office:value-type="float" office:value="17.8718">
            <text:p>17.87 ms</text:p>
          </table:table-cell>
          <table:table-cell table:style-name="ce29" office:value-type="float" office:value="13.35456">
            <text:p>13.35 ms</text:p>
          </table:table-cell>
          <table:table-cell table:style-name="ce33" office:value-type="float" office:value="50.528385">
            <text:p>50.53 ms</text:p>
          </table:table-cell>
          <table:table-cell table:style-name="ce46" office:value-type="float" office:value="46.5273">
            <text:p>46.53 dB</text:p>
          </table:table-cell>
        </table:table-row>
        <table:table-row table:style-name="ro4">
          <table:table-cell table:number-columns-repeated="2"/>
          <table:table-cell table:style-name="ce11" office:value-type="float" office:value="50">
            <text:p>50</text:p>
          </table:table-cell>
          <table:table-cell table:style-name="ce24" office:value-type="float" office:value="27.145281">
            <text:p>27.15 ms</text:p>
          </table:table-cell>
          <table:table-cell table:style-name="ce33" office:value-type="float" office:value="27.169">
            <text:p>27.17 ms</text:p>
          </table:table-cell>
          <table:table-cell table:style-name="ce29" office:value-type="float" office:value="27.000193">
            <text:p>27.00 ms</text:p>
          </table:table-cell>
          <table:table-cell table:style-name="ce33" office:value-type="float" office:value="27.4048">
            <text:p>27.40 ms</text:p>
          </table:table-cell>
          <table:table-cell table:style-name="ce46" office:value-type="float" office:value="36.1526">
            <text:p>36.15 dB</text:p>
          </table:table-cell>
          <table:table-cell table:style-name="ce24" office:value-type="float" office:value="13.502528">
            <text:p>13.50 ms</text:p>
          </table:table-cell>
          <table:table-cell table:style-name="ce33" office:value-type="float" office:value="17.8952">
            <text:p>17.90 ms</text:p>
          </table:table-cell>
          <table:table-cell table:style-name="ce29" office:value-type="float" office:value="13.237248">
            <text:p>13.24 ms</text:p>
          </table:table-cell>
          <table:table-cell table:style-name="ce33" office:value-type="float" office:value="50.248512">
            <text:p>50.25 ms</text:p>
          </table:table-cell>
          <table:table-cell table:style-name="ce46" office:value-type="float" office:value="46.0615">
            <text:p>46.06 dB</text:p>
          </table:table-cell>
        </table:table-row>
        <table:table-row table:style-name="ro4">
          <table:table-cell table:number-columns-repeated="2"/>
          <table:table-cell table:style-name="ce11" office:value-type="float" office:value="45">
            <text:p>45</text:p>
          </table:table-cell>
          <table:table-cell table:style-name="ce24" office:value-type="float" office:value="27.071104">
            <text:p>27.07 ms</text:p>
          </table:table-cell>
          <table:table-cell table:style-name="ce33" office:value-type="float" office:value="27.0815">
            <text:p>27.08 ms</text:p>
          </table:table-cell>
          <table:table-cell table:style-name="ce29" office:value-type="float" office:value="26.902143">
            <text:p>26.90 ms</text:p>
          </table:table-cell>
          <table:table-cell table:style-name="ce33" office:value-type="float" office:value="27.311329">
            <text:p>27.31 ms</text:p>
          </table:table-cell>
          <table:table-cell table:style-name="ce46" office:value-type="float" office:value="35.7224">
            <text:p>35.72 dB</text:p>
          </table:table-cell>
          <table:table-cell table:style-name="ce24" office:value-type="float" office:value="13.19712">
            <text:p>13.20 ms</text:p>
          </table:table-cell>
          <table:table-cell table:style-name="ce33" office:value-type="float" office:value="17.1947">
            <text:p>17.19 ms</text:p>
          </table:table-cell>
          <table:table-cell table:style-name="ce29" office:value-type="float" office:value="12.709536">
            <text:p>12.71 ms</text:p>
          </table:table-cell>
          <table:table-cell table:style-name="ce33" office:value-type="float" office:value="49.908257">
            <text:p>49.91 ms</text:p>
          </table:table-cell>
          <table:table-cell table:style-name="ce46" office:value-type="float" office:value="46.1288">
            <text:p>46.13 dB</text:p>
          </table:table-cell>
        </table:table-row>
        <table:table-row table:style-name="ro4">
          <table:table-cell table:number-columns-repeated="2"/>
          <table:table-cell table:style-name="ce11" office:value-type="float" office:value="40">
            <text:p>40</text:p>
          </table:table-cell>
          <table:table-cell table:style-name="ce24" office:value-type="float" office:value="27.182943">
            <text:p>27.18 ms</text:p>
          </table:table-cell>
          <table:table-cell table:style-name="ce33" office:value-type="float" office:value="27.1362">
            <text:p>27.14 ms</text:p>
          </table:table-cell>
          <table:table-cell table:style-name="ce29" office:value-type="float" office:value="26.89632">
            <text:p>26.90 ms</text:p>
          </table:table-cell>
          <table:table-cell table:style-name="ce33" office:value-type="float" office:value="27.689377">
            <text:p>27.69 ms</text:p>
          </table:table-cell>
          <table:table-cell table:style-name="ce46" office:value-type="float" office:value="35.2506">
            <text:p>35.25 dB</text:p>
          </table:table-cell>
          <table:table-cell table:style-name="ce24" office:value-type="float" office:value="12.869216">
            <text:p>12.87 ms</text:p>
          </table:table-cell>
          <table:table-cell table:style-name="ce33" office:value-type="float" office:value="16.9647">
            <text:p>16.96 ms</text:p>
          </table:table-cell>
          <table:table-cell table:style-name="ce29" office:value-type="float" office:value="12.602464">
            <text:p>12.60 ms</text:p>
          </table:table-cell>
          <table:table-cell table:style-name="ce33" office:value-type="float" office:value="49.600449">
            <text:p>49.60 ms</text:p>
          </table:table-cell>
          <table:table-cell table:style-name="ce46" office:value-type="float" office:value="46.4433">
            <text:p>46.44 dB</text:p>
          </table:table-cell>
        </table:table-row>
        <table:table-row table:style-name="ro4">
          <table:table-cell table:number-columns-repeated="2"/>
          <table:table-cell table:style-name="ce11" office:value-type="float" office:value="35">
            <text:p>35</text:p>
          </table:table-cell>
          <table:table-cell table:style-name="ce24" office:value-type="float" office:value="27.146496">
            <text:p>27.15 ms</text:p>
          </table:table-cell>
          <table:table-cell table:style-name="ce33" office:value-type="float" office:value="27.085">
            <text:p>27.09 ms</text:p>
          </table:table-cell>
          <table:table-cell table:style-name="ce29" office:value-type="float" office:value="26.868799">
            <text:p>26.87 ms</text:p>
          </table:table-cell>
          <table:table-cell table:style-name="ce33" office:value-type="float" office:value="27.402496">
            <text:p>27.40 ms</text:p>
          </table:table-cell>
          <table:table-cell table:style-name="ce46" office:value-type="float" office:value="34.756">
            <text:p>34.76 dB</text:p>
          </table:table-cell>
          <table:table-cell table:style-name="ce24" office:value-type="float" office:value="12.561056">
            <text:p>12.56 ms</text:p>
          </table:table-cell>
          <table:table-cell table:style-name="ce33" office:value-type="float" office:value="16.8631">
            <text:p>16.86 ms</text:p>
          </table:table-cell>
          <table:table-cell table:style-name="ce29" office:value-type="float" office:value="12.539424">
            <text:p>12.54 ms</text:p>
          </table:table-cell>
          <table:table-cell table:style-name="ce33" office:value-type="float" office:value="49.332191">
            <text:p>49.33 ms</text:p>
          </table:table-cell>
          <table:table-cell table:style-name="ce46" office:value-type="float" office:value="44.73">
            <text:p>44.73 dB</text:p>
          </table:table-cell>
        </table:table-row>
        <table:table-row table:style-name="ro4">
          <table:table-cell table:number-columns-repeated="2"/>
          <table:table-cell table:style-name="ce11" office:value-type="float" office:value="30">
            <text:p>30</text:p>
          </table:table-cell>
          <table:table-cell table:style-name="ce24" office:value-type="float" office:value="26.982784">
            <text:p>26.98 ms</text:p>
          </table:table-cell>
          <table:table-cell table:style-name="ce33" office:value-type="float" office:value="27.0092">
            <text:p>27.01 ms</text:p>
          </table:table-cell>
          <table:table-cell table:style-name="ce29" office:value-type="float" office:value="26.858912">
            <text:p>26.86 ms</text:p>
          </table:table-cell>
          <table:table-cell table:style-name="ce33" office:value-type="float" office:value="27.212288">
            <text:p>27.21 ms</text:p>
          </table:table-cell>
          <table:table-cell table:style-name="ce46" office:value-type="float" office:value="34.1761">
            <text:p>34.18 dB</text:p>
          </table:table-cell>
          <table:table-cell table:style-name="ce24" office:value-type="float" office:value="11.971072">
            <text:p>11.97 ms</text:p>
          </table:table-cell>
          <table:table-cell table:style-name="ce33" office:value-type="float" office:value="15.6604">
            <text:p>15.66 ms</text:p>
          </table:table-cell>
          <table:table-cell table:style-name="ce29" office:value-type="float" office:value="11.809888">
            <text:p>11.81 ms</text:p>
          </table:table-cell>
          <table:table-cell table:style-name="ce33" office:value-type="float" office:value="48.943455">
            <text:p>48.94 ms</text:p>
          </table:table-cell>
          <table:table-cell table:style-name="ce46" office:value-type="float" office:value="46.0951">
            <text:p>46.10 dB</text:p>
          </table:table-cell>
        </table:table-row>
        <table:table-row table:style-name="ro4">
          <table:table-cell table:number-columns-repeated="2"/>
          <table:table-cell table:style-name="ce11" office:value-type="float" office:value="25">
            <text:p>25</text:p>
          </table:table-cell>
          <table:table-cell table:style-name="ce24" office:value-type="float" office:value="26.991297">
            <text:p>26.99 ms</text:p>
          </table:table-cell>
          <table:table-cell table:style-name="ce33" office:value-type="float" office:value="26.9321">
            <text:p>26.93 ms</text:p>
          </table:table-cell>
          <table:table-cell table:style-name="ce29" office:value-type="float" office:value="26.76944">
            <text:p>26.77 ms</text:p>
          </table:table-cell>
          <table:table-cell table:style-name="ce33" office:value-type="float" office:value="27.143711">
            <text:p>27.14 ms</text:p>
          </table:table-cell>
          <table:table-cell table:style-name="ce46" office:value-type="float" office:value="33.2907">
            <text:p>33.29 dB</text:p>
          </table:table-cell>
          <table:table-cell table:style-name="ce24" office:value-type="float" office:value="11.706208">
            <text:p>11.71 ms</text:p>
          </table:table-cell>
          <table:table-cell table:style-name="ce33" office:value-type="float" office:value="15.7008">
            <text:p>15.70 ms</text:p>
          </table:table-cell>
          <table:table-cell table:style-name="ce29" office:value-type="float" office:value="11.422016">
            <text:p>11.42 ms</text:p>
          </table:table-cell>
          <table:table-cell table:style-name="ce33" office:value-type="float" office:value="48.515938">
            <text:p>48.52 ms</text:p>
          </table:table-cell>
          <table:table-cell table:style-name="ce46" office:value-type="float" office:value="45.9153">
            <text:p>45.92 dB</text:p>
          </table:table-cell>
        </table:table-row>
        <table:table-row table:style-name="ro4">
          <table:table-cell table:number-columns-repeated="2"/>
          <table:table-cell table:style-name="ce11" office:value-type="float" office:value="20">
            <text:p>20</text:p>
          </table:table-cell>
          <table:table-cell table:style-name="ce24" office:value-type="float" office:value="26.977535">
            <text:p>26.98 ms</text:p>
          </table:table-cell>
          <table:table-cell table:style-name="ce33" office:value-type="float" office:value="26.9333">
            <text:p>26.93 ms</text:p>
          </table:table-cell>
          <table:table-cell table:style-name="ce29" office:value-type="float" office:value="26.744064">
            <text:p>26.74 ms</text:p>
          </table:table-cell>
          <table:table-cell table:style-name="ce33" office:value-type="float" office:value="27.16544">
            <text:p>27.17 ms</text:p>
          </table:table-cell>
          <table:table-cell table:style-name="ce46" office:value-type="float" office:value="32.2891">
            <text:p>32.29 dB</text:p>
          </table:table-cell>
          <table:table-cell table:style-name="ce24" office:value-type="float" office:value="11.359616">
            <text:p>11.36 ms</text:p>
          </table:table-cell>
          <table:table-cell table:style-name="ce33" office:value-type="float" office:value="15.3866">
            <text:p>15.39 ms</text:p>
          </table:table-cell>
          <table:table-cell table:style-name="ce29" office:value-type="float" office:value="11.135072">
            <text:p>11.14 ms</text:p>
          </table:table-cell>
          <table:table-cell table:style-name="ce33" office:value-type="float" office:value="48.180702">
            <text:p>48.18 ms</text:p>
          </table:table-cell>
          <table:table-cell table:style-name="ce46" office:value-type="float" office:value="45.8917">
            <text:p>45.89 dB</text:p>
          </table:table-cell>
        </table:table-row>
        <table:table-row table:style-name="ro4">
          <table:table-cell table:number-columns-repeated="2"/>
          <table:table-cell table:style-name="ce11" office:value-type="float" office:value="15">
            <text:p>15</text:p>
          </table:table-cell>
          <table:table-cell table:style-name="ce24" office:value-type="float" office:value="26.875711">
            <text:p>26.88 ms</text:p>
          </table:table-cell>
          <table:table-cell table:style-name="ce33" office:value-type="float" office:value="26.824">
            <text:p>26.82 ms</text:p>
          </table:table-cell>
          <table:table-cell table:style-name="ce29" office:value-type="float" office:value="26.669664">
            <text:p>26.67 ms</text:p>
          </table:table-cell>
          <table:table-cell table:style-name="ce33" office:value-type="float" office:value="26.979456">
            <text:p>26.98 ms</text:p>
          </table:table-cell>
          <table:table-cell table:style-name="ce46" office:value-type="float" office:value="30.9668">
            <text:p>30.97 dB</text:p>
          </table:table-cell>
          <table:table-cell table:style-name="ce24" office:value-type="float" office:value="10.711584">
            <text:p>10.71 ms</text:p>
          </table:table-cell>
          <table:table-cell table:style-name="ce33" office:value-type="float" office:value="14.5201">
            <text:p>14.52 ms</text:p>
          </table:table-cell>
          <table:table-cell table:style-name="ce29" office:value-type="float" office:value="10.524">
            <text:p>10.52 ms</text:p>
          </table:table-cell>
          <table:table-cell table:style-name="ce33" office:value-type="float" office:value="47.59808">
            <text:p>47.60 ms</text:p>
          </table:table-cell>
          <table:table-cell table:style-name="ce46" office:value-type="float" office:value="45.1723">
            <text:p>45.17 dB</text:p>
          </table:table-cell>
        </table:table-row>
        <table:table-row table:style-name="ro4">
          <table:table-cell table:number-columns-repeated="2"/>
          <table:table-cell table:style-name="ce11" office:value-type="float" office:value="10">
            <text:p>10</text:p>
          </table:table-cell>
          <table:table-cell table:style-name="ce24" office:value-type="float" office:value="26.839359">
            <text:p>26.84 ms</text:p>
          </table:table-cell>
          <table:table-cell table:style-name="ce33" office:value-type="float" office:value="26.7677">
            <text:p>26.77 ms</text:p>
          </table:table-cell>
          <table:table-cell table:style-name="ce29" office:value-type="float" office:value="26.594561">
            <text:p>26.59 ms</text:p>
          </table:table-cell>
          <table:table-cell table:style-name="ce33" office:value-type="float" office:value="26.948832">
            <text:p>26.95 ms</text:p>
          </table:table-cell>
          <table:table-cell table:style-name="ce46" office:value-type="float" office:value="28.9247">
            <text:p>28.92 dB</text:p>
          </table:table-cell>
          <table:table-cell table:style-name="ce24" office:value-type="float" office:value="10.125888">
            <text:p>10.13 ms</text:p>
          </table:table-cell>
          <table:table-cell table:style-name="ce33" office:value-type="float" office:value="14.0175">
            <text:p>14.02 ms</text:p>
          </table:table-cell>
          <table:table-cell table:style-name="ce29" office:value-type="float" office:value="9.895904">
            <text:p>9.90 ms</text:p>
          </table:table-cell>
          <table:table-cell table:style-name="ce33" office:value-type="float" office:value="47.139072">
            <text:p>47.14 ms</text:p>
          </table:table-cell>
          <table:table-cell table:style-name="ce46" office:value-type="float" office:value="45.2616">
            <text:p>45.26 dB</text:p>
          </table:table-cell>
        </table:table-row>
        <table:table-row table:style-name="ro4">
          <table:table-cell table:number-columns-repeated="2"/>
          <table:table-cell table:style-name="ce12" office:value-type="float" office:value="5">
            <text:p>5</text:p>
          </table:table-cell>
          <table:table-cell table:style-name="ce25" office:value-type="float" office:value="26.725151">
            <text:p>26.73 ms</text:p>
          </table:table-cell>
          <table:table-cell table:style-name="ce34" office:value-type="float" office:value="26.7228">
            <text:p>26.72 ms</text:p>
          </table:table-cell>
          <table:table-cell table:style-name="ce30" office:value-type="float" office:value="26.569632">
            <text:p>26.57 ms</text:p>
          </table:table-cell>
          <table:table-cell table:style-name="ce34" office:value-type="float" office:value="26.887552">
            <text:p>26.89 ms</text:p>
          </table:table-cell>
          <table:table-cell table:style-name="ce47" office:value-type="float" office:value="25.6219">
            <text:p>25.62 dB</text:p>
          </table:table-cell>
          <table:table-cell table:style-name="ce25" office:value-type="float" office:value="9.448576">
            <text:p>9.45 ms</text:p>
          </table:table-cell>
          <table:table-cell table:style-name="ce34" office:value-type="float" office:value="13.2985">
            <text:p>13.30 ms</text:p>
          </table:table-cell>
          <table:table-cell table:style-name="ce30" office:value-type="float" office:value="9.305216">
            <text:p>9.31 ms</text:p>
          </table:table-cell>
          <table:table-cell table:style-name="ce34" office:value-type="float" office:value="46.427265">
            <text:p>46.43 ms</text:p>
          </table:table-cell>
          <table:table-cell table:style-name="ce47" office:value-type="float" office:value="45.1417">
            <text:p>45.14 dB</text:p>
          </table:table-cell>
        </table:table-row>
        <table:table-row table:style-name="ro3" table:number-rows-repeated="2">
          <table:table-cell table:number-columns-repeated="2"/>
          <table:table-cell table:style-name="Default" table:number-columns-repeated="11"/>
        </table:table-row>
        <table:table-row table:style-name="ro3">
          <table:table-cell/>
          <table:table-cell table:style-name="ce4" office:value-type="string">
            <text:p>airacuda.fi.muni.cz</text:p>
          </table:table-cell>
          <table:table-cell table:style-name="ce13" table:number-columns-repeated="11"/>
        </table:table-row>
        <table:table-row table:style-name="ro3">
          <table:table-cell table:number-columns-repeated="2"/>
          <table:table-cell table:style-name="Default" table:number-columns-repeated="11"/>
        </table:table-row>
        <table:table-row table:style-name="ro4">
          <table:table-cell/>
          <table:table-cell table:style-name="ce1" office:value-type="string">
            <text:p>HD 1920x1080</text:p>
          </table:table-cell>
          <table:table-cell table:style-name="Default"/>
          <table:table-cell table:style-name="ce20" office:value-type="string" table:number-columns-spanned="5" table:number-rows-spanned="1">
            <text:p>Encode (duration without load and save)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20" office:value-type="string" table:number-columns-spanned="5" table:number-rows-spanned="1">
            <text:p>Decode (duration without load and save)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</table:table-row>
        <table:table-row table:style-name="ro4">
          <table:table-cell table:number-columns-repeated="2"/>
          <table:table-cell table:style-name="ce7" office:value-type="string">
            <text:p>quality</text:p>
          </table:table-cell>
          <table:table-cell table:style-name="ce7" office:value-type="string">
            <text:p>median</text:p>
          </table:table-cell>
          <table:table-cell table:style-name="ce7" office:value-type="string">
            <text:p>avg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pnsr</text:p>
          </table:table-cell>
          <table:table-cell table:style-name="ce7" office:value-type="string">
            <text:p>median</text:p>
          </table:table-cell>
          <table:table-cell table:style-name="ce7" office:value-type="string">
            <text:p>avg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pnsr</text:p>
          </table:table-cell>
        </table:table-row>
        <table:table-row table:style-name="ro4">
          <table:table-cell table:number-columns-repeated="2"/>
          <table:table-cell table:style-name="ce14" office:value-type="float" office:value="100">
            <text:p>100</text:p>
          </table:table-cell>
          <table:table-cell table:style-name="ce26" office:value-type="float" office:value="14.3072">
            <text:p>14.31 ms</text:p>
          </table:table-cell>
          <table:table-cell table:style-name="ce35" office:value-type="float" office:value="14.364">
            <text:p>14.36 ms</text:p>
          </table:table-cell>
          <table:table-cell table:style-name="ce39" office:value-type="float" office:value="14.285792">
            <text:p>14.29 ms</text:p>
          </table:table-cell>
          <table:table-cell table:style-name="ce35" office:value-type="float" office:value="14.923136">
            <text:p>14.92 ms</text:p>
          </table:table-cell>
          <table:table-cell table:style-name="ce48" office:value-type="float" office:value="46.2448">
            <text:p>46.24 dB</text:p>
          </table:table-cell>
          <table:table-cell table:style-name="ce51" office:value-type="float" office:value="25.301855">
            <text:p>25.30 ms</text:p>
          </table:table-cell>
          <table:table-cell table:style-name="ce39" office:value-type="float" office:value="25.9547">
            <text:p>25.95 ms</text:p>
          </table:table-cell>
          <table:table-cell table:style-name="ce35" office:value-type="float" office:value="24.998367">
            <text:p>25.00 ms</text:p>
          </table:table-cell>
          <table:table-cell table:style-name="ce39" office:value-type="float" office:value="32.755074">
            <text:p>32.76 ms</text:p>
          </table:table-cell>
          <table:table-cell table:style-name="ce55" office:value-type="float" office:value="46.3055">
            <text:p>46.31 dB</text:p>
          </table:table-cell>
        </table:table-row>
        <table:table-row table:style-name="ro4">
          <table:table-cell table:number-columns-repeated="2"/>
          <table:table-cell table:style-name="ce15" office:value-type="float" office:value="95">
            <text:p>95</text:p>
          </table:table-cell>
          <table:table-cell office:value-type="float" office:value="10.778624">
            <text:p>10.78 ms</text:p>
          </table:table-cell>
          <table:table-cell table:style-name="ce36" office:value-type="float" office:value="10.7773">
            <text:p>10.78 ms</text:p>
          </table:table-cell>
          <table:table-cell office:value-type="float" office:value="10.727648">
            <text:p>10.73 ms</text:p>
          </table:table-cell>
          <table:table-cell table:style-name="ce36" office:value-type="float" office:value="10.843744">
            <text:p>10.84 ms</text:p>
          </table:table-cell>
          <table:table-cell office:value-type="float" office:value="40.1541">
            <text:p>40.15 dB</text:p>
          </table:table-cell>
          <table:table-cell table:style-name="ce52" office:value-type="float" office:value="12.433248">
            <text:p>12.43 ms</text:p>
          </table:table-cell>
          <table:table-cell office:value-type="float" office:value="13.1909">
            <text:p>13.19 ms</text:p>
          </table:table-cell>
          <table:table-cell table:style-name="ce36" office:value-type="float" office:value="12.36688">
            <text:p>12.37 ms</text:p>
          </table:table-cell>
          <table:table-cell office:value-type="float" office:value="20.018433">
            <text:p>20.02 ms</text:p>
          </table:table-cell>
          <table:table-cell office:value-type="float" office:value="46.2748">
            <text:p>46.27 dB</text:p>
          </table:table-cell>
        </table:table-row>
        <table:table-row table:style-name="ro4">
          <table:table-cell table:number-columns-repeated="2"/>
          <table:table-cell table:style-name="ce15" office:value-type="float" office:value="90">
            <text:p>90</text:p>
          </table:table-cell>
          <table:table-cell office:value-type="float" office:value="10.339072">
            <text:p>10.34 ms</text:p>
          </table:table-cell>
          <table:table-cell table:style-name="ce36" office:value-type="float" office:value="10.3536">
            <text:p>10.35 ms</text:p>
          </table:table-cell>
          <table:table-cell office:value-type="float" office:value="10.280384">
            <text:p>10.28 ms</text:p>
          </table:table-cell>
          <table:table-cell table:style-name="ce36" office:value-type="float" office:value="10.455424">
            <text:p>10.46 ms</text:p>
          </table:table-cell>
          <table:table-cell office:value-type="float" office:value="37.4934">
            <text:p>37.49 dB</text:p>
          </table:table-cell>
          <table:table-cell table:style-name="ce52" office:value-type="float" office:value="9.868544">
            <text:p>9.87 ms</text:p>
          </table:table-cell>
          <table:table-cell office:value-type="float" office:value="10.6238">
            <text:p>10.62 ms</text:p>
          </table:table-cell>
          <table:table-cell table:style-name="ce36" office:value-type="float" office:value="9.821856">
            <text:p>9.82 ms</text:p>
          </table:table-cell>
          <table:table-cell office:value-type="float" office:value="17.490561">
            <text:p>17.49 ms</text:p>
          </table:table-cell>
          <table:table-cell office:value-type="float" office:value="46.5439">
            <text:p>46.54 dB</text:p>
          </table:table-cell>
        </table:table-row>
        <table:table-row table:style-name="ro4">
          <table:table-cell table:number-columns-repeated="2"/>
          <table:table-cell table:style-name="ce15" office:value-type="float" office:value="85">
            <text:p>85</text:p>
          </table:table-cell>
          <table:table-cell office:value-type="float" office:value="10.2112">
            <text:p>10.21 ms</text:p>
          </table:table-cell>
          <table:table-cell table:style-name="ce36" office:value-type="float" office:value="10.213">
            <text:p>10.21 ms</text:p>
          </table:table-cell>
          <table:table-cell office:value-type="float" office:value="10.134752">
            <text:p>10.13 ms</text:p>
          </table:table-cell>
          <table:table-cell table:style-name="ce36" office:value-type="float" office:value="10.321728">
            <text:p>10.32 ms</text:p>
          </table:table-cell>
          <table:table-cell office:value-type="float" office:value="35.9866">
            <text:p>35.99 dB</text:p>
          </table:table-cell>
          <table:table-cell table:style-name="ce52" office:value-type="float" office:value="8.716">
            <text:p>8.72 ms</text:p>
          </table:table-cell>
          <table:table-cell office:value-type="float" office:value="9.45533">
            <text:p>9.46 ms</text:p>
          </table:table-cell>
          <table:table-cell table:style-name="ce36" office:value-type="float" office:value="8.657056">
            <text:p>8.66 ms</text:p>
          </table:table-cell>
          <table:table-cell office:value-type="float" office:value="16.337376">
            <text:p>16.34 ms</text:p>
          </table:table-cell>
          <table:table-cell office:value-type="float" office:value="46.5723">
            <text:p>46.57 dB</text:p>
          </table:table-cell>
        </table:table-row>
        <table:table-row table:style-name="ro4">
          <table:table-cell table:number-columns-repeated="2"/>
          <table:table-cell table:style-name="ce15" office:value-type="float" office:value="80">
            <text:p>80</text:p>
          </table:table-cell>
          <table:table-cell office:value-type="float" office:value="10.356096">
            <text:p>10.36 ms</text:p>
          </table:table-cell>
          <table:table-cell table:style-name="ce36" office:value-type="float" office:value="10.3569">
            <text:p>10.36 ms</text:p>
          </table:table-cell>
          <table:table-cell office:value-type="float" office:value="10.304544">
            <text:p>10.30 ms</text:p>
          </table:table-cell>
          <table:table-cell table:style-name="ce36" office:value-type="float" office:value="10.420992">
            <text:p>10.42 ms</text:p>
          </table:table-cell>
          <table:table-cell office:value-type="float" office:value="34.9768">
            <text:p>34.98 dB</text:p>
          </table:table-cell>
          <table:table-cell table:style-name="ce52" office:value-type="float" office:value="7.918656">
            <text:p>7.92 ms</text:p>
          </table:table-cell>
          <table:table-cell office:value-type="float" office:value="8.6688">
            <text:p>8.67 ms</text:p>
          </table:table-cell>
          <table:table-cell table:style-name="ce36" office:value-type="float" office:value="7.864768">
            <text:p>7.86 ms</text:p>
          </table:table-cell>
          <table:table-cell office:value-type="float" office:value="15.545632">
            <text:p>15.55 ms</text:p>
          </table:table-cell>
          <table:table-cell office:value-type="float" office:value="46.3701">
            <text:p>46.37 dB</text:p>
          </table:table-cell>
        </table:table-row>
        <table:table-row table:style-name="ro4">
          <table:table-cell table:number-columns-repeated="2"/>
          <table:table-cell table:style-name="ce15" office:value-type="float" office:value="75">
            <text:p>75</text:p>
          </table:table-cell>
          <table:table-cell office:value-type="float" office:value="9.984064">
            <text:p>9.98 ms</text:p>
          </table:table-cell>
          <table:table-cell table:style-name="ce36" office:value-type="float" office:value="9.99512">
            <text:p>10.00 ms</text:p>
          </table:table-cell>
          <table:table-cell office:value-type="float" office:value="9.90176">
            <text:p>9.90 ms</text:p>
          </table:table-cell>
          <table:table-cell table:style-name="ce36" office:value-type="float" office:value="10.10464">
            <text:p>10.10 ms</text:p>
          </table:table-cell>
          <table:table-cell office:value-type="float" office:value="34.1825">
            <text:p>34.18 dB</text:p>
          </table:table-cell>
          <table:table-cell table:style-name="ce52" office:value-type="float" office:value="7.361312">
            <text:p>7.36 ms</text:p>
          </table:table-cell>
          <table:table-cell office:value-type="float" office:value="8.11566">
            <text:p>8.12 ms</text:p>
          </table:table-cell>
          <table:table-cell table:style-name="ce36" office:value-type="float" office:value="7.316064">
            <text:p>7.32 ms</text:p>
          </table:table-cell>
          <table:table-cell office:value-type="float" office:value="14.952512">
            <text:p>14.95 ms</text:p>
          </table:table-cell>
          <table:table-cell office:value-type="float" office:value="46.6482">
            <text:p>46.65 dB</text:p>
          </table:table-cell>
        </table:table-row>
        <table:table-row table:style-name="ro4">
          <table:table-cell table:number-columns-repeated="2"/>
          <table:table-cell table:style-name="ce15" office:value-type="float" office:value="70">
            <text:p>70</text:p>
          </table:table-cell>
          <table:table-cell office:value-type="float" office:value="9.94384">
            <text:p>9.94 ms</text:p>
          </table:table-cell>
          <table:table-cell table:style-name="ce36" office:value-type="float" office:value="9.95665">
            <text:p>9.96 ms</text:p>
          </table:table-cell>
          <table:table-cell office:value-type="float" office:value="9.867552">
            <text:p>9.87 ms</text:p>
          </table:table-cell>
          <table:table-cell table:style-name="ce36" office:value-type="float" office:value="10.05136">
            <text:p>10.05 ms</text:p>
          </table:table-cell>
          <table:table-cell office:value-type="float" office:value="33.6312">
            <text:p>33.63 dB</text:p>
          </table:table-cell>
          <table:table-cell table:style-name="ce52" office:value-type="float" office:value="7.022112">
            <text:p>7.02 ms</text:p>
          </table:table-cell>
          <table:table-cell office:value-type="float" office:value="7.76593">
            <text:p>7.77 ms</text:p>
          </table:table-cell>
          <table:table-cell table:style-name="ce36" office:value-type="float" office:value="6.957824">
            <text:p>6.96 ms</text:p>
          </table:table-cell>
          <table:table-cell office:value-type="float" office:value="14.600416">
            <text:p>14.60 ms</text:p>
          </table:table-cell>
          <table:table-cell office:value-type="float" office:value="46.6729">
            <text:p>46.67 dB</text:p>
          </table:table-cell>
        </table:table-row>
        <table:table-row table:style-name="ro4">
          <table:table-cell table:number-columns-repeated="2"/>
          <table:table-cell table:style-name="ce15" office:value-type="float" office:value="65">
            <text:p>65</text:p>
          </table:table-cell>
          <table:table-cell office:value-type="float" office:value="9.917376">
            <text:p>9.92 ms</text:p>
          </table:table-cell>
          <table:table-cell table:style-name="ce36" office:value-type="float" office:value="9.9151">
            <text:p>9.92 ms</text:p>
          </table:table-cell>
          <table:table-cell office:value-type="float" office:value="9.851392">
            <text:p>9.85 ms</text:p>
          </table:table-cell>
          <table:table-cell table:style-name="ce36" office:value-type="float" office:value="9.991936">
            <text:p>9.99 ms</text:p>
          </table:table-cell>
          <table:table-cell office:value-type="float" office:value="33.1442">
            <text:p>33.14 dB</text:p>
          </table:table-cell>
          <table:table-cell table:style-name="ce52" office:value-type="float" office:value="6.669568">
            <text:p>6.67 ms</text:p>
          </table:table-cell>
          <table:table-cell office:value-type="float" office:value="7.43319">
            <text:p>7.43 ms</text:p>
          </table:table-cell>
          <table:table-cell table:style-name="ce36" office:value-type="float" office:value="6.652448">
            <text:p>6.65 ms</text:p>
          </table:table-cell>
          <table:table-cell office:value-type="float" office:value="14.311264">
            <text:p>14.31 ms</text:p>
          </table:table-cell>
          <table:table-cell office:value-type="float" office:value="46.5377">
            <text:p>46.54 dB</text:p>
          </table:table-cell>
        </table:table-row>
        <table:table-row table:style-name="ro4">
          <table:table-cell table:number-columns-repeated="2"/>
          <table:table-cell table:style-name="ce15" office:value-type="float" office:value="60">
            <text:p>60</text:p>
          </table:table-cell>
          <table:table-cell office:value-type="float" office:value="9.955744">
            <text:p>9.96 ms</text:p>
          </table:table-cell>
          <table:table-cell table:style-name="ce36" office:value-type="float" office:value="9.9369">
            <text:p>9.94 ms</text:p>
          </table:table-cell>
          <table:table-cell office:value-type="float" office:value="9.796736">
            <text:p>9.80 ms</text:p>
          </table:table-cell>
          <table:table-cell table:style-name="ce36" office:value-type="float" office:value="10.028992">
            <text:p>10.03 ms</text:p>
          </table:table-cell>
          <table:table-cell office:value-type="float" office:value="32.7054">
            <text:p>32.71 dB</text:p>
          </table:table-cell>
          <table:table-cell table:style-name="ce52" office:value-type="float" office:value="6.43168">
            <text:p>6.43 ms</text:p>
          </table:table-cell>
          <table:table-cell office:value-type="float" office:value="7.18804">
            <text:p>7.19 ms</text:p>
          </table:table-cell>
          <table:table-cell table:style-name="ce36" office:value-type="float" office:value="6.397888">
            <text:p>6.40 ms</text:p>
          </table:table-cell>
          <table:table-cell office:value-type="float" office:value="14.081664">
            <text:p>14.08 ms</text:p>
          </table:table-cell>
          <table:table-cell office:value-type="float" office:value="46.377">
            <text:p>46.38 dB</text:p>
          </table:table-cell>
        </table:table-row>
        <table:table-row table:style-name="ro4">
          <table:table-cell table:number-columns-repeated="2"/>
          <table:table-cell table:style-name="ce15" office:value-type="float" office:value="55">
            <text:p>55</text:p>
          </table:table-cell>
          <table:table-cell office:value-type="float" office:value="9.916064">
            <text:p>9.92 ms</text:p>
          </table:table-cell>
          <table:table-cell table:style-name="ce36" office:value-type="float" office:value="9.92081">
            <text:p>9.92 ms</text:p>
          </table:table-cell>
          <table:table-cell office:value-type="float" office:value="9.77136">
            <text:p>9.77 ms</text:p>
          </table:table-cell>
          <table:table-cell table:style-name="ce36" office:value-type="float" office:value="10.105248">
            <text:p>10.11 ms</text:p>
          </table:table-cell>
          <table:table-cell office:value-type="float" office:value="32.3347">
            <text:p>32.33 dB</text:p>
          </table:table-cell>
          <table:table-cell table:style-name="ce52" office:value-type="float" office:value="6.200576">
            <text:p>6.20 ms</text:p>
          </table:table-cell>
          <table:table-cell office:value-type="float" office:value="6.95522">
            <text:p>6.96 ms</text:p>
          </table:table-cell>
          <table:table-cell table:style-name="ce36" office:value-type="float" office:value="6.164928">
            <text:p>6.16 ms</text:p>
          </table:table-cell>
          <table:table-cell office:value-type="float" office:value="13.824832">
            <text:p>13.82 ms</text:p>
          </table:table-cell>
          <table:table-cell office:value-type="float" office:value="46.5641">
            <text:p>46.56 dB</text:p>
          </table:table-cell>
        </table:table-row>
        <table:table-row table:style-name="ro4">
          <table:table-cell table:number-columns-repeated="2"/>
          <table:table-cell table:style-name="ce15" office:value-type="float" office:value="50">
            <text:p>50</text:p>
          </table:table-cell>
          <table:table-cell office:value-type="float" office:value="9.951456">
            <text:p>9.95 ms</text:p>
          </table:table-cell>
          <table:table-cell table:style-name="ce36" office:value-type="float" office:value="9.93903">
            <text:p>9.94 ms</text:p>
          </table:table-cell>
          <table:table-cell office:value-type="float" office:value="9.768032">
            <text:p>9.77 ms</text:p>
          </table:table-cell>
          <table:table-cell table:style-name="ce36" office:value-type="float" office:value="10.071744">
            <text:p>10.07 ms</text:p>
          </table:table-cell>
          <table:table-cell office:value-type="float" office:value="32.0338">
            <text:p>32.03 dB</text:p>
          </table:table-cell>
          <table:table-cell table:style-name="ce52" office:value-type="float" office:value="6.020416">
            <text:p>6.02 ms</text:p>
          </table:table-cell>
          <table:table-cell office:value-type="float" office:value="6.78842">
            <text:p>6.79 ms</text:p>
          </table:table-cell>
          <table:table-cell table:style-name="ce36" office:value-type="float" office:value="6.007552">
            <text:p>6.01 ms</text:p>
          </table:table-cell>
          <table:table-cell office:value-type="float" office:value="13.684832">
            <text:p>13.68 ms</text:p>
          </table:table-cell>
          <table:table-cell office:value-type="float" office:value="46.1485">
            <text:p>46.15 dB</text:p>
          </table:table-cell>
        </table:table-row>
        <table:table-row table:style-name="ro4">
          <table:table-cell table:number-columns-repeated="2"/>
          <table:table-cell table:style-name="ce15" office:value-type="float" office:value="45">
            <text:p>45</text:p>
          </table:table-cell>
          <table:table-cell office:value-type="float" office:value="10.014912">
            <text:p>10.01 ms</text:p>
          </table:table-cell>
          <table:table-cell table:style-name="ce36" office:value-type="float" office:value="9.99423">
            <text:p>9.99 ms</text:p>
          </table:table-cell>
          <table:table-cell office:value-type="float" office:value="9.836832">
            <text:p>9.84 ms</text:p>
          </table:table-cell>
          <table:table-cell table:style-name="ce36" office:value-type="float" office:value="10.048">
            <text:p>10.05 ms</text:p>
          </table:table-cell>
          <table:table-cell office:value-type="float" office:value="31.7086">
            <text:p>31.71 dB</text:p>
          </table:table-cell>
          <table:table-cell table:style-name="ce52" office:value-type="float" office:value="5.85888">
            <text:p>5.86 ms</text:p>
          </table:table-cell>
          <table:table-cell office:value-type="float" office:value="6.6274">
            <text:p>6.63 ms</text:p>
          </table:table-cell>
          <table:table-cell table:style-name="ce36" office:value-type="float" office:value="5.84688">
            <text:p>5.85 ms</text:p>
          </table:table-cell>
          <table:table-cell office:value-type="float" office:value="13.49712">
            <text:p>13.50 ms</text:p>
          </table:table-cell>
          <table:table-cell office:value-type="float" office:value="46.1762">
            <text:p>46.18 dB</text:p>
          </table:table-cell>
        </table:table-row>
        <table:table-row table:style-name="ro4">
          <table:table-cell table:number-columns-repeated="2"/>
          <table:table-cell table:style-name="ce15" office:value-type="float" office:value="40">
            <text:p>40</text:p>
          </table:table-cell>
          <table:table-cell office:value-type="float" office:value="10.0168">
            <text:p>10.02 ms</text:p>
          </table:table-cell>
          <table:table-cell table:style-name="ce36" office:value-type="float" office:value="9.9994">
            <text:p>10.00 ms</text:p>
          </table:table-cell>
          <table:table-cell office:value-type="float" office:value="9.89472">
            <text:p>9.89 ms</text:p>
          </table:table-cell>
          <table:table-cell table:style-name="ce36" office:value-type="float" office:value="10.127552">
            <text:p>10.13 ms</text:p>
          </table:table-cell>
          <table:table-cell office:value-type="float" office:value="31.3311">
            <text:p>31.33 dB</text:p>
          </table:table-cell>
          <table:table-cell table:style-name="ce52" office:value-type="float" office:value="5.658592">
            <text:p>5.66 ms</text:p>
          </table:table-cell>
          <table:table-cell office:value-type="float" office:value="6.41294">
            <text:p>6.41 ms</text:p>
          </table:table-cell>
          <table:table-cell table:style-name="ce36" office:value-type="float" office:value="5.632352">
            <text:p>5.63 ms</text:p>
          </table:table-cell>
          <table:table-cell office:value-type="float" office:value="13.270144">
            <text:p>13.27 ms</text:p>
          </table:table-cell>
          <table:table-cell office:value-type="float" office:value="46.4271">
            <text:p>46.43 dB</text:p>
          </table:table-cell>
        </table:table-row>
        <table:table-row table:style-name="ro4">
          <table:table-cell table:number-columns-repeated="2"/>
          <table:table-cell table:style-name="ce15" office:value-type="float" office:value="35">
            <text:p>35</text:p>
          </table:table-cell>
          <table:table-cell office:value-type="float" office:value="10.007232">
            <text:p>10.01 ms</text:p>
          </table:table-cell>
          <table:table-cell table:style-name="ce36" office:value-type="float" office:value="9.99535">
            <text:p>10.00 ms</text:p>
          </table:table-cell>
          <table:table-cell office:value-type="float" office:value="9.908448">
            <text:p>9.91 ms</text:p>
          </table:table-cell>
          <table:table-cell table:style-name="ce36" office:value-type="float" office:value="10.062336">
            <text:p>10.06 ms</text:p>
          </table:table-cell>
          <table:table-cell office:value-type="float" office:value="30.9543">
            <text:p>30.95 dB</text:p>
          </table:table-cell>
          <table:table-cell table:style-name="ce52" office:value-type="float" office:value="5.486592">
            <text:p>5.49 ms</text:p>
          </table:table-cell>
          <table:table-cell office:value-type="float" office:value="6.31034">
            <text:p>6.31 ms</text:p>
          </table:table-cell>
          <table:table-cell table:style-name="ce36" office:value-type="float" office:value="5.466848">
            <text:p>5.47 ms</text:p>
          </table:table-cell>
          <table:table-cell office:value-type="float" office:value="13.100192">
            <text:p>13.10 ms</text:p>
          </table:table-cell>
          <table:table-cell office:value-type="float" office:value="44.8389">
            <text:p>44.84 dB</text:p>
          </table:table-cell>
        </table:table-row>
        <table:table-row table:style-name="ro4">
          <table:table-cell table:number-columns-repeated="2"/>
          <table:table-cell table:style-name="ce15" office:value-type="float" office:value="30">
            <text:p>30</text:p>
          </table:table-cell>
          <table:table-cell office:value-type="float" office:value="10.007584">
            <text:p>10.01 ms</text:p>
          </table:table-cell>
          <table:table-cell table:style-name="ce36" office:value-type="float" office:value="10.0088">
            <text:p>10.01 ms</text:p>
          </table:table-cell>
          <table:table-cell office:value-type="float" office:value="9.908416">
            <text:p>9.91 ms</text:p>
          </table:table-cell>
          <table:table-cell table:style-name="ce36" office:value-type="float" office:value="10.077504">
            <text:p>10.08 ms</text:p>
          </table:table-cell>
          <table:table-cell office:value-type="float" office:value="30.4807">
            <text:p>30.48 dB</text:p>
          </table:table-cell>
          <table:table-cell table:style-name="ce52" office:value-type="float" office:value="5.254944">
            <text:p>5.25 ms</text:p>
          </table:table-cell>
          <table:table-cell office:value-type="float" office:value="6.02124">
            <text:p>6.02 ms</text:p>
          </table:table-cell>
          <table:table-cell table:style-name="ce36" office:value-type="float" office:value="5.233024">
            <text:p>5.23 ms</text:p>
          </table:table-cell>
          <table:table-cell office:value-type="float" office:value="12.927712">
            <text:p>12.93 ms</text:p>
          </table:table-cell>
          <table:table-cell office:value-type="float" office:value="46.0673">
            <text:p>46.07 dB</text:p>
          </table:table-cell>
        </table:table-row>
        <table:table-row table:style-name="ro4">
          <table:table-cell table:number-columns-repeated="2"/>
          <table:table-cell table:style-name="ce15" office:value-type="float" office:value="25">
            <text:p>25</text:p>
          </table:table-cell>
          <table:table-cell office:value-type="float" office:value="9.953728">
            <text:p>9.95 ms</text:p>
          </table:table-cell>
          <table:table-cell table:style-name="ce36" office:value-type="float" office:value="9.93818">
            <text:p>9.94 ms</text:p>
          </table:table-cell>
          <table:table-cell office:value-type="float" office:value="9.87104">
            <text:p>9.87 ms</text:p>
          </table:table-cell>
          <table:table-cell table:style-name="ce36" office:value-type="float" office:value="9.997824">
            <text:p>10.00 ms</text:p>
          </table:table-cell>
          <table:table-cell office:value-type="float" office:value="29.8467">
            <text:p>29.85 dB</text:p>
          </table:table-cell>
          <table:table-cell table:style-name="ce52" office:value-type="float" office:value="5.012704">
            <text:p>5.01 ms</text:p>
          </table:table-cell>
          <table:table-cell office:value-type="float" office:value="5.77335">
            <text:p>5.77 ms</text:p>
          </table:table-cell>
          <table:table-cell table:style-name="ce36" office:value-type="float" office:value="4.996512">
            <text:p>5.00 ms</text:p>
          </table:table-cell>
          <table:table-cell office:value-type="float" office:value="12.669216">
            <text:p>12.67 ms</text:p>
          </table:table-cell>
          <table:table-cell office:value-type="float" office:value="45.8745">
            <text:p>45.87 dB</text:p>
          </table:table-cell>
        </table:table-row>
        <table:table-row table:style-name="ro4">
          <table:table-cell table:number-columns-repeated="2"/>
          <table:table-cell table:style-name="ce15" office:value-type="float" office:value="20">
            <text:p>20</text:p>
          </table:table-cell>
          <table:table-cell office:value-type="float" office:value="10.125888">
            <text:p>10.13 ms</text:p>
          </table:table-cell>
          <table:table-cell table:style-name="ce36" office:value-type="float" office:value="10.1198">
            <text:p>10.12 ms</text:p>
          </table:table-cell>
          <table:table-cell office:value-type="float" office:value="10.039008">
            <text:p>10.04 ms</text:p>
          </table:table-cell>
          <table:table-cell table:style-name="ce36" office:value-type="float" office:value="10.185728">
            <text:p>10.19 ms</text:p>
          </table:table-cell>
          <table:table-cell office:value-type="float" office:value="29.0913">
            <text:p>29.09 dB</text:p>
          </table:table-cell>
          <table:table-cell table:style-name="ce52" office:value-type="float" office:value="4.766976">
            <text:p>4.77 ms</text:p>
          </table:table-cell>
          <table:table-cell office:value-type="float" office:value="5.52484">
            <text:p>5.52 ms</text:p>
          </table:table-cell>
          <table:table-cell table:style-name="ce36" office:value-type="float" office:value="4.734848">
            <text:p>4.73 ms</text:p>
          </table:table-cell>
          <table:table-cell office:value-type="float" office:value="12.392192">
            <text:p>12.39 ms</text:p>
          </table:table-cell>
          <table:table-cell office:value-type="float" office:value="45.8177">
            <text:p>45.82 dB</text:p>
          </table:table-cell>
        </table:table-row>
        <table:table-row table:style-name="ro4">
          <table:table-cell table:number-columns-repeated="2"/>
          <table:table-cell table:style-name="ce15" office:value-type="float" office:value="15">
            <text:p>15</text:p>
          </table:table-cell>
          <table:table-cell office:value-type="float" office:value="10.177696">
            <text:p>10.18 ms</text:p>
          </table:table-cell>
          <table:table-cell table:style-name="ce36" office:value-type="float" office:value="10.1901">
            <text:p>10.19 ms</text:p>
          </table:table-cell>
          <table:table-cell office:value-type="float" office:value="10.082848">
            <text:p>10.08 ms</text:p>
          </table:table-cell>
          <table:table-cell table:style-name="ce36" office:value-type="float" office:value="10.333792">
            <text:p>10.33 ms</text:p>
          </table:table-cell>
          <table:table-cell office:value-type="float" office:value="28.0987">
            <text:p>28.10 dB</text:p>
          </table:table-cell>
          <table:table-cell table:style-name="ce52" office:value-type="float" office:value="4.45152">
            <text:p>4.45 ms</text:p>
          </table:table-cell>
          <table:table-cell office:value-type="float" office:value="5.21514">
            <text:p>5.22 ms</text:p>
          </table:table-cell>
          <table:table-cell table:style-name="ce36" office:value-type="float" office:value="4.438912">
            <text:p>4.44 ms</text:p>
          </table:table-cell>
          <table:table-cell office:value-type="float" office:value="12.090112">
            <text:p>12.09 ms</text:p>
          </table:table-cell>
          <table:table-cell office:value-type="float" office:value="45.1142">
            <text:p>45.11 dB</text:p>
          </table:table-cell>
        </table:table-row>
        <table:table-row table:style-name="ro4">
          <table:table-cell table:number-columns-repeated="2"/>
          <table:table-cell table:style-name="ce15" office:value-type="float" office:value="10">
            <text:p>10</text:p>
          </table:table-cell>
          <table:table-cell office:value-type="float" office:value="10.351712">
            <text:p>10.35 ms</text:p>
          </table:table-cell>
          <table:table-cell table:style-name="ce36" office:value-type="float" office:value="10.3418">
            <text:p>10.34 ms</text:p>
          </table:table-cell>
          <table:table-cell office:value-type="float" office:value="10.304224">
            <text:p>10.30 ms</text:p>
          </table:table-cell>
          <table:table-cell table:style-name="ce36" office:value-type="float" office:value="10.367264">
            <text:p>10.37 ms</text:p>
          </table:table-cell>
          <table:table-cell office:value-type="float" office:value="26.5915">
            <text:p>26.59 dB</text:p>
          </table:table-cell>
          <table:table-cell table:style-name="ce52" office:value-type="float" office:value="4.086176">
            <text:p>4.09 ms</text:p>
          </table:table-cell>
          <table:table-cell office:value-type="float" office:value="4.84814">
            <text:p>4.85 ms</text:p>
          </table:table-cell>
          <table:table-cell table:style-name="ce36" office:value-type="float" office:value="4.068128">
            <text:p>4.07 ms</text:p>
          </table:table-cell>
          <table:table-cell office:value-type="float" office:value="11.719424">
            <text:p>11.72 ms</text:p>
          </table:table-cell>
          <table:table-cell office:value-type="float" office:value="45.2677">
            <text:p>45.27 dB</text:p>
          </table:table-cell>
        </table:table-row>
        <table:table-row table:style-name="ro4">
          <table:table-cell table:number-columns-repeated="2"/>
          <table:table-cell table:style-name="ce16" office:value-type="float" office:value="5">
            <text:p>5</text:p>
          </table:table-cell>
          <table:table-cell table:style-name="ce28" office:value-type="float" office:value="10.594528">
            <text:p>10.59 ms</text:p>
          </table:table-cell>
          <table:table-cell table:style-name="ce37" office:value-type="float" office:value="10.5929">
            <text:p>10.59 ms</text:p>
          </table:table-cell>
          <table:table-cell table:style-name="ce41" office:value-type="float" office:value="10.55776">
            <text:p>10.56 ms</text:p>
          </table:table-cell>
          <table:table-cell table:style-name="ce37" office:value-type="float" office:value="10.674784">
            <text:p>10.67 ms</text:p>
          </table:table-cell>
          <table:table-cell table:style-name="ce50" office:value-type="float" office:value="24.0711">
            <text:p>24.07 dB</text:p>
          </table:table-cell>
          <table:table-cell table:style-name="ce53" office:value-type="float" office:value="3.636192">
            <text:p>3.64 ms</text:p>
          </table:table-cell>
          <table:table-cell table:style-name="ce42" office:value-type="float" office:value="4.39825">
            <text:p>4.40 ms</text:p>
          </table:table-cell>
          <table:table-cell table:style-name="ce37" office:value-type="float" office:value="3.621216">
            <text:p>3.62 ms</text:p>
          </table:table-cell>
          <table:table-cell table:style-name="ce42" office:value-type="float" office:value="11.277536">
            <text:p>11.28 ms</text:p>
          </table:table-cell>
          <table:table-cell table:style-name="ce57" office:value-type="float" office:value="45.1191">
            <text:p>45.12 dB</text:p>
          </table:table-cell>
        </table:table-row>
        <table:table-row table:style-name="ro3">
          <table:table-cell table:number-columns-repeated="2"/>
          <table:table-cell table:style-name="Default" table:number-columns-repeated="11"/>
        </table:table-row>
        <table:table-row table:style-name="ro3">
          <table:table-cell/>
          <table:table-cell table:style-name="ce1" office:value-type="string">
            <text:p>4K 4096x2160</text:p>
          </table:table-cell>
          <table:table-cell table:style-name="Default" table:number-columns-repeated="11"/>
        </table:table-row>
        <table:table-row table:style-name="ro4">
          <table:table-cell table:number-columns-repeated="2"/>
          <table:table-cell table:style-name="Default"/>
          <table:table-cell table:style-name="ce20" office:value-type="string" table:number-columns-spanned="5" table:number-rows-spanned="1">
            <text:p>Encode (duration without load and save)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20" office:value-type="string" table:number-columns-spanned="5" table:number-rows-spanned="1">
            <text:p>Decode (duration without load and save)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</table:table-row>
        <table:table-row table:style-name="ro4">
          <table:table-cell table:number-columns-repeated="2"/>
          <table:table-cell table:style-name="ce7" office:value-type="string">
            <text:p>quality</text:p>
          </table:table-cell>
          <table:table-cell table:style-name="ce7" office:value-type="string">
            <text:p>median</text:p>
          </table:table-cell>
          <table:table-cell table:style-name="ce7" office:value-type="string">
            <text:p>avg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pnsr</text:p>
          </table:table-cell>
          <table:table-cell table:style-name="ce7" office:value-type="string">
            <text:p>median</text:p>
          </table:table-cell>
          <table:table-cell table:style-name="ce7" office:value-type="string">
            <text:p>avg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pnsr</text:p>
          </table:table-cell>
        </table:table-row>
        <table:table-row table:style-name="ro4">
          <table:table-cell table:number-columns-repeated="2"/>
          <table:table-cell table:style-name="ce17" office:value-type="float" office:value="100">
            <text:p>100</text:p>
          </table:table-cell>
          <table:table-cell table:style-name="ce26" office:value-type="float" office:value="55.878048">
            <text:p>55.88 ms</text:p>
          </table:table-cell>
          <table:table-cell table:style-name="ce35" office:value-type="float" office:value="56.0902">
            <text:p>56.09 ms</text:p>
          </table:table-cell>
          <table:table-cell table:style-name="ce39" office:value-type="float" office:value="55.767265">
            <text:p>55.77 ms</text:p>
          </table:table-cell>
          <table:table-cell table:style-name="ce35" office:value-type="float" office:value="57.851616">
            <text:p>57.85 ms</text:p>
          </table:table-cell>
          <table:table-cell table:style-name="ce48" office:value-type="float" office:value="46.2856">
            <text:p>46.29 dB</text:p>
          </table:table-cell>
          <table:table-cell table:style-name="ce51" office:value-type="float" office:value="87.732895">
            <text:p>87.73 ms</text:p>
          </table:table-cell>
          <table:table-cell table:style-name="ce39" office:value-type="float" office:value="90.9348">
            <text:p>90.93 ms</text:p>
          </table:table-cell>
          <table:table-cell table:style-name="ce35" office:value-type="float" office:value="87.258781">
            <text:p>87.26 ms</text:p>
          </table:table-cell>
          <table:table-cell table:style-name="ce39" office:value-type="float" office:value="117.649918">
            <text:p>117.65 ms</text:p>
          </table:table-cell>
          <table:table-cell table:style-name="ce55" office:value-type="float" office:value="46.1775">
            <text:p>46.18 dB</text:p>
          </table:table-cell>
        </table:table-row>
        <table:table-row table:style-name="ro4">
          <table:table-cell table:number-columns-repeated="2"/>
          <table:table-cell office:value-type="float" office:value="95">
            <text:p>95</text:p>
          </table:table-cell>
          <table:table-cell office:value-type="float" office:value="45.665089">
            <text:p>45.67 ms</text:p>
          </table:table-cell>
          <table:table-cell office:value-type="float" office:value="45.7475">
            <text:p>45.75 ms</text:p>
          </table:table-cell>
          <table:table-cell office:value-type="float" office:value="45.405888">
            <text:p>45.41 ms</text:p>
          </table:table-cell>
          <table:table-cell office:value-type="float" office:value="46.612705">
            <text:p>46.61 ms</text:p>
          </table:table-cell>
          <table:table-cell office:value-type="float" office:value="42.2563">
            <text:p>42.26 dB</text:p>
          </table:table-cell>
          <table:table-cell office:value-type="float" office:value="39.874271">
            <text:p>39.87 ms</text:p>
          </table:table-cell>
          <table:table-cell office:value-type="float" office:value="42.8383">
            <text:p>42.84 ms</text:p>
          </table:table-cell>
          <table:table-cell office:value-type="float" office:value="39.777218">
            <text:p>39.78 ms</text:p>
          </table:table-cell>
          <table:table-cell office:value-type="float" office:value="69.370461">
            <text:p>69.37 ms</text:p>
          </table:table-cell>
          <table:table-cell office:value-type="float" office:value="46.1584">
            <text:p>46.16 dB</text:p>
          </table:table-cell>
        </table:table-row>
        <table:table-row table:style-name="ro4">
          <table:table-cell table:number-columns-repeated="2"/>
          <table:table-cell office:value-type="float" office:value="90">
            <text:p>90</text:p>
          </table:table-cell>
          <table:table-cell office:value-type="float" office:value="44.83997">
            <text:p>44.84 ms</text:p>
          </table:table-cell>
          <table:table-cell office:value-type="float" office:value="44.8412">
            <text:p>44.84 ms</text:p>
          </table:table-cell>
          <table:table-cell office:value-type="float" office:value="44.617985">
            <text:p>44.62 ms</text:p>
          </table:table-cell>
          <table:table-cell office:value-type="float" office:value="45.543262">
            <text:p>45.54 ms</text:p>
          </table:table-cell>
          <table:table-cell office:value-type="float" office:value="40.7199">
            <text:p>40.72 dB</text:p>
          </table:table-cell>
          <table:table-cell office:value-type="float" office:value="31.974785">
            <text:p>31.97 ms</text:p>
          </table:table-cell>
          <table:table-cell office:value-type="float" office:value="34.886">
            <text:p>34.89 ms</text:p>
          </table:table-cell>
          <table:table-cell office:value-type="float" office:value="31.840384">
            <text:p>31.84 ms</text:p>
          </table:table-cell>
          <table:table-cell office:value-type="float" office:value="61.383968">
            <text:p>61.38 ms</text:p>
          </table:table-cell>
          <table:table-cell office:value-type="float" office:value="46.5119">
            <text:p>46.51 dB</text:p>
          </table:table-cell>
        </table:table-row>
        <table:table-row table:style-name="ro4">
          <table:table-cell table:number-columns-repeated="2"/>
          <table:table-cell office:value-type="float" office:value="85">
            <text:p>85</text:p>
          </table:table-cell>
          <table:table-cell office:value-type="float" office:value="41.3792">
            <text:p>41.38 ms</text:p>
          </table:table-cell>
          <table:table-cell office:value-type="float" office:value="41.5549">
            <text:p>41.55 ms</text:p>
          </table:table-cell>
          <table:table-cell office:value-type="float" office:value="39.244991">
            <text:p>39.24 ms</text:p>
          </table:table-cell>
          <table:table-cell office:value-type="float" office:value="43.728737">
            <text:p>43.73 ms</text:p>
          </table:table-cell>
          <table:table-cell office:value-type="float" office:value="39.8059">
            <text:p>39.81 dB</text:p>
          </table:table-cell>
          <table:table-cell office:value-type="float" office:value="28.38496">
            <text:p>28.38 ms</text:p>
          </table:table-cell>
          <table:table-cell office:value-type="float" office:value="31.3205">
            <text:p>31.32 ms</text:p>
          </table:table-cell>
          <table:table-cell office:value-type="float" office:value="28.31168">
            <text:p>28.31 ms</text:p>
          </table:table-cell>
          <table:table-cell office:value-type="float" office:value="57.821377">
            <text:p>57.82 ms</text:p>
          </table:table-cell>
          <table:table-cell office:value-type="float" office:value="46.5736">
            <text:p>46.57 dB</text:p>
          </table:table-cell>
        </table:table-row>
        <table:table-row table:style-name="ro4">
          <table:table-cell table:number-columns-repeated="2"/>
          <table:table-cell office:value-type="float" office:value="80">
            <text:p>80</text:p>
          </table:table-cell>
          <table:table-cell office:value-type="float" office:value="40.668705">
            <text:p>40.67 ms</text:p>
          </table:table-cell>
          <table:table-cell office:value-type="float" office:value="40.7645">
            <text:p>40.76 ms</text:p>
          </table:table-cell>
          <table:table-cell office:value-type="float" office:value="39.999294">
            <text:p>40.00 ms</text:p>
          </table:table-cell>
          <table:table-cell office:value-type="float" office:value="42.941792">
            <text:p>42.94 ms</text:p>
          </table:table-cell>
          <table:table-cell office:value-type="float" office:value="39.0916">
            <text:p>39.09 dB</text:p>
          </table:table-cell>
          <table:table-cell office:value-type="float" office:value="26.332672">
            <text:p>26.33 ms</text:p>
          </table:table-cell>
          <table:table-cell office:value-type="float" office:value="29.2622">
            <text:p>29.26 ms</text:p>
          </table:table-cell>
          <table:table-cell office:value-type="float" office:value="26.249727">
            <text:p>26.25 ms</text:p>
          </table:table-cell>
          <table:table-cell office:value-type="float" office:value="55.748993">
            <text:p>55.75 ms</text:p>
          </table:table-cell>
          <table:table-cell office:value-type="float" office:value="46.3068">
            <text:p>46.31 dB</text:p>
          </table:table-cell>
        </table:table-row>
        <table:table-row table:style-name="ro4">
          <table:table-cell table:number-columns-repeated="2"/>
          <table:table-cell office:value-type="float" office:value="75">
            <text:p>75</text:p>
          </table:table-cell>
          <table:table-cell office:value-type="float" office:value="40.366562">
            <text:p>40.37 ms</text:p>
          </table:table-cell>
          <table:table-cell office:value-type="float" office:value="40.3631">
            <text:p>40.36 ms</text:p>
          </table:table-cell>
          <table:table-cell office:value-type="float" office:value="38.696926">
            <text:p>38.70 ms</text:p>
          </table:table-cell>
          <table:table-cell office:value-type="float" office:value="42.609665">
            <text:p>42.61 ms</text:p>
          </table:table-cell>
          <table:table-cell office:value-type="float" office:value="38.447">
            <text:p>38.45 dB</text:p>
          </table:table-cell>
          <table:table-cell office:value-type="float" office:value="24.815489">
            <text:p>24.82 ms</text:p>
          </table:table-cell>
          <table:table-cell office:value-type="float" office:value="27.7476">
            <text:p>27.75 ms</text:p>
          </table:table-cell>
          <table:table-cell office:value-type="float" office:value="24.768929">
            <text:p>24.77 ms</text:p>
          </table:table-cell>
          <table:table-cell office:value-type="float" office:value="54.188225">
            <text:p>54.19 ms</text:p>
          </table:table-cell>
          <table:table-cell office:value-type="float" office:value="46.6799">
            <text:p>46.68 dB</text:p>
          </table:table-cell>
        </table:table-row>
        <table:table-row table:style-name="ro4">
          <table:table-cell table:number-columns-repeated="2"/>
          <table:table-cell office:value-type="float" office:value="70">
            <text:p>70</text:p>
          </table:table-cell>
          <table:table-cell office:value-type="float" office:value="39.889889">
            <text:p>39.89 ms</text:p>
          </table:table-cell>
          <table:table-cell office:value-type="float" office:value="40.0805">
            <text:p>40.08 ms</text:p>
          </table:table-cell>
          <table:table-cell office:value-type="float" office:value="38.925663">
            <text:p>38.93 ms</text:p>
          </table:table-cell>
          <table:table-cell office:value-type="float" office:value="42.67696">
            <text:p>42.68 ms</text:p>
          </table:table-cell>
          <table:table-cell office:value-type="float" office:value="37.9557">
            <text:p>37.96 dB</text:p>
          </table:table-cell>
          <table:table-cell office:value-type="float" office:value="23.781952">
            <text:p>23.78 ms</text:p>
          </table:table-cell>
          <table:table-cell office:value-type="float" office:value="26.7203">
            <text:p>26.72 ms</text:p>
          </table:table-cell>
          <table:table-cell office:value-type="float" office:value="23.687391">
            <text:p>23.69 ms</text:p>
          </table:table-cell>
          <table:table-cell office:value-type="float" office:value="53.316994">
            <text:p>53.32 ms</text:p>
          </table:table-cell>
          <table:table-cell office:value-type="float" office:value="46.6861">
            <text:p>46.69 dB</text:p>
          </table:table-cell>
        </table:table-row>
        <table:table-row table:style-name="ro4">
          <table:table-cell table:number-columns-repeated="2"/>
          <table:table-cell office:value-type="float" office:value="65">
            <text:p>65</text:p>
          </table:table-cell>
          <table:table-cell office:value-type="float" office:value="38.865826">
            <text:p>38.87 ms</text:p>
          </table:table-cell>
          <table:table-cell office:value-type="float" office:value="39.0889">
            <text:p>39.09 ms</text:p>
          </table:table-cell>
          <table:table-cell office:value-type="float" office:value="36.794304">
            <text:p>36.79 ms</text:p>
          </table:table-cell>
          <table:table-cell office:value-type="float" office:value="42.563263">
            <text:p>42.56 ms</text:p>
          </table:table-cell>
          <table:table-cell office:value-type="float" office:value="37.4686">
            <text:p>37.47 dB</text:p>
          </table:table-cell>
          <table:table-cell office:value-type="float" office:value="22.947617">
            <text:p>22.95 ms</text:p>
          </table:table-cell>
          <table:table-cell office:value-type="float" office:value="25.8909">
            <text:p>25.89 ms</text:p>
          </table:table-cell>
          <table:table-cell office:value-type="float" office:value="22.902784">
            <text:p>22.90 ms</text:p>
          </table:table-cell>
          <table:table-cell office:value-type="float" office:value="52.396">
            <text:p>52.40 ms</text:p>
          </table:table-cell>
          <table:table-cell office:value-type="float" office:value="46.5981">
            <text:p>46.60 dB</text:p>
          </table:table-cell>
        </table:table-row>
        <table:table-row table:style-name="ro4">
          <table:table-cell table:number-columns-repeated="2"/>
          <table:table-cell office:value-type="float" office:value="60">
            <text:p>60</text:p>
          </table:table-cell>
          <table:table-cell office:value-type="float" office:value="38.241055">
            <text:p>38.24 ms</text:p>
          </table:table-cell>
          <table:table-cell office:value-type="float" office:value="38.5602">
            <text:p>38.56 ms</text:p>
          </table:table-cell>
          <table:table-cell office:value-type="float" office:value="36.787361">
            <text:p>36.79 ms</text:p>
          </table:table-cell>
          <table:table-cell office:value-type="float" office:value="42.08403">
            <text:p>42.08 ms</text:p>
          </table:table-cell>
          <table:table-cell office:value-type="float" office:value="36.9363">
            <text:p>36.94 dB</text:p>
          </table:table-cell>
          <table:table-cell office:value-type="float" office:value="22.241535">
            <text:p>22.24 ms</text:p>
          </table:table-cell>
          <table:table-cell office:value-type="float" office:value="25.1669">
            <text:p>25.17 ms</text:p>
          </table:table-cell>
          <table:table-cell office:value-type="float" office:value="22.18656">
            <text:p>22.19 ms</text:p>
          </table:table-cell>
          <table:table-cell office:value-type="float" office:value="51.655296">
            <text:p>51.66 ms</text:p>
          </table:table-cell>
          <table:table-cell office:value-type="float" office:value="46.4144">
            <text:p>46.41 dB</text:p>
          </table:table-cell>
        </table:table-row>
        <table:table-row table:style-name="ro4">
          <table:table-cell table:number-columns-repeated="2"/>
          <table:table-cell office:value-type="float" office:value="55">
            <text:p>55</text:p>
          </table:table-cell>
          <table:table-cell office:value-type="float" office:value="38.868481">
            <text:p>38.87 ms</text:p>
          </table:table-cell>
          <table:table-cell office:value-type="float" office:value="38.9834">
            <text:p>38.98 ms</text:p>
          </table:table-cell>
          <table:table-cell office:value-type="float" office:value="36.850784">
            <text:p>36.85 ms</text:p>
          </table:table-cell>
          <table:table-cell office:value-type="float" office:value="41.872063">
            <text:p>41.87 ms</text:p>
          </table:table-cell>
          <table:table-cell office:value-type="float" office:value="36.4798">
            <text:p>36.48 dB</text:p>
          </table:table-cell>
          <table:table-cell office:value-type="float" office:value="21.624577">
            <text:p>21.62 ms</text:p>
          </table:table-cell>
          <table:table-cell office:value-type="float" office:value="24.574">
            <text:p>24.57 ms</text:p>
          </table:table-cell>
          <table:table-cell office:value-type="float" office:value="21.592192">
            <text:p>21.59 ms</text:p>
          </table:table-cell>
          <table:table-cell office:value-type="float" office:value="51.135201">
            <text:p>51.14 ms</text:p>
          </table:table-cell>
          <table:table-cell office:value-type="float" office:value="46.5273">
            <text:p>46.53 dB</text:p>
          </table:table-cell>
        </table:table-row>
        <table:table-row table:style-name="ro4">
          <table:table-cell table:number-columns-repeated="2"/>
          <table:table-cell office:value-type="float" office:value="50">
            <text:p>50</text:p>
          </table:table-cell>
          <table:table-cell office:value-type="float" office:value="39.218849">
            <text:p>39.22 ms</text:p>
          </table:table-cell>
          <table:table-cell office:value-type="float" office:value="39.3711">
            <text:p>39.37 ms</text:p>
          </table:table-cell>
          <table:table-cell office:value-type="float" office:value="37.840416">
            <text:p>37.84 ms</text:p>
          </table:table-cell>
          <table:table-cell office:value-type="float" office:value="42.325825">
            <text:p>42.33 ms</text:p>
          </table:table-cell>
          <table:table-cell office:value-type="float" office:value="36.1525">
            <text:p>36.15 dB</text:p>
          </table:table-cell>
          <table:table-cell office:value-type="float" office:value="21.05472">
            <text:p>21.05 ms</text:p>
          </table:table-cell>
          <table:table-cell office:value-type="float" office:value="23.9979">
            <text:p>24.00 ms</text:p>
          </table:table-cell>
          <table:table-cell office:value-type="float" office:value="20.972672">
            <text:p>20.97 ms</text:p>
          </table:table-cell>
          <table:table-cell office:value-type="float" office:value="50.623234">
            <text:p>50.62 ms</text:p>
          </table:table-cell>
          <table:table-cell office:value-type="float" office:value="46.0615">
            <text:p>46.06 dB</text:p>
          </table:table-cell>
        </table:table-row>
        <table:table-row table:style-name="ro4">
          <table:table-cell table:number-columns-repeated="2"/>
          <table:table-cell office:value-type="float" office:value="45">
            <text:p>45</text:p>
          </table:table-cell>
          <table:table-cell office:value-type="float" office:value="39.829662">
            <text:p>39.83 ms</text:p>
          </table:table-cell>
          <table:table-cell office:value-type="float" office:value="39.9404">
            <text:p>39.94 ms</text:p>
          </table:table-cell>
          <table:table-cell office:value-type="float" office:value="37.510494">
            <text:p>37.51 ms</text:p>
          </table:table-cell>
          <table:table-cell office:value-type="float" office:value="42.423584">
            <text:p>42.42 ms</text:p>
          </table:table-cell>
          <table:table-cell office:value-type="float" office:value="35.7223">
            <text:p>35.72 dB</text:p>
          </table:table-cell>
          <table:table-cell office:value-type="float" office:value="20.558336">
            <text:p>20.56 ms</text:p>
          </table:table-cell>
          <table:table-cell office:value-type="float" office:value="23.508">
            <text:p>23.51 ms</text:p>
          </table:table-cell>
          <table:table-cell office:value-type="float" office:value="20.515841">
            <text:p>20.52 ms</text:p>
          </table:table-cell>
          <table:table-cell office:value-type="float" office:value="50.11488">
            <text:p>50.11 ms</text:p>
          </table:table-cell>
          <table:table-cell office:value-type="float" office:value="46.1288">
            <text:p>46.13 dB</text:p>
          </table:table-cell>
        </table:table-row>
        <table:table-row table:style-name="ro4">
          <table:table-cell table:number-columns-repeated="2"/>
          <table:table-cell office:value-type="float" office:value="40">
            <text:p>40</text:p>
          </table:table-cell>
          <table:table-cell office:value-type="float" office:value="41.673248">
            <text:p>41.67 ms</text:p>
          </table:table-cell>
          <table:table-cell office:value-type="float" office:value="40.9142">
            <text:p>40.91 ms</text:p>
          </table:table-cell>
          <table:table-cell office:value-type="float" office:value="39.352127">
            <text:p>39.35 ms</text:p>
          </table:table-cell>
          <table:table-cell office:value-type="float" office:value="42.513344">
            <text:p>42.51 ms</text:p>
          </table:table-cell>
          <table:table-cell office:value-type="float" office:value="35.2506">
            <text:p>35.25 dB</text:p>
          </table:table-cell>
          <table:table-cell office:value-type="float" office:value="20.008801">
            <text:p>20.01 ms</text:p>
          </table:table-cell>
          <table:table-cell office:value-type="float" office:value="23.179">
            <text:p>23.18 ms</text:p>
          </table:table-cell>
          <table:table-cell office:value-type="float" office:value="19.973791">
            <text:p>19.97 ms</text:p>
          </table:table-cell>
          <table:table-cell office:value-type="float" office:value="49.509888">
            <text:p>49.51 ms</text:p>
          </table:table-cell>
          <table:table-cell office:value-type="float" office:value="46.4433">
            <text:p>46.44 dB</text:p>
          </table:table-cell>
        </table:table-row>
        <table:table-row table:style-name="ro4">
          <table:table-cell table:number-columns-repeated="2"/>
          <table:table-cell office:value-type="float" office:value="35">
            <text:p>35</text:p>
          </table:table-cell>
          <table:table-cell office:value-type="float" office:value="40.804607">
            <text:p>40.80 ms</text:p>
          </table:table-cell>
          <table:table-cell office:value-type="float" office:value="40.9535">
            <text:p>40.95 ms</text:p>
          </table:table-cell>
          <table:table-cell office:value-type="float" office:value="39.413151">
            <text:p>39.41 ms</text:p>
          </table:table-cell>
          <table:table-cell office:value-type="float" office:value="42.584545">
            <text:p>42.58 ms</text:p>
          </table:table-cell>
          <table:table-cell office:value-type="float" office:value="34.7559">
            <text:p>34.76 dB</text:p>
          </table:table-cell>
          <table:table-cell office:value-type="float" office:value="19.439552">
            <text:p>19.44 ms</text:p>
          </table:table-cell>
          <table:table-cell office:value-type="float" office:value="22.3904">
            <text:p>22.39 ms</text:p>
          </table:table-cell>
          <table:table-cell office:value-type="float" office:value="19.379904">
            <text:p>19.38 ms</text:p>
          </table:table-cell>
          <table:table-cell office:value-type="float" office:value="49.018303">
            <text:p>49.02 ms</text:p>
          </table:table-cell>
          <table:table-cell office:value-type="float" office:value="44.73">
            <text:p>44.73 dB</text:p>
          </table:table-cell>
        </table:table-row>
        <table:table-row table:style-name="ro4">
          <table:table-cell table:number-columns-repeated="2"/>
          <table:table-cell office:value-type="float" office:value="30">
            <text:p>30</text:p>
          </table:table-cell>
          <table:table-cell office:value-type="float" office:value="40.948158">
            <text:p>40.95 ms</text:p>
          </table:table-cell>
          <table:table-cell office:value-type="float" office:value="41.0125">
            <text:p>41.01 ms</text:p>
          </table:table-cell>
          <table:table-cell office:value-type="float" office:value="39.732319">
            <text:p>39.73 ms</text:p>
          </table:table-cell>
          <table:table-cell office:value-type="float" office:value="43.446369">
            <text:p>43.45 ms</text:p>
          </table:table-cell>
          <table:table-cell office:value-type="float" office:value="34.1761">
            <text:p>34.18 dB</text:p>
          </table:table-cell>
          <table:table-cell office:value-type="float" office:value="18.822271">
            <text:p>18.82 ms</text:p>
          </table:table-cell>
          <table:table-cell office:value-type="float" office:value="21.7649">
            <text:p>21.76 ms</text:p>
          </table:table-cell>
          <table:table-cell office:value-type="float" office:value="18.767391">
            <text:p>18.77 ms</text:p>
          </table:table-cell>
          <table:table-cell office:value-type="float" office:value="48.3592">
            <text:p>48.36 ms</text:p>
          </table:table-cell>
          <table:table-cell office:value-type="float" office:value="46.0951">
            <text:p>46.10 dB</text:p>
          </table:table-cell>
        </table:table-row>
        <table:table-row table:style-name="ro4">
          <table:table-cell table:number-columns-repeated="2"/>
          <table:table-cell office:value-type="float" office:value="25">
            <text:p>25</text:p>
          </table:table-cell>
          <table:table-cell office:value-type="float" office:value="40.718655">
            <text:p>40.72 ms</text:p>
          </table:table-cell>
          <table:table-cell office:value-type="float" office:value="40.943">
            <text:p>40.94 ms</text:p>
          </table:table-cell>
          <table:table-cell office:value-type="float" office:value="39.566238">
            <text:p>39.57 ms</text:p>
          </table:table-cell>
          <table:table-cell office:value-type="float" office:value="43.139168">
            <text:p>43.14 ms</text:p>
          </table:table-cell>
          <table:table-cell office:value-type="float" office:value="33.2907">
            <text:p>33.29 dB</text:p>
          </table:table-cell>
          <table:table-cell office:value-type="float" office:value="18.123169">
            <text:p>18.12 ms</text:p>
          </table:table-cell>
          <table:table-cell office:value-type="float" office:value="21.0713">
            <text:p>21.07 ms</text:p>
          </table:table-cell>
          <table:table-cell office:value-type="float" office:value="18.088257">
            <text:p>18.09 ms</text:p>
          </table:table-cell>
          <table:table-cell office:value-type="float" office:value="47.662174">
            <text:p>47.66 ms</text:p>
          </table:table-cell>
          <table:table-cell office:value-type="float" office:value="45.9152">
            <text:p>45.92 dB</text:p>
          </table:table-cell>
        </table:table-row>
        <table:table-row table:style-name="ro4">
          <table:table-cell table:number-columns-repeated="2"/>
          <table:table-cell office:value-type="float" office:value="20">
            <text:p>20</text:p>
          </table:table-cell>
          <table:table-cell office:value-type="float" office:value="41.871426">
            <text:p>41.87 ms</text:p>
          </table:table-cell>
          <table:table-cell office:value-type="float" office:value="41.2936">
            <text:p>41.29 ms</text:p>
          </table:table-cell>
          <table:table-cell office:value-type="float" office:value="39.505054">
            <text:p>39.51 ms</text:p>
          </table:table-cell>
          <table:table-cell office:value-type="float" office:value="43.04464">
            <text:p>43.04 ms</text:p>
          </table:table-cell>
          <table:table-cell office:value-type="float" office:value="32.2891">
            <text:p>32.29 dB</text:p>
          </table:table-cell>
          <table:table-cell office:value-type="float" office:value="17.365473">
            <text:p>17.37 ms</text:p>
          </table:table-cell>
          <table:table-cell office:value-type="float" office:value="20.3232">
            <text:p>20.32 ms</text:p>
          </table:table-cell>
          <table:table-cell office:value-type="float" office:value="17.346624">
            <text:p>17.35 ms</text:p>
          </table:table-cell>
          <table:table-cell office:value-type="float" office:value="46.98912">
            <text:p>46.99 ms</text:p>
          </table:table-cell>
          <table:table-cell office:value-type="float" office:value="45.8917">
            <text:p>45.89 dB</text:p>
          </table:table-cell>
        </table:table-row>
        <table:table-row table:style-name="ro4">
          <table:table-cell table:number-columns-repeated="2"/>
          <table:table-cell office:value-type="float" office:value="15">
            <text:p>15</text:p>
          </table:table-cell>
          <table:table-cell office:value-type="float" office:value="41.840511">
            <text:p>41.84 ms</text:p>
          </table:table-cell>
          <table:table-cell office:value-type="float" office:value="42.1995">
            <text:p>42.20 ms</text:p>
          </table:table-cell>
          <table:table-cell office:value-type="float" office:value="41.226048">
            <text:p>41.23 ms</text:p>
          </table:table-cell>
          <table:table-cell office:value-type="float" office:value="43.85104">
            <text:p>43.85 ms</text:p>
          </table:table-cell>
          <table:table-cell office:value-type="float" office:value="30.9668">
            <text:p>30.97 dB</text:p>
          </table:table-cell>
          <table:table-cell office:value-type="float" office:value="16.509537">
            <text:p>16.51 ms</text:p>
          </table:table-cell>
          <table:table-cell office:value-type="float" office:value="19.4691">
            <text:p>19.47 ms</text:p>
          </table:table-cell>
          <table:table-cell office:value-type="float" office:value="16.487488">
            <text:p>16.49 ms</text:p>
          </table:table-cell>
          <table:table-cell office:value-type="float" office:value="46.099232">
            <text:p>46.10 ms</text:p>
          </table:table-cell>
          <table:table-cell office:value-type="float" office:value="45.1723">
            <text:p>45.17 dB</text:p>
          </table:table-cell>
        </table:table-row>
        <table:table-row table:style-name="ro4">
          <table:table-cell table:number-columns-repeated="2"/>
          <table:table-cell office:value-type="float" office:value="10">
            <text:p>10</text:p>
          </table:table-cell>
          <table:table-cell office:value-type="float" office:value="44.37632">
            <text:p>44.38 ms</text:p>
          </table:table-cell>
          <table:table-cell office:value-type="float" office:value="44.3546">
            <text:p>44.35 ms</text:p>
          </table:table-cell>
          <table:table-cell office:value-type="float" office:value="43.902847">
            <text:p>43.90 ms</text:p>
          </table:table-cell>
          <table:table-cell office:value-type="float" office:value="44.810207">
            <text:p>44.81 ms</text:p>
          </table:table-cell>
          <table:table-cell office:value-type="float" office:value="28.9247">
            <text:p>28.92 dB</text:p>
          </table:table-cell>
          <table:table-cell office:value-type="float" office:value="15.476256">
            <text:p>15.48 ms</text:p>
          </table:table-cell>
          <table:table-cell office:value-type="float" office:value="18.4432">
            <text:p>18.44 ms</text:p>
          </table:table-cell>
          <table:table-cell office:value-type="float" office:value="15.459552">
            <text:p>15.46 ms</text:p>
          </table:table-cell>
          <table:table-cell office:value-type="float" office:value="45.167774">
            <text:p>45.17 ms</text:p>
          </table:table-cell>
          <table:table-cell office:value-type="float" office:value="45.2616">
            <text:p>45.26 dB</text:p>
          </table:table-cell>
        </table:table-row>
        <table:table-row table:style-name="ro4">
          <table:table-cell table:number-columns-repeated="2"/>
          <table:table-cell table:style-name="ce19" office:value-type="float" office:value="5">
            <text:p>5</text:p>
          </table:table-cell>
          <table:table-cell table:style-name="ce28" office:value-type="float" office:value="45.614334">
            <text:p>45.61 ms</text:p>
          </table:table-cell>
          <table:table-cell table:style-name="ce37" office:value-type="float" office:value="45.6224">
            <text:p>45.62 ms</text:p>
          </table:table-cell>
          <table:table-cell table:style-name="ce42" office:value-type="float" office:value="45.152802">
            <text:p>45.15 ms</text:p>
          </table:table-cell>
          <table:table-cell table:style-name="ce37" office:value-type="float" office:value="46.166752">
            <text:p>46.17 ms</text:p>
          </table:table-cell>
          <table:table-cell table:style-name="ce50" office:value-type="float" office:value="25.6219">
            <text:p>25.62 dB</text:p>
          </table:table-cell>
          <table:table-cell table:style-name="ce53" office:value-type="float" office:value="14.16608">
            <text:p>14.17 ms</text:p>
          </table:table-cell>
          <table:table-cell table:style-name="ce42" office:value-type="float" office:value="17.1309">
            <text:p>17.13 ms</text:p>
          </table:table-cell>
          <table:table-cell table:style-name="ce37" office:value-type="float" office:value="14.139488">
            <text:p>14.14 ms</text:p>
          </table:table-cell>
          <table:table-cell table:style-name="ce42" office:value-type="float" office:value="43.848385">
            <text:p>43.85 ms</text:p>
          </table:table-cell>
          <table:table-cell table:style-name="ce57" office:value-type="float" office:value="45.1417">
            <text:p>45.14 dB</text:p>
          </table:table-cell>
        </table:table-row>
        <table:table-row table:style-name="ro3" table:number-rows-repeated="2">
          <table:table-cell table:number-columns-repeated="2"/>
          <table:table-cell table:style-name="Default" table:number-columns-repeated="11"/>
        </table:table-row>
        <table:table-row table:style-name="ro3">
          <table:table-cell/>
          <table:table-cell table:style-name="ce4" office:value-type="string">
            <text:p>Inter Core 2 Duo 3.2GHz, NVIDIA 9800GT</text:p>
          </table:table-cell>
          <table:table-cell table:style-name="ce13" table:number-columns-repeated="11"/>
        </table:table-row>
        <table:table-row table:style-name="ro3">
          <table:table-cell table:number-columns-repeated="2"/>
          <table:table-cell table:style-name="Default" table:number-columns-repeated="11"/>
        </table:table-row>
        <table:table-row table:style-name="ro4">
          <table:table-cell/>
          <table:table-cell table:style-name="ce1" office:value-type="string">
            <text:p>HD 1920x1080</text:p>
          </table:table-cell>
          <table:table-cell table:style-name="Default"/>
          <table:table-cell table:style-name="ce20" office:value-type="string" table:number-columns-spanned="5" table:number-rows-spanned="1">
            <text:p>Encode (duration without load and save)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20" office:value-type="string" table:number-columns-spanned="5" table:number-rows-spanned="1">
            <text:p>Decode (duration without load and save)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</table:table-row>
        <table:table-row table:style-name="ro4">
          <table:table-cell table:number-columns-repeated="2"/>
          <table:table-cell table:style-name="ce7" office:value-type="string">
            <text:p>quality</text:p>
          </table:table-cell>
          <table:table-cell table:style-name="ce7" office:value-type="string">
            <text:p>median</text:p>
          </table:table-cell>
          <table:table-cell table:style-name="ce7" office:value-type="string">
            <text:p>avg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pnsr</text:p>
          </table:table-cell>
          <table:table-cell table:style-name="ce7" office:value-type="string">
            <text:p>median</text:p>
          </table:table-cell>
          <table:table-cell table:style-name="ce7" office:value-type="string">
            <text:p>avg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pnsr</text:p>
          </table:table-cell>
        </table:table-row>
        <table:table-row table:style-name="ro4">
          <table:table-cell table:number-columns-repeated="2"/>
          <table:table-cell table:style-name="ce17" office:value-type="float" office:value="100">
            <text:p>100</text:p>
          </table:table-cell>
          <table:table-cell table:style-name="ce26" office:value-type="float" office:value="42.251007">
            <text:p>42.25 ms</text:p>
          </table:table-cell>
          <table:table-cell table:style-name="ce35" office:value-type="float" office:value="42.1822">
            <text:p>42.18 ms</text:p>
          </table:table-cell>
          <table:table-cell table:style-name="ce39" office:value-type="float" office:value="41.561985">
            <text:p>41.56 ms</text:p>
          </table:table-cell>
          <table:table-cell table:style-name="ce35" office:value-type="float" office:value="42.520447">
            <text:p>42.52 ms</text:p>
          </table:table-cell>
          <table:table-cell table:style-name="ce48" office:value-type="float" office:value="46.2448">
            <text:p>46.24 dB</text:p>
          </table:table-cell>
          <table:table-cell table:style-name="ce51" office:value-type="float" office:value="90.363007">
            <text:p>90.36 ms</text:p>
          </table:table-cell>
          <table:table-cell table:style-name="ce39" office:value-type="float" office:value="90.2924">
            <text:p>90.29 ms</text:p>
          </table:table-cell>
          <table:table-cell table:style-name="ce35" office:value-type="float" office:value="89.727364">
            <text:p>89.73 ms</text:p>
          </table:table-cell>
          <table:table-cell table:style-name="ce39" office:value-type="float" office:value="90.765694">
            <text:p>90.77 ms</text:p>
          </table:table-cell>
          <table:table-cell table:style-name="ce55" office:value-type="float" office:value="47.1253">
            <text:p>47.13 dB</text:p>
          </table:table-cell>
        </table:table-row>
        <table:table-row table:style-name="ro4">
          <table:table-cell table:number-columns-repeated="2"/>
          <table:table-cell office:value-type="float" office:value="95">
            <text:p>95</text:p>
          </table:table-cell>
          <table:table-cell office:value-type="float" office:value="29.696768">
            <text:p>29.70 ms</text:p>
          </table:table-cell>
          <table:table-cell office:value-type="float" office:value="29.6144">
            <text:p>29.61 ms</text:p>
          </table:table-cell>
          <table:table-cell office:value-type="float" office:value="28.766815">
            <text:p>28.77 ms</text:p>
          </table:table-cell>
          <table:table-cell office:value-type="float" office:value="30.186272">
            <text:p>30.19 ms</text:p>
          </table:table-cell>
          <table:table-cell office:value-type="float" office:value="40.1541">
            <text:p>40.15 dB</text:p>
          </table:table-cell>
          <table:table-cell office:value-type="float" office:value="36.752865">
            <text:p>36.75 ms</text:p>
          </table:table-cell>
          <table:table-cell office:value-type="float" office:value="36.8947">
            <text:p>36.89 ms</text:p>
          </table:table-cell>
          <table:table-cell office:value-type="float" office:value="36.666431">
            <text:p>36.67 ms</text:p>
          </table:table-cell>
          <table:table-cell office:value-type="float" office:value="37.332321">
            <text:p>37.33 ms</text:p>
          </table:table-cell>
          <table:table-cell office:value-type="float" office:value="40.6781">
            <text:p>40.68 dB</text:p>
          </table:table-cell>
        </table:table-row>
        <table:table-row table:style-name="ro4">
          <table:table-cell table:number-columns-repeated="2"/>
          <table:table-cell office:value-type="float" office:value="90">
            <text:p>90</text:p>
          </table:table-cell>
          <table:table-cell office:value-type="float" office:value="27.985952">
            <text:p>27.99 ms</text:p>
          </table:table-cell>
          <table:table-cell office:value-type="float" office:value="27.9441">
            <text:p>27.94 ms</text:p>
          </table:table-cell>
          <table:table-cell office:value-type="float" office:value="27.359232">
            <text:p>27.36 ms</text:p>
          </table:table-cell>
          <table:table-cell office:value-type="float" office:value="28.5264">
            <text:p>28.53 ms</text:p>
          </table:table-cell>
          <table:table-cell office:value-type="float" office:value="37.4934">
            <text:p>37.49 dB</text:p>
          </table:table-cell>
          <table:table-cell office:value-type="float" office:value="30.346272">
            <text:p>30.35 ms</text:p>
          </table:table-cell>
          <table:table-cell office:value-type="float" office:value="30.2887">
            <text:p>30.29 ms</text:p>
          </table:table-cell>
          <table:table-cell office:value-type="float" office:value="29.85008">
            <text:p>29.85 ms</text:p>
          </table:table-cell>
          <table:table-cell office:value-type="float" office:value="30.476801">
            <text:p>30.48 ms</text:p>
          </table:table-cell>
          <table:table-cell office:value-type="float" office:value="37.781">
            <text:p>37.78 dB</text:p>
          </table:table-cell>
        </table:table-row>
        <table:table-row table:style-name="ro4">
          <table:table-cell table:number-columns-repeated="2"/>
          <table:table-cell office:value-type="float" office:value="85">
            <text:p>85</text:p>
          </table:table-cell>
          <table:table-cell office:value-type="float" office:value="26.612513">
            <text:p>26.61 ms</text:p>
          </table:table-cell>
          <table:table-cell office:value-type="float" office:value="26.7103">
            <text:p>26.71 ms</text:p>
          </table:table-cell>
          <table:table-cell office:value-type="float" office:value="25.868992">
            <text:p>25.87 ms</text:p>
          </table:table-cell>
          <table:table-cell office:value-type="float" office:value="27.535135">
            <text:p>27.54 ms</text:p>
          </table:table-cell>
          <table:table-cell office:value-type="float" office:value="35.9866">
            <text:p>35.99 dB</text:p>
          </table:table-cell>
          <table:table-cell office:value-type="float" office:value="28.007936">
            <text:p>28.01 ms</text:p>
          </table:table-cell>
          <table:table-cell office:value-type="float" office:value="27.9344">
            <text:p>27.93 ms</text:p>
          </table:table-cell>
          <table:table-cell office:value-type="float" office:value="27.544191">
            <text:p>27.54 ms</text:p>
          </table:table-cell>
          <table:table-cell office:value-type="float" office:value="28.493759">
            <text:p>28.49 ms</text:p>
          </table:table-cell>
          <table:table-cell office:value-type="float" office:value="36.1773">
            <text:p>36.18 dB</text:p>
          </table:table-cell>
        </table:table-row>
        <table:table-row table:style-name="ro4">
          <table:table-cell table:number-columns-repeated="2"/>
          <table:table-cell office:value-type="float" office:value="80">
            <text:p>80</text:p>
          </table:table-cell>
          <table:table-cell office:value-type="float" office:value="26.792192">
            <text:p>26.79 ms</text:p>
          </table:table-cell>
          <table:table-cell office:value-type="float" office:value="26.7697">
            <text:p>26.77 ms</text:p>
          </table:table-cell>
          <table:table-cell office:value-type="float" office:value="26.327808">
            <text:p>26.33 ms</text:p>
          </table:table-cell>
          <table:table-cell office:value-type="float" office:value="27.452097">
            <text:p>27.45 ms</text:p>
          </table:table-cell>
          <table:table-cell office:value-type="float" office:value="34.9768">
            <text:p>34.98 dB</text:p>
          </table:table-cell>
          <table:table-cell office:value-type="float" office:value="25.933599">
            <text:p>25.93 ms</text:p>
          </table:table-cell>
          <table:table-cell office:value-type="float" office:value="25.8435">
            <text:p>25.84 ms</text:p>
          </table:table-cell>
          <table:table-cell office:value-type="float" office:value="25.423391">
            <text:p>25.42 ms</text:p>
          </table:table-cell>
          <table:table-cell office:value-type="float" office:value="26.358912">
            <text:p>26.36 ms</text:p>
          </table:table-cell>
          <table:table-cell office:value-type="float" office:value="35.1174">
            <text:p>35.12 dB</text:p>
          </table:table-cell>
        </table:table-row>
        <table:table-row table:style-name="ro4">
          <table:table-cell table:number-columns-repeated="2"/>
          <table:table-cell office:value-type="float" office:value="75">
            <text:p>75</text:p>
          </table:table-cell>
          <table:table-cell office:value-type="float" office:value="26.231615">
            <text:p>26.23 ms</text:p>
          </table:table-cell>
          <table:table-cell office:value-type="float" office:value="26.1137">
            <text:p>26.11 ms</text:p>
          </table:table-cell>
          <table:table-cell office:value-type="float" office:value="25.567776">
            <text:p>25.57 ms</text:p>
          </table:table-cell>
          <table:table-cell office:value-type="float" office:value="26.50032">
            <text:p>26.50 ms</text:p>
          </table:table-cell>
          <table:table-cell office:value-type="float" office:value="34.1825">
            <text:p>34.18 dB</text:p>
          </table:table-cell>
          <table:table-cell office:value-type="float" office:value="24.686848">
            <text:p>24.69 ms</text:p>
          </table:table-cell>
          <table:table-cell office:value-type="float" office:value="24.5951">
            <text:p>24.60 ms</text:p>
          </table:table-cell>
          <table:table-cell office:value-type="float" office:value="24.097857">
            <text:p>24.10 ms</text:p>
          </table:table-cell>
          <table:table-cell office:value-type="float" office:value="24.762272">
            <text:p>24.76 ms</text:p>
          </table:table-cell>
          <table:table-cell office:value-type="float" office:value="34.3083">
            <text:p>34.31 dB</text:p>
          </table:table-cell>
        </table:table-row>
        <table:table-row table:style-name="ro4">
          <table:table-cell table:number-columns-repeated="2"/>
          <table:table-cell office:value-type="float" office:value="70">
            <text:p>70</text:p>
          </table:table-cell>
          <table:table-cell office:value-type="float" office:value="25.928064">
            <text:p>25.93 ms</text:p>
          </table:table-cell>
          <table:table-cell office:value-type="float" office:value="25.8272">
            <text:p>25.83 ms</text:p>
          </table:table-cell>
          <table:table-cell office:value-type="float" office:value="25.18416">
            <text:p>25.18 ms</text:p>
          </table:table-cell>
          <table:table-cell office:value-type="float" office:value="26.584064">
            <text:p>26.58 ms</text:p>
          </table:table-cell>
          <table:table-cell office:value-type="float" office:value="33.6312">
            <text:p>33.63 dB</text:p>
          </table:table-cell>
          <table:table-cell office:value-type="float" office:value="24.134687">
            <text:p>24.13 ms</text:p>
          </table:table-cell>
          <table:table-cell office:value-type="float" office:value="24.0765">
            <text:p>24.08 ms</text:p>
          </table:table-cell>
          <table:table-cell office:value-type="float" office:value="23.61264">
            <text:p>23.61 ms</text:p>
          </table:table-cell>
          <table:table-cell office:value-type="float" office:value="24.638241">
            <text:p>24.64 ms</text:p>
          </table:table-cell>
          <table:table-cell office:value-type="float" office:value="33.7356">
            <text:p>33.74 dB</text:p>
          </table:table-cell>
        </table:table-row>
        <table:table-row table:style-name="ro4">
          <table:table-cell table:number-columns-repeated="2"/>
          <table:table-cell office:value-type="float" office:value="65">
            <text:p>65</text:p>
          </table:table-cell>
          <table:table-cell office:value-type="float" office:value="25.843103">
            <text:p>25.84 ms</text:p>
          </table:table-cell>
          <table:table-cell office:value-type="float" office:value="25.8715">
            <text:p>25.87 ms</text:p>
          </table:table-cell>
          <table:table-cell office:value-type="float" office:value="25.418177">
            <text:p>25.42 ms</text:p>
          </table:table-cell>
          <table:table-cell office:value-type="float" office:value="26.66048">
            <text:p>26.66 ms</text:p>
          </table:table-cell>
          <table:table-cell office:value-type="float" office:value="33.1442">
            <text:p>33.14 dB</text:p>
          </table:table-cell>
          <table:table-cell office:value-type="float" office:value="23.380352">
            <text:p>23.38 ms</text:p>
          </table:table-cell>
          <table:table-cell office:value-type="float" office:value="23.2522">
            <text:p>23.25 ms</text:p>
          </table:table-cell>
          <table:table-cell office:value-type="float" office:value="22.885088">
            <text:p>22.89 ms</text:p>
          </table:table-cell>
          <table:table-cell office:value-type="float" office:value="23.705313">
            <text:p>23.71 ms</text:p>
          </table:table-cell>
          <table:table-cell office:value-type="float" office:value="33.2197">
            <text:p>33.22 dB</text:p>
          </table:table-cell>
        </table:table-row>
        <table:table-row table:style-name="ro4">
          <table:table-cell table:number-columns-repeated="2"/>
          <table:table-cell office:value-type="float" office:value="60">
            <text:p>60</text:p>
          </table:table-cell>
          <table:table-cell office:value-type="float" office:value="25.651424">
            <text:p>25.65 ms</text:p>
          </table:table-cell>
          <table:table-cell office:value-type="float" office:value="25.6351">
            <text:p>25.64 ms</text:p>
          </table:table-cell>
          <table:table-cell office:value-type="float" office:value="24.816959">
            <text:p>24.82 ms</text:p>
          </table:table-cell>
          <table:table-cell office:value-type="float" office:value="26.492512">
            <text:p>26.49 ms</text:p>
          </table:table-cell>
          <table:table-cell office:value-type="float" office:value="32.7054">
            <text:p>32.71 dB</text:p>
          </table:table-cell>
          <table:table-cell office:value-type="float" office:value="22.653185">
            <text:p>22.65 ms</text:p>
          </table:table-cell>
          <table:table-cell office:value-type="float" office:value="22.568">
            <text:p>22.57 ms</text:p>
          </table:table-cell>
          <table:table-cell office:value-type="float" office:value="22.175873">
            <text:p>22.18 ms</text:p>
          </table:table-cell>
          <table:table-cell office:value-type="float" office:value="22.812351">
            <text:p>22.81 ms</text:p>
          </table:table-cell>
          <table:table-cell office:value-type="float" office:value="32.793">
            <text:p>32.79 dB</text:p>
          </table:table-cell>
        </table:table-row>
        <table:table-row table:style-name="ro4">
          <table:table-cell table:number-columns-repeated="2"/>
          <table:table-cell office:value-type="float" office:value="55">
            <text:p>55</text:p>
          </table:table-cell>
          <table:table-cell office:value-type="float" office:value="25.691999">
            <text:p>25.69 ms</text:p>
          </table:table-cell>
          <table:table-cell office:value-type="float" office:value="25.665">
            <text:p>25.67 ms</text:p>
          </table:table-cell>
          <table:table-cell office:value-type="float" office:value="25.457409">
            <text:p>25.46 ms</text:p>
          </table:table-cell>
          <table:table-cell office:value-type="float" office:value="25.769793">
            <text:p>25.77 ms</text:p>
          </table:table-cell>
          <table:table-cell office:value-type="float" office:value="32.3347">
            <text:p>32.33 dB</text:p>
          </table:table-cell>
          <table:table-cell office:value-type="float" office:value="22.430752">
            <text:p>22.43 ms</text:p>
          </table:table-cell>
          <table:table-cell office:value-type="float" office:value="22.3697">
            <text:p>22.37 ms</text:p>
          </table:table-cell>
          <table:table-cell office:value-type="float" office:value="21.869696">
            <text:p>21.87 ms</text:p>
          </table:table-cell>
          <table:table-cell office:value-type="float" office:value="22.899809">
            <text:p>22.90 ms</text:p>
          </table:table-cell>
          <table:table-cell office:value-type="float" office:value="32.4318">
            <text:p>32.43 dB</text:p>
          </table:table-cell>
        </table:table-row>
        <table:table-row table:style-name="ro4">
          <table:table-cell table:number-columns-repeated="2"/>
          <table:table-cell office:value-type="float" office:value="50">
            <text:p>50</text:p>
          </table:table-cell>
          <table:table-cell office:value-type="float" office:value="24.97472">
            <text:p>24.97 ms</text:p>
          </table:table-cell>
          <table:table-cell office:value-type="float" office:value="25.2815">
            <text:p>25.28 ms</text:p>
          </table:table-cell>
          <table:table-cell office:value-type="float" office:value="24.641567">
            <text:p>24.64 ms</text:p>
          </table:table-cell>
          <table:table-cell office:value-type="float" office:value="26.816">
            <text:p>26.82 ms</text:p>
          </table:table-cell>
          <table:table-cell office:value-type="float" office:value="32.0338">
            <text:p>32.03 dB</text:p>
          </table:table-cell>
          <table:table-cell office:value-type="float" office:value="21.526688">
            <text:p>21.53 ms</text:p>
          </table:table-cell>
          <table:table-cell office:value-type="float" office:value="21.6345">
            <text:p>21.63 ms</text:p>
          </table:table-cell>
          <table:table-cell office:value-type="float" office:value="21.31616">
            <text:p>21.32 ms</text:p>
          </table:table-cell>
          <table:table-cell office:value-type="float" office:value="21.975008">
            <text:p>21.98 ms</text:p>
          </table:table-cell>
          <table:table-cell office:value-type="float" office:value="32.1053">
            <text:p>32.11 dB</text:p>
          </table:table-cell>
        </table:table-row>
        <table:table-row table:style-name="ro4">
          <table:table-cell table:number-columns-repeated="2"/>
          <table:table-cell office:value-type="float" office:value="45">
            <text:p>45</text:p>
          </table:table-cell>
          <table:table-cell office:value-type="float" office:value="24.9624">
            <text:p>24.96 ms</text:p>
          </table:table-cell>
          <table:table-cell office:value-type="float" office:value="24.9897">
            <text:p>24.99 ms</text:p>
          </table:table-cell>
          <table:table-cell office:value-type="float" office:value="24.412319">
            <text:p>24.41 ms</text:p>
          </table:table-cell>
          <table:table-cell office:value-type="float" office:value="25.861664">
            <text:p>25.86 ms</text:p>
          </table:table-cell>
          <table:table-cell office:value-type="float" office:value="31.7086">
            <text:p>31.71 dB</text:p>
          </table:table-cell>
          <table:table-cell office:value-type="float" office:value="21.563648">
            <text:p>21.56 ms</text:p>
          </table:table-cell>
          <table:table-cell office:value-type="float" office:value="21.3521">
            <text:p>21.35 ms</text:p>
          </table:table-cell>
          <table:table-cell office:value-type="float" office:value="20.898527">
            <text:p>20.90 ms</text:p>
          </table:table-cell>
          <table:table-cell office:value-type="float" office:value="21.620417">
            <text:p>21.62 ms</text:p>
          </table:table-cell>
          <table:table-cell office:value-type="float" office:value="31.7733">
            <text:p>31.77 dB</text:p>
          </table:table-cell>
        </table:table-row>
        <table:table-row table:style-name="ro4">
          <table:table-cell table:number-columns-repeated="2"/>
          <table:table-cell office:value-type="float" office:value="40">
            <text:p>40</text:p>
          </table:table-cell>
          <table:table-cell office:value-type="float" office:value="28.543039">
            <text:p>28.54 ms</text:p>
          </table:table-cell>
          <table:table-cell office:value-type="float" office:value="29.2466">
            <text:p>29.25 ms</text:p>
          </table:table-cell>
          <table:table-cell office:value-type="float" office:value="25.554688">
            <text:p>25.55 ms</text:p>
          </table:table-cell>
          <table:table-cell office:value-type="float" office:value="38.411648">
            <text:p>38.41 ms</text:p>
          </table:table-cell>
          <table:table-cell office:value-type="float" office:value="31.3311">
            <text:p>31.33 dB</text:p>
          </table:table-cell>
          <table:table-cell office:value-type="float" office:value="21.2264">
            <text:p>21.23 ms</text:p>
          </table:table-cell>
          <table:table-cell office:value-type="float" office:value="21.2615">
            <text:p>21.26 ms</text:p>
          </table:table-cell>
          <table:table-cell office:value-type="float" office:value="20.728352">
            <text:p>20.73 ms</text:p>
          </table:table-cell>
          <table:table-cell office:value-type="float" office:value="22.606049">
            <text:p>22.61 ms</text:p>
          </table:table-cell>
          <table:table-cell office:value-type="float" office:value="31.387">
            <text:p>31.39 dB</text:p>
          </table:table-cell>
        </table:table-row>
        <table:table-row table:style-name="ro4">
          <table:table-cell table:number-columns-repeated="2"/>
          <table:table-cell office:value-type="float" office:value="35">
            <text:p>35</text:p>
          </table:table-cell>
          <table:table-cell office:value-type="float" office:value="25.4832">
            <text:p>25.48 ms</text:p>
          </table:table-cell>
          <table:table-cell office:value-type="float" office:value="25.9247">
            <text:p>25.92 ms</text:p>
          </table:table-cell>
          <table:table-cell office:value-type="float" office:value="24.699072">
            <text:p>24.70 ms</text:p>
          </table:table-cell>
          <table:table-cell office:value-type="float" office:value="29.549376">
            <text:p>29.55 ms</text:p>
          </table:table-cell>
          <table:table-cell office:value-type="float" office:value="30.9543">
            <text:p>30.95 dB</text:p>
          </table:table-cell>
          <table:table-cell office:value-type="float" office:value="20.656864">
            <text:p>20.66 ms</text:p>
          </table:table-cell>
          <table:table-cell office:value-type="float" office:value="20.6574">
            <text:p>20.66 ms</text:p>
          </table:table-cell>
          <table:table-cell office:value-type="float" office:value="20.201729">
            <text:p>20.20 ms</text:p>
          </table:table-cell>
          <table:table-cell office:value-type="float" office:value="21.09152">
            <text:p>21.09 ms</text:p>
          </table:table-cell>
          <table:table-cell office:value-type="float" office:value="30.9888">
            <text:p>30.99 dB</text:p>
          </table:table-cell>
        </table:table-row>
        <table:table-row table:style-name="ro4">
          <table:table-cell table:number-columns-repeated="2"/>
          <table:table-cell office:value-type="float" office:value="30">
            <text:p>30</text:p>
          </table:table-cell>
          <table:table-cell office:value-type="float" office:value="24.843424">
            <text:p>24.84 ms</text:p>
          </table:table-cell>
          <table:table-cell office:value-type="float" office:value="24.944">
            <text:p>24.94 ms</text:p>
          </table:table-cell>
          <table:table-cell office:value-type="float" office:value="24.287359">
            <text:p>24.29 ms</text:p>
          </table:table-cell>
          <table:table-cell office:value-type="float" office:value="25.934912">
            <text:p>25.93 ms</text:p>
          </table:table-cell>
          <table:table-cell office:value-type="float" office:value="30.4807">
            <text:p>30.48 dB</text:p>
          </table:table-cell>
          <table:table-cell office:value-type="float" office:value="20.139648">
            <text:p>20.14 ms</text:p>
          </table:table-cell>
          <table:table-cell office:value-type="float" office:value="20.062">
            <text:p>20.06 ms</text:p>
          </table:table-cell>
          <table:table-cell office:value-type="float" office:value="19.580929">
            <text:p>19.58 ms</text:p>
          </table:table-cell>
          <table:table-cell office:value-type="float" office:value="20.228352">
            <text:p>20.23 ms</text:p>
          </table:table-cell>
          <table:table-cell office:value-type="float" office:value="30.4909">
            <text:p>30.49 dB</text:p>
          </table:table-cell>
        </table:table-row>
        <table:table-row table:style-name="ro4">
          <table:table-cell table:number-columns-repeated="2"/>
          <table:table-cell office:value-type="float" office:value="25">
            <text:p>25</text:p>
          </table:table-cell>
          <table:table-cell office:value-type="float" office:value="24.788736">
            <text:p>24.79 ms</text:p>
          </table:table-cell>
          <table:table-cell office:value-type="float" office:value="25.0966">
            <text:p>25.10 ms</text:p>
          </table:table-cell>
          <table:table-cell office:value-type="float" office:value="24.393984">
            <text:p>24.39 ms</text:p>
          </table:table-cell>
          <table:table-cell office:value-type="float" office:value="28.985985">
            <text:p>28.99 ms</text:p>
          </table:table-cell>
          <table:table-cell office:value-type="float" office:value="29.8467">
            <text:p>29.85 dB</text:p>
          </table:table-cell>
          <table:table-cell office:value-type="float" office:value="19.675137">
            <text:p>19.68 ms</text:p>
          </table:table-cell>
          <table:table-cell office:value-type="float" office:value="19.5693">
            <text:p>19.57 ms</text:p>
          </table:table-cell>
          <table:table-cell office:value-type="float" office:value="19.14752">
            <text:p>19.15 ms</text:p>
          </table:table-cell>
          <table:table-cell office:value-type="float" office:value="20.059937">
            <text:p>20.06 ms</text:p>
          </table:table-cell>
          <table:table-cell office:value-type="float" office:value="29.8743">
            <text:p>29.87 dB</text:p>
          </table:table-cell>
        </table:table-row>
        <table:table-row table:style-name="ro4">
          <table:table-cell table:number-columns-repeated="2"/>
          <table:table-cell office:value-type="float" office:value="20">
            <text:p>20</text:p>
          </table:table-cell>
          <table:table-cell office:value-type="float" office:value="24.446367">
            <text:p>24.45 ms</text:p>
          </table:table-cell>
          <table:table-cell office:value-type="float" office:value="24.4066">
            <text:p>24.41 ms</text:p>
          </table:table-cell>
          <table:table-cell office:value-type="float" office:value="23.835552">
            <text:p>23.84 ms</text:p>
          </table:table-cell>
          <table:table-cell office:value-type="float" office:value="24.79632">
            <text:p>24.80 ms</text:p>
          </table:table-cell>
          <table:table-cell office:value-type="float" office:value="29.0913">
            <text:p>29.09 dB</text:p>
          </table:table-cell>
          <table:table-cell office:value-type="float" office:value="18.6688">
            <text:p>18.67 ms</text:p>
          </table:table-cell>
          <table:table-cell office:value-type="float" office:value="18.8426">
            <text:p>18.84 ms</text:p>
          </table:table-cell>
          <table:table-cell office:value-type="float" office:value="18.594048">
            <text:p>18.59 ms</text:p>
          </table:table-cell>
          <table:table-cell office:value-type="float" office:value="19.249023">
            <text:p>19.25 ms</text:p>
          </table:table-cell>
          <table:table-cell office:value-type="float" office:value="29.1112">
            <text:p>29.11 dB</text:p>
          </table:table-cell>
        </table:table-row>
        <table:table-row table:style-name="ro4">
          <table:table-cell table:number-columns-repeated="2"/>
          <table:table-cell office:value-type="float" office:value="15">
            <text:p>15</text:p>
          </table:table-cell>
          <table:table-cell office:value-type="float" office:value="23.868193">
            <text:p>23.87 ms</text:p>
          </table:table-cell>
          <table:table-cell office:value-type="float" office:value="24.1192">
            <text:p>24.12 ms</text:p>
          </table:table-cell>
          <table:table-cell office:value-type="float" office:value="23.714369">
            <text:p>23.71 ms</text:p>
          </table:table-cell>
          <table:table-cell office:value-type="float" office:value="24.971264">
            <text:p>24.97 ms</text:p>
          </table:table-cell>
          <table:table-cell office:value-type="float" office:value="28.0987">
            <text:p>28.10 dB</text:p>
          </table:table-cell>
          <table:table-cell office:value-type="float" office:value="18.429728">
            <text:p>18.43 ms</text:p>
          </table:table-cell>
          <table:table-cell office:value-type="float" office:value="18.4336">
            <text:p>18.43 ms</text:p>
          </table:table-cell>
          <table:table-cell office:value-type="float" office:value="18.368288">
            <text:p>18.37 ms</text:p>
          </table:table-cell>
          <table:table-cell office:value-type="float" office:value="18.61632">
            <text:p>18.62 ms</text:p>
          </table:table-cell>
          <table:table-cell office:value-type="float" office:value="28.0763">
            <text:p>28.08 dB</text:p>
          </table:table-cell>
        </table:table-row>
        <table:table-row table:style-name="ro4">
          <table:table-cell table:number-columns-repeated="2"/>
          <table:table-cell office:value-type="float" office:value="10">
            <text:p>10</text:p>
          </table:table-cell>
          <table:table-cell office:value-type="float" office:value="24.421185">
            <text:p>24.42 ms</text:p>
          </table:table-cell>
          <table:table-cell office:value-type="float" office:value="24.39">
            <text:p>24.39 ms</text:p>
          </table:table-cell>
          <table:table-cell office:value-type="float" office:value="23.875423">
            <text:p>23.88 ms</text:p>
          </table:table-cell>
          <table:table-cell office:value-type="float" office:value="24.786465">
            <text:p>24.79 ms</text:p>
          </table:table-cell>
          <table:table-cell office:value-type="float" office:value="26.5915">
            <text:p>26.59 dB</text:p>
          </table:table-cell>
          <table:table-cell office:value-type="float" office:value="17.714081">
            <text:p>17.71 ms</text:p>
          </table:table-cell>
          <table:table-cell office:value-type="float" office:value="17.7686">
            <text:p>17.77 ms</text:p>
          </table:table-cell>
          <table:table-cell office:value-type="float" office:value="17.649984">
            <text:p>17.65 ms</text:p>
          </table:table-cell>
          <table:table-cell office:value-type="float" office:value="18.385216">
            <text:p>18.39 ms</text:p>
          </table:table-cell>
          <table:table-cell office:value-type="float" office:value="26.6377">
            <text:p>26.64 dB</text:p>
          </table:table-cell>
        </table:table-row>
        <table:table-row table:style-name="ro4">
          <table:table-cell table:number-columns-repeated="2"/>
          <table:table-cell table:style-name="ce19" office:value-type="float" office:value="5">
            <text:p>5</text:p>
          </table:table-cell>
          <table:table-cell table:style-name="ce28" office:value-type="float" office:value="25.753599">
            <text:p>25.75 ms</text:p>
          </table:table-cell>
          <table:table-cell table:style-name="ce37" office:value-type="float" office:value="25.7818">
            <text:p>25.78 ms</text:p>
          </table:table-cell>
          <table:table-cell table:style-name="ce42" office:value-type="float" office:value="25.591616">
            <text:p>25.59 ms</text:p>
          </table:table-cell>
          <table:table-cell table:style-name="ce37" office:value-type="float" office:value="26.249151">
            <text:p>26.25 ms</text:p>
          </table:table-cell>
          <table:table-cell table:style-name="ce50" office:value-type="float" office:value="24.0711">
            <text:p>24.07 dB</text:p>
          </table:table-cell>
          <table:table-cell table:style-name="ce53" office:value-type="float" office:value="16.347233">
            <text:p>16.35 ms</text:p>
          </table:table-cell>
          <table:table-cell table:style-name="ce42" office:value-type="float" office:value="16.4103">
            <text:p>16.41 ms</text:p>
          </table:table-cell>
          <table:table-cell table:style-name="ce37" office:value-type="float" office:value="16.277023">
            <text:p>16.28 ms</text:p>
          </table:table-cell>
          <table:table-cell table:style-name="ce42" office:value-type="float" office:value="16.7544">
            <text:p>16.75 ms</text:p>
          </table:table-cell>
          <table:table-cell table:style-name="ce57" office:value-type="float" office:value="24.1006">
            <text:p>24.10 dB</text:p>
          </table:table-cell>
        </table:table-row>
        <table:table-row table:style-name="ro3">
          <table:table-cell table:number-columns-repeated="2"/>
          <table:table-cell table:style-name="Default" table:number-columns-repeated="11"/>
        </table:table-row>
        <table:table-row table:style-name="ro3">
          <table:table-cell/>
          <table:table-cell table:style-name="ce1" office:value-type="string">
            <text:p>4K 4096x2160</text:p>
          </table:table-cell>
          <table:table-cell table:style-name="Default" table:number-columns-repeated="11"/>
        </table:table-row>
        <table:table-row table:style-name="ro4">
          <table:table-cell table:number-columns-repeated="2"/>
          <table:table-cell table:style-name="Default"/>
          <table:table-cell table:style-name="ce20" office:value-type="string" table:number-columns-spanned="5" table:number-rows-spanned="1">
            <text:p>Encode (duration without load and save)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20" office:value-type="string" table:number-columns-spanned="5" table:number-rows-spanned="1">
            <text:p>Decode (duration without load and save)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</table:table-row>
        <table:table-row table:style-name="ro4">
          <table:table-cell table:number-columns-repeated="2"/>
          <table:table-cell table:style-name="ce7" office:value-type="string">
            <text:p>quality</text:p>
          </table:table-cell>
          <table:table-cell table:style-name="ce7" office:value-type="string">
            <text:p>median</text:p>
          </table:table-cell>
          <table:table-cell table:style-name="ce7" office:value-type="string">
            <text:p>avg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pnsr</text:p>
          </table:table-cell>
          <table:table-cell table:style-name="ce7" office:value-type="string">
            <text:p>median</text:p>
          </table:table-cell>
          <table:table-cell table:style-name="ce7" office:value-type="string">
            <text:p>avg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pnsr</text:p>
          </table:table-cell>
        </table:table-row>
        <table:table-row table:style-name="ro4">
          <table:table-cell table:number-columns-repeated="2"/>
          <table:table-cell table:style-name="ce17" office:value-type="float" office:value="100">
            <text:p>100</text:p>
          </table:table-cell>
          <table:table-cell table:style-name="ce26" office:value-type="float" office:value="160.923203">
            <text:p>160.92 ms</text:p>
          </table:table-cell>
          <table:table-cell table:style-name="ce35" office:value-type="float" office:value="160.615">
            <text:p>160.62 ms</text:p>
          </table:table-cell>
          <table:table-cell table:style-name="ce39" office:value-type="float" office:value="158.906784">
            <text:p>158.91 ms</text:p>
          </table:table-cell>
          <table:table-cell table:style-name="ce35" office:value-type="float" office:value="161.946747">
            <text:p>161.95 ms</text:p>
          </table:table-cell>
          <table:table-cell table:style-name="ce48" office:value-type="float" office:value="46.2856">
            <text:p>46.29 dB</text:p>
          </table:table-cell>
          <table:table-cell table:style-name="ce51" office:value-type="float" office:value="235.281082">
            <text:p>235.28 ms</text:p>
          </table:table-cell>
          <table:table-cell table:style-name="ce39" office:value-type="float" office:value="244.022">
            <text:p>244.02 ms</text:p>
          </table:table-cell>
          <table:table-cell table:style-name="ce35" office:value-type="float" office:value="232.897186">
            <text:p>232.90 ms</text:p>
          </table:table-cell>
          <table:table-cell table:style-name="ce39" office:value-type="float" office:value="321.364685">
            <text:p>321.36 ms</text:p>
          </table:table-cell>
          <table:table-cell table:style-name="ce55" office:value-type="float" office:value="46.1775">
            <text:p>46.18 dB</text:p>
          </table:table-cell>
        </table:table-row>
        <table:table-row table:style-name="ro4">
          <table:table-cell table:number-columns-repeated="2"/>
          <table:table-cell office:value-type="float" office:value="95">
            <text:p>95</text:p>
          </table:table-cell>
          <table:table-cell office:value-type="float" office:value="128.211258">
            <text:p>128.21 ms</text:p>
          </table:table-cell>
          <table:table-cell office:value-type="float" office:value="128.146">
            <text:p>128.15 ms</text:p>
          </table:table-cell>
          <table:table-cell office:value-type="float" office:value="122.933472">
            <text:p>122.93 ms</text:p>
          </table:table-cell>
          <table:table-cell office:value-type="float" office:value="131.767609">
            <text:p>131.77 ms</text:p>
          </table:table-cell>
          <table:table-cell office:value-type="float" office:value="42.2563">
            <text:p>42.26 dB</text:p>
          </table:table-cell>
          <table:table-cell office:value-type="float" office:value="128.891388">
            <text:p>128.89 ms</text:p>
          </table:table-cell>
          <table:table-cell office:value-type="float" office:value="136.137">
            <text:p>136.14 ms</text:p>
          </table:table-cell>
          <table:table-cell office:value-type="float" office:value="125.236732">
            <text:p>125.24 ms</text:p>
          </table:table-cell>
          <table:table-cell office:value-type="float" office:value="212.639389">
            <text:p>212.64 ms</text:p>
          </table:table-cell>
          <table:table-cell office:value-type="float" office:value="46.1584">
            <text:p>46.16 dB</text:p>
          </table:table-cell>
        </table:table-row>
        <table:table-row table:style-name="ro4">
          <table:table-cell table:number-columns-repeated="2"/>
          <table:table-cell office:value-type="float" office:value="90">
            <text:p>90</text:p>
          </table:table-cell>
          <table:table-cell office:value-type="float" office:value="121.124222">
            <text:p>121.12 ms</text:p>
          </table:table-cell>
          <table:table-cell office:value-type="float" office:value="120.897">
            <text:p>120.90 ms</text:p>
          </table:table-cell>
          <table:table-cell office:value-type="float" office:value="118.889313">
            <text:p>118.89 ms</text:p>
          </table:table-cell>
          <table:table-cell office:value-type="float" office:value="121.816353">
            <text:p>121.82 ms</text:p>
          </table:table-cell>
          <table:table-cell office:value-type="float" office:value="40.7199">
            <text:p>40.72 dB</text:p>
          </table:table-cell>
          <table:table-cell office:value-type="float" office:value="111.317757">
            <text:p>111.32 ms</text:p>
          </table:table-cell>
          <table:table-cell office:value-type="float" office:value="119.957">
            <text:p>119.96 ms</text:p>
          </table:table-cell>
          <table:table-cell office:value-type="float" office:value="109.801247">
            <text:p>109.80 ms</text:p>
          </table:table-cell>
          <table:table-cell office:value-type="float" office:value="198.569183">
            <text:p>198.57 ms</text:p>
          </table:table-cell>
          <table:table-cell office:value-type="float" office:value="46.5119">
            <text:p>46.51 dB</text:p>
          </table:table-cell>
        </table:table-row>
        <table:table-row table:style-name="ro4">
          <table:table-cell table:number-columns-repeated="2"/>
          <table:table-cell office:value-type="float" office:value="85">
            <text:p>85</text:p>
          </table:table-cell>
          <table:table-cell office:value-type="float" office:value="118.993187">
            <text:p>118.99 ms</text:p>
          </table:table-cell>
          <table:table-cell office:value-type="float" office:value="118.452">
            <text:p>118.45 ms</text:p>
          </table:table-cell>
          <table:table-cell office:value-type="float" office:value="116.827263">
            <text:p>116.83 ms</text:p>
          </table:table-cell>
          <table:table-cell office:value-type="float" office:value="119.545792">
            <text:p>119.55 ms</text:p>
          </table:table-cell>
          <table:table-cell office:value-type="float" office:value="39.8059">
            <text:p>39.81 dB</text:p>
          </table:table-cell>
          <table:table-cell office:value-type="float" office:value="102.418716">
            <text:p>102.42 ms</text:p>
          </table:table-cell>
          <table:table-cell office:value-type="float" office:value="111.016">
            <text:p>111.02 ms</text:p>
          </table:table-cell>
          <table:table-cell office:value-type="float" office:value="101.972702">
            <text:p>101.97 ms</text:p>
          </table:table-cell>
          <table:table-cell office:value-type="float" office:value="185.69014">
            <text:p>185.69 ms</text:p>
          </table:table-cell>
          <table:table-cell office:value-type="float" office:value="46.5736">
            <text:p>46.57 dB</text:p>
          </table:table-cell>
        </table:table-row>
        <table:table-row table:style-name="ro4">
          <table:table-cell table:number-columns-repeated="2"/>
          <table:table-cell office:value-type="float" office:value="80">
            <text:p>80</text:p>
          </table:table-cell>
          <table:table-cell office:value-type="float" office:value="117.69088">
            <text:p>117.69 ms</text:p>
          </table:table-cell>
          <table:table-cell office:value-type="float" office:value="117.297">
            <text:p>117.30 ms</text:p>
          </table:table-cell>
          <table:table-cell office:value-type="float" office:value="114.861153">
            <text:p>114.86 ms</text:p>
          </table:table-cell>
          <table:table-cell office:value-type="float" office:value="120.654945">
            <text:p>120.65 ms</text:p>
          </table:table-cell>
          <table:table-cell office:value-type="float" office:value="39.0916">
            <text:p>39.09 dB</text:p>
          </table:table-cell>
          <table:table-cell office:value-type="float" office:value="96.503716">
            <text:p>96.50 ms</text:p>
          </table:table-cell>
          <table:table-cell office:value-type="float" office:value="104.96">
            <text:p>104.96 ms</text:p>
          </table:table-cell>
          <table:table-cell office:value-type="float" office:value="96.187012">
            <text:p>96.19 ms</text:p>
          </table:table-cell>
          <table:table-cell office:value-type="float" office:value="179.546051">
            <text:p>179.55 ms</text:p>
          </table:table-cell>
          <table:table-cell office:value-type="float" office:value="46.3068">
            <text:p>46.31 dB</text:p>
          </table:table-cell>
        </table:table-row>
        <table:table-row table:style-name="ro4">
          <table:table-cell table:number-columns-repeated="2"/>
          <table:table-cell office:value-type="float" office:value="75">
            <text:p>75</text:p>
          </table:table-cell>
          <table:table-cell office:value-type="float" office:value="117.860252">
            <text:p>117.86 ms</text:p>
          </table:table-cell>
          <table:table-cell office:value-type="float" office:value="117.619">
            <text:p>117.62 ms</text:p>
          </table:table-cell>
          <table:table-cell office:value-type="float" office:value="114.079651">
            <text:p>114.08 ms</text:p>
          </table:table-cell>
          <table:table-cell office:value-type="float" office:value="122.347168">
            <text:p>122.35 ms</text:p>
          </table:table-cell>
          <table:table-cell office:value-type="float" office:value="38.447">
            <text:p>38.45 dB</text:p>
          </table:table-cell>
          <table:table-cell office:value-type="float" office:value="94.292862">
            <text:p>94.29 ms</text:p>
          </table:table-cell>
          <table:table-cell office:value-type="float" office:value="102.888">
            <text:p>102.89 ms</text:p>
          </table:table-cell>
          <table:table-cell office:value-type="float" office:value="93.922531">
            <text:p>93.92 ms</text:p>
          </table:table-cell>
          <table:table-cell office:value-type="float" office:value="178.468414">
            <text:p>178.47 ms</text:p>
          </table:table-cell>
          <table:table-cell office:value-type="float" office:value="46.6799">
            <text:p>46.68 dB</text:p>
          </table:table-cell>
        </table:table-row>
        <table:table-row table:style-name="ro4">
          <table:table-cell table:number-columns-repeated="2"/>
          <table:table-cell office:value-type="float" office:value="70">
            <text:p>70</text:p>
          </table:table-cell>
          <table:table-cell office:value-type="float" office:value="117.080254">
            <text:p>117.08 ms</text:p>
          </table:table-cell>
          <table:table-cell office:value-type="float" office:value="116.619">
            <text:p>116.62 ms</text:p>
          </table:table-cell>
          <table:table-cell office:value-type="float" office:value="114.47805">
            <text:p>114.48 ms</text:p>
          </table:table-cell>
          <table:table-cell office:value-type="float" office:value="121.063423">
            <text:p>121.06 ms</text:p>
          </table:table-cell>
          <table:table-cell office:value-type="float" office:value="37.9557">
            <text:p>37.96 dB</text:p>
          </table:table-cell>
          <table:table-cell office:value-type="float" office:value="92.028221">
            <text:p>92.03 ms</text:p>
          </table:table-cell>
          <table:table-cell office:value-type="float" office:value="101.068">
            <text:p>101.07 ms</text:p>
          </table:table-cell>
          <table:table-cell office:value-type="float" office:value="90.824287">
            <text:p>90.82 ms</text:p>
          </table:table-cell>
          <table:table-cell office:value-type="float" office:value="181.615265">
            <text:p>181.62 ms</text:p>
          </table:table-cell>
          <table:table-cell office:value-type="float" office:value="46.6861">
            <text:p>46.69 dB</text:p>
          </table:table-cell>
        </table:table-row>
        <table:table-row table:style-name="ro4">
          <table:table-cell table:number-columns-repeated="2"/>
          <table:table-cell office:value-type="float" office:value="65">
            <text:p>65</text:p>
          </table:table-cell>
          <table:table-cell office:value-type="float" office:value="115.858498">
            <text:p>115.86 ms</text:p>
          </table:table-cell>
          <table:table-cell office:value-type="float" office:value="115.617">
            <text:p>115.62 ms</text:p>
          </table:table-cell>
          <table:table-cell office:value-type="float" office:value="113.297218">
            <text:p>113.30 ms</text:p>
          </table:table-cell>
          <table:table-cell office:value-type="float" office:value="118.482307">
            <text:p>118.48 ms</text:p>
          </table:table-cell>
          <table:table-cell office:value-type="float" office:value="37.4686">
            <text:p>37.47 dB</text:p>
          </table:table-cell>
          <table:table-cell office:value-type="float" office:value="91.686813">
            <text:p>91.69 ms</text:p>
          </table:table-cell>
          <table:table-cell office:value-type="float" office:value="100.241">
            <text:p>100.24 ms</text:p>
          </table:table-cell>
          <table:table-cell office:value-type="float" office:value="89.503876">
            <text:p>89.50 ms</text:p>
          </table:table-cell>
          <table:table-cell office:value-type="float" office:value="184.213318">
            <text:p>184.21 ms</text:p>
          </table:table-cell>
          <table:table-cell office:value-type="float" office:value="46.5981">
            <text:p>46.60 dB</text:p>
          </table:table-cell>
        </table:table-row>
        <table:table-row table:style-name="ro4">
          <table:table-cell table:number-columns-repeated="2"/>
          <table:table-cell office:value-type="float" office:value="60">
            <text:p>60</text:p>
          </table:table-cell>
          <table:table-cell office:value-type="float" office:value="116.666306">
            <text:p>116.67 ms</text:p>
          </table:table-cell>
          <table:table-cell office:value-type="float" office:value="116.714">
            <text:p>116.71 ms</text:p>
          </table:table-cell>
          <table:table-cell office:value-type="float" office:value="114.108894">
            <text:p>114.11 ms</text:p>
          </table:table-cell>
          <table:table-cell office:value-type="float" office:value="119.560959">
            <text:p>119.56 ms</text:p>
          </table:table-cell>
          <table:table-cell office:value-type="float" office:value="36.9363">
            <text:p>36.94 dB</text:p>
          </table:table-cell>
          <table:table-cell office:value-type="float" office:value="91.789436">
            <text:p>91.79 ms</text:p>
          </table:table-cell>
          <table:table-cell office:value-type="float" office:value="98.8588">
            <text:p>98.86 ms</text:p>
          </table:table-cell>
          <table:table-cell office:value-type="float" office:value="87.918846">
            <text:p>87.92 ms</text:p>
          </table:table-cell>
          <table:table-cell office:value-type="float" office:value="174.658951">
            <text:p>174.66 ms</text:p>
          </table:table-cell>
          <table:table-cell office:value-type="float" office:value="46.4144">
            <text:p>46.41 dB</text:p>
          </table:table-cell>
        </table:table-row>
        <table:table-row table:style-name="ro4">
          <table:table-cell table:number-columns-repeated="2"/>
          <table:table-cell office:value-type="float" office:value="55">
            <text:p>55</text:p>
          </table:table-cell>
          <table:table-cell office:value-type="float" office:value="115.880226">
            <text:p>115.88 ms</text:p>
          </table:table-cell>
          <table:table-cell office:value-type="float" office:value="115.519">
            <text:p>115.52 ms</text:p>
          </table:table-cell>
          <table:table-cell office:value-type="float" office:value="113.799904">
            <text:p>113.80 ms</text:p>
          </table:table-cell>
          <table:table-cell office:value-type="float" office:value="116.637604">
            <text:p>116.64 ms</text:p>
          </table:table-cell>
          <table:table-cell office:value-type="float" office:value="36.4798">
            <text:p>36.48 dB</text:p>
          </table:table-cell>
          <table:table-cell office:value-type="float" office:value="88.338562">
            <text:p>88.34 ms</text:p>
          </table:table-cell>
          <table:table-cell office:value-type="float" office:value="96.6913">
            <text:p>96.69 ms</text:p>
          </table:table-cell>
          <table:table-cell office:value-type="float" office:value="86.396255">
            <text:p>86.40 ms</text:p>
          </table:table-cell>
          <table:table-cell office:value-type="float" office:value="173.15834">
            <text:p>173.16 ms</text:p>
          </table:table-cell>
          <table:table-cell office:value-type="float" office:value="46.5273">
            <text:p>46.53 dB</text:p>
          </table:table-cell>
        </table:table-row>
        <table:table-row table:style-name="ro4">
          <table:table-cell table:number-columns-repeated="2"/>
          <table:table-cell office:value-type="float" office:value="50">
            <text:p>50</text:p>
          </table:table-cell>
          <table:table-cell office:value-type="float" office:value="115.304192">
            <text:p>115.30 ms</text:p>
          </table:table-cell>
          <table:table-cell office:value-type="float" office:value="115.494">
            <text:p>115.49 ms</text:p>
          </table:table-cell>
          <table:table-cell office:value-type="float" office:value="113.59494">
            <text:p>113.59 ms</text:p>
          </table:table-cell>
          <table:table-cell office:value-type="float" office:value="118.753853">
            <text:p>118.75 ms</text:p>
          </table:table-cell>
          <table:table-cell office:value-type="float" office:value="36.1525">
            <text:p>36.15 dB</text:p>
          </table:table-cell>
          <table:table-cell office:value-type="float" office:value="86.926941">
            <text:p>86.93 ms</text:p>
          </table:table-cell>
          <table:table-cell office:value-type="float" office:value="95.3452">
            <text:p>95.35 ms</text:p>
          </table:table-cell>
          <table:table-cell office:value-type="float" office:value="84.925629">
            <text:p>84.93 ms</text:p>
          </table:table-cell>
          <table:table-cell office:value-type="float" office:value="173.524155">
            <text:p>173.52 ms</text:p>
          </table:table-cell>
          <table:table-cell office:value-type="float" office:value="46.0615">
            <text:p>46.06 dB</text:p>
          </table:table-cell>
        </table:table-row>
        <table:table-row table:style-name="ro4">
          <table:table-cell table:number-columns-repeated="2"/>
          <table:table-cell office:value-type="float" office:value="45">
            <text:p>45</text:p>
          </table:table-cell>
          <table:table-cell office:value-type="float" office:value="117.321152">
            <text:p>117.32 ms</text:p>
          </table:table-cell>
          <table:table-cell office:value-type="float" office:value="116.901">
            <text:p>116.90 ms</text:p>
          </table:table-cell>
          <table:table-cell office:value-type="float" office:value="113.216995">
            <text:p>113.22 ms</text:p>
          </table:table-cell>
          <table:table-cell office:value-type="float" office:value="120.332291">
            <text:p>120.33 ms</text:p>
          </table:table-cell>
          <table:table-cell office:value-type="float" office:value="35.7223">
            <text:p>35.72 dB</text:p>
          </table:table-cell>
          <table:table-cell office:value-type="float" office:value="86.957535">
            <text:p>86.96 ms</text:p>
          </table:table-cell>
          <table:table-cell office:value-type="float" office:value="94.9851">
            <text:p>94.99 ms</text:p>
          </table:table-cell>
          <table:table-cell office:value-type="float" office:value="84.10083">
            <text:p>84.10 ms</text:p>
          </table:table-cell>
          <table:table-cell office:value-type="float" office:value="168.842331">
            <text:p>168.84 ms</text:p>
          </table:table-cell>
          <table:table-cell office:value-type="float" office:value="46.1288">
            <text:p>46.13 dB</text:p>
          </table:table-cell>
        </table:table-row>
        <table:table-row table:style-name="ro4">
          <table:table-cell table:number-columns-repeated="2"/>
          <table:table-cell office:value-type="float" office:value="40">
            <text:p>40</text:p>
          </table:table-cell>
          <table:table-cell office:value-type="float" office:value="117.903969">
            <text:p>117.90 ms</text:p>
          </table:table-cell>
          <table:table-cell office:value-type="float" office:value="117.152">
            <text:p>117.15 ms</text:p>
          </table:table-cell>
          <table:table-cell office:value-type="float" office:value="113.248924">
            <text:p>113.25 ms</text:p>
          </table:table-cell>
          <table:table-cell office:value-type="float" office:value="120.730942">
            <text:p>120.73 ms</text:p>
          </table:table-cell>
          <table:table-cell office:value-type="float" office:value="35.2506">
            <text:p>35.25 dB</text:p>
          </table:table-cell>
          <table:table-cell office:value-type="float" office:value="85.355133">
            <text:p>85.36 ms</text:p>
          </table:table-cell>
          <table:table-cell office:value-type="float" office:value="94.7658">
            <text:p>94.77 ms</text:p>
          </table:table-cell>
          <table:table-cell office:value-type="float" office:value="82.437889">
            <text:p>82.44 ms</text:p>
          </table:table-cell>
          <table:table-cell office:value-type="float" office:value="182.933701">
            <text:p>182.93 ms</text:p>
          </table:table-cell>
          <table:table-cell office:value-type="float" office:value="46.4433">
            <text:p>46.44 dB</text:p>
          </table:table-cell>
        </table:table-row>
        <table:table-row table:style-name="ro4">
          <table:table-cell table:number-columns-repeated="2"/>
          <table:table-cell office:value-type="float" office:value="35">
            <text:p>35</text:p>
          </table:table-cell>
          <table:table-cell office:value-type="float" office:value="117.360832">
            <text:p>117.36 ms</text:p>
          </table:table-cell>
          <table:table-cell office:value-type="float" office:value="117.109">
            <text:p>117.11 ms</text:p>
          </table:table-cell>
          <table:table-cell office:value-type="float" office:value="115.062462">
            <text:p>115.06 ms</text:p>
          </table:table-cell>
          <table:table-cell office:value-type="float" office:value="120.07859">
            <text:p>120.08 ms</text:p>
          </table:table-cell>
          <table:table-cell office:value-type="float" office:value="34.7559">
            <text:p>34.76 dB</text:p>
          </table:table-cell>
          <table:table-cell office:value-type="float" office:value="82.324608">
            <text:p>82.32 ms</text:p>
          </table:table-cell>
          <table:table-cell office:value-type="float" office:value="90.8259">
            <text:p>90.83 ms</text:p>
          </table:table-cell>
          <table:table-cell office:value-type="float" office:value="81.256226">
            <text:p>81.26 ms</text:p>
          </table:table-cell>
          <table:table-cell office:value-type="float" office:value="166.608154">
            <text:p>166.61 ms</text:p>
          </table:table-cell>
          <table:table-cell office:value-type="float" office:value="44.73">
            <text:p>44.73 dB</text:p>
          </table:table-cell>
        </table:table-row>
        <table:table-row table:style-name="ro4">
          <table:table-cell table:number-columns-repeated="2"/>
          <table:table-cell office:value-type="float" office:value="30">
            <text:p>30</text:p>
          </table:table-cell>
          <table:table-cell office:value-type="float" office:value="114.785919">
            <text:p>114.79 ms</text:p>
          </table:table-cell>
          <table:table-cell office:value-type="float" office:value="115.022">
            <text:p>115.02 ms</text:p>
          </table:table-cell>
          <table:table-cell office:value-type="float" office:value="112.161438">
            <text:p>112.16 ms</text:p>
          </table:table-cell>
          <table:table-cell office:value-type="float" office:value="120.268738">
            <text:p>120.27 ms</text:p>
          </table:table-cell>
          <table:table-cell office:value-type="float" office:value="34.1761">
            <text:p>34.18 dB</text:p>
          </table:table-cell>
          <table:table-cell office:value-type="float" office:value="81.558685">
            <text:p>81.56 ms</text:p>
          </table:table-cell>
          <table:table-cell office:value-type="float" office:value="89.9245">
            <text:p>89.92 ms</text:p>
          </table:table-cell>
          <table:table-cell office:value-type="float" office:value="80.407356">
            <text:p>80.41 ms</text:p>
          </table:table-cell>
          <table:table-cell office:value-type="float" office:value="165.861191">
            <text:p>165.86 ms</text:p>
          </table:table-cell>
          <table:table-cell office:value-type="float" office:value="46.0951">
            <text:p>46.10 dB</text:p>
          </table:table-cell>
        </table:table-row>
        <table:table-row table:style-name="ro4">
          <table:table-cell table:number-columns-repeated="2"/>
          <table:table-cell office:value-type="float" office:value="25">
            <text:p>25</text:p>
          </table:table-cell>
          <table:table-cell office:value-type="float" office:value="114.610497">
            <text:p>114.61 ms</text:p>
          </table:table-cell>
          <table:table-cell office:value-type="float" office:value="114.887">
            <text:p>114.89 ms</text:p>
          </table:table-cell>
          <table:table-cell office:value-type="float" office:value="112.616928">
            <text:p>112.62 ms</text:p>
          </table:table-cell>
          <table:table-cell office:value-type="float" office:value="118.848961">
            <text:p>118.85 ms</text:p>
          </table:table-cell>
          <table:table-cell office:value-type="float" office:value="33.2907">
            <text:p>33.29 dB</text:p>
          </table:table-cell>
          <table:table-cell office:value-type="float" office:value="79.501122">
            <text:p>79.50 ms</text:p>
          </table:table-cell>
          <table:table-cell office:value-type="float" office:value="89.0156">
            <text:p>89.02 ms</text:p>
          </table:table-cell>
          <table:table-cell office:value-type="float" office:value="78.346786">
            <text:p>78.35 ms</text:p>
          </table:table-cell>
          <table:table-cell office:value-type="float" office:value="166.39209">
            <text:p>166.39 ms</text:p>
          </table:table-cell>
          <table:table-cell office:value-type="float" office:value="45.9152">
            <text:p>45.92 dB</text:p>
          </table:table-cell>
        </table:table-row>
        <table:table-row table:style-name="ro4">
          <table:table-cell table:number-columns-repeated="2"/>
          <table:table-cell office:value-type="float" office:value="20">
            <text:p>20</text:p>
          </table:table-cell>
          <table:table-cell office:value-type="float" office:value="118.055588">
            <text:p>118.06 ms</text:p>
          </table:table-cell>
          <table:table-cell office:value-type="float" office:value="117.249">
            <text:p>117.25 ms</text:p>
          </table:table-cell>
          <table:table-cell office:value-type="float" office:value="112.115875">
            <text:p>112.12 ms</text:p>
          </table:table-cell>
          <table:table-cell office:value-type="float" office:value="120.134941">
            <text:p>120.13 ms</text:p>
          </table:table-cell>
          <table:table-cell office:value-type="float" office:value="32.2891">
            <text:p>32.29 dB</text:p>
          </table:table-cell>
          <table:table-cell office:value-type="float" office:value="78.274399">
            <text:p>78.27 ms</text:p>
          </table:table-cell>
          <table:table-cell office:value-type="float" office:value="86.7907">
            <text:p>86.79 ms</text:p>
          </table:table-cell>
          <table:table-cell office:value-type="float" office:value="76.89325">
            <text:p>76.89 ms</text:p>
          </table:table-cell>
          <table:table-cell office:value-type="float" office:value="162.626297">
            <text:p>162.63 ms</text:p>
          </table:table-cell>
          <table:table-cell office:value-type="float" office:value="45.8917">
            <text:p>45.89 dB</text:p>
          </table:table-cell>
        </table:table-row>
        <table:table-row table:style-name="ro4">
          <table:table-cell table:number-columns-repeated="2"/>
          <table:table-cell office:value-type="float" office:value="15">
            <text:p>15</text:p>
          </table:table-cell>
          <table:table-cell office:value-type="float" office:value="119.21933">
            <text:p>119.22 ms</text:p>
          </table:table-cell>
          <table:table-cell office:value-type="float" office:value="118.479">
            <text:p>118.48 ms</text:p>
          </table:table-cell>
          <table:table-cell office:value-type="float" office:value="113.396996">
            <text:p>113.40 ms</text:p>
          </table:table-cell>
          <table:table-cell office:value-type="float" office:value="122.614975">
            <text:p>122.61 ms</text:p>
          </table:table-cell>
          <table:table-cell office:value-type="float" office:value="30.9668">
            <text:p>30.97 dB</text:p>
          </table:table-cell>
          <table:table-cell office:value-type="float" office:value="76.395844">
            <text:p>76.40 ms</text:p>
          </table:table-cell>
          <table:table-cell office:value-type="float" office:value="85.3804">
            <text:p>85.38 ms</text:p>
          </table:table-cell>
          <table:table-cell office:value-type="float" office:value="75.076836">
            <text:p>75.08 ms</text:p>
          </table:table-cell>
          <table:table-cell office:value-type="float" office:value="168.270401">
            <text:p>168.27 ms</text:p>
          </table:table-cell>
          <table:table-cell office:value-type="float" office:value="45.1723">
            <text:p>45.17 dB</text:p>
          </table:table-cell>
        </table:table-row>
        <table:table-row table:style-name="ro4">
          <table:table-cell table:number-columns-repeated="2"/>
          <table:table-cell office:value-type="float" office:value="10">
            <text:p>10</text:p>
          </table:table-cell>
          <table:table-cell office:value-type="float" office:value="113.152641">
            <text:p>113.15 ms</text:p>
          </table:table-cell>
          <table:table-cell office:value-type="float" office:value="113.106">
            <text:p>113.11 ms</text:p>
          </table:table-cell>
          <table:table-cell office:value-type="float" office:value="111.607712">
            <text:p>111.61 ms</text:p>
          </table:table-cell>
          <table:table-cell office:value-type="float" office:value="117.98922">
            <text:p>117.99 ms</text:p>
          </table:table-cell>
          <table:table-cell office:value-type="float" office:value="28.9247">
            <text:p>28.92 dB</text:p>
          </table:table-cell>
          <table:table-cell office:value-type="float" office:value="73.373695">
            <text:p>73.37 ms</text:p>
          </table:table-cell>
          <table:table-cell office:value-type="float" office:value="81.8346">
            <text:p>81.83 ms</text:p>
          </table:table-cell>
          <table:table-cell office:value-type="float" office:value="72.825439">
            <text:p>72.83 ms</text:p>
          </table:table-cell>
          <table:table-cell office:value-type="float" office:value="158.229446">
            <text:p>158.23 ms</text:p>
          </table:table-cell>
          <table:table-cell office:value-type="float" office:value="45.2616">
            <text:p>45.26 dB</text:p>
          </table:table-cell>
        </table:table-row>
        <table:table-row table:style-name="ro4">
          <table:table-cell table:number-columns-repeated="2"/>
          <table:table-cell table:style-name="ce19" office:value-type="float" office:value="5">
            <text:p>5</text:p>
          </table:table-cell>
          <table:table-cell table:style-name="ce28" office:value-type="float" office:value="112.606018">
            <text:p>112.61 ms</text:p>
          </table:table-cell>
          <table:table-cell table:style-name="ce37" office:value-type="float" office:value="112.259">
            <text:p>112.26 ms</text:p>
          </table:table-cell>
          <table:table-cell table:style-name="ce42" office:value-type="float" office:value="110.192001">
            <text:p>110.19 ms</text:p>
          </table:table-cell>
          <table:table-cell table:style-name="ce37" office:value-type="float" office:value="115.732193">
            <text:p>115.73 ms</text:p>
          </table:table-cell>
          <table:table-cell table:style-name="ce50" office:value-type="float" office:value="25.6219">
            <text:p>25.62 dB</text:p>
          </table:table-cell>
          <table:table-cell table:style-name="ce53" office:value-type="float" office:value="70.677216">
            <text:p>70.68 ms</text:p>
          </table:table-cell>
          <table:table-cell table:style-name="ce42" office:value-type="float" office:value="78.9517">
            <text:p>78.95 ms</text:p>
          </table:table-cell>
          <table:table-cell table:style-name="ce37" office:value-type="float" office:value="70.050941">
            <text:p>70.05 ms</text:p>
          </table:table-cell>
          <table:table-cell table:style-name="ce42" office:value-type="float" office:value="155.233276">
            <text:p>155.23 ms</text:p>
          </table:table-cell>
          <table:table-cell table:style-name="ce57" office:value-type="float" office:value="45.1417">
            <text:p>45.14 dB</text:p>
          </table:table-cell>
        </table:table-row>
        <table:table-row table:style-name="ro3" table:number-rows-repeated="4">
          <table:table-cell table:number-columns-repeated="2"/>
          <table:table-cell table:style-name="Default" table:number-columns-repeated="11"/>
        </table:table-row>
        <table:table-row table:style-name="ro3">
          <table:table-cell/>
          <table:table-cell office:value-type="string">
            <text:p>[venus]</text:p>
          </table:table-cell>
          <table:table-cell table:style-name="Default" table:number-columns-repeated="11"/>
        </table:table-row>
        <table:table-row table:style-name="ro3">
          <table:table-cell/>
          <table:table-cell office:value-type="string">
            <text:p>[venus]</text:p>
          </table:table-cell>
          <table:table-cell table:style-name="Default" table:number-columns-repeated="11"/>
        </table:table-row>
        <table:table-row table:style-name="ro3">
          <table:table-cell/>
          <table:table-cell office:value-type="string">
            <text:p>[venus]</text:p>
          </table:table-cell>
          <table:table-cell table:style-name="Default" table:number-columns-repeated="11"/>
        </table:table-row>
        <table:table-row table:style-name="ro3">
          <table:table-cell/>
          <table:table-cell office:value-type="string">
            <text:p>[venus]</text:p>
          </table:table-cell>
          <table:table-cell table:style-name="Default" table:number-columns-repeated="11"/>
        </table:table-row>
        <table:table-row table:style-name="ro3">
          <table:table-cell/>
          <table:table-cell office:value-type="string">
            <text:p>[venus]</text:p>
          </table:table-cell>
          <table:table-cell table:style-name="Default" table:number-columns-repeated="11"/>
        </table:table-row>
        <table:table-row table:style-name="ro3">
          <table:table-cell/>
          <table:table-cell office:value-type="string">
            <text:p>[venus]</text:p>
          </table:table-cell>
          <table:table-cell table:style-name="Default" table:number-columns-repeated="11"/>
        </table:table-row>
        <table:table-row table:style-name="ro3">
          <table:table-cell/>
          <table:table-cell office:value-type="string">
            <text:p>[venus]</text:p>
          </table:table-cell>
          <table:table-cell table:style-name="Default" table:number-columns-repeated="11"/>
        </table:table-row>
        <table:table-row table:style-name="ro3">
          <table:table-cell/>
          <table:table-cell office:value-type="string">
            <text:p>[venus]</text:p>
          </table:table-cell>
          <table:table-cell table:style-name="Default" table:number-columns-repeated="11"/>
        </table:table-row>
        <table:table-row table:style-name="ro3">
          <table:table-cell/>
          <table:table-cell office:value-type="string">
            <text:p>[venus]</text:p>
          </table:table-cell>
          <table:table-cell table:style-name="Default" table:number-columns-repeated="11"/>
        </table:table-row>
        <table:table-row table:style-name="ro3">
          <table:table-cell/>
          <table:table-cell office:value-type="string">
            <text:p>[venus]</text:p>
          </table:table-cell>
          <table:table-cell table:style-name="Default" table:number-columns-repeated="11"/>
        </table:table-row>
        <table:table-row table:style-name="ro3">
          <table:table-cell/>
          <table:table-cell office:value-type="string">
            <text:p>[venus]</text:p>
          </table:table-cell>
          <table:table-cell table:style-name="Default" table:number-columns-repeated="11"/>
        </table:table-row>
        <table:table-row table:style-name="ro3">
          <table:table-cell/>
          <table:table-cell office:value-type="string">
            <text:p>[venus]</text:p>
          </table:table-cell>
          <table:table-cell table:style-name="Default" table:number-columns-repeated="11"/>
        </table:table-row>
        <table:table-row table:style-name="ro3">
          <table:table-cell/>
          <table:table-cell office:value-type="string">
            <text:p>[venus]</text:p>
          </table:table-cell>
          <table:table-cell table:style-name="Default" table:number-columns-repeated="11"/>
        </table:table-row>
        <table:table-row table:style-name="ro3">
          <table:table-cell/>
          <table:table-cell office:value-type="string">
            <text:p>[venus]</text:p>
          </table:table-cell>
          <table:table-cell table:style-name="Default" table:number-columns-repeated="11"/>
        </table:table-row>
        <table:table-row table:style-name="ro3">
          <table:table-cell/>
          <table:table-cell office:value-type="string">
            <text:p>[venus]</text:p>
          </table:table-cell>
          <table:table-cell table:style-name="Default" table:number-columns-repeated="11"/>
        </table:table-row>
        <table:table-row table:style-name="ro3">
          <table:table-cell/>
          <table:table-cell office:value-type="string">
            <text:p>[venus]</text:p>
          </table:table-cell>
          <table:table-cell table:style-name="Default" table:number-columns-repeated="11"/>
        </table:table-row>
        <table:table-row table:style-name="ro3">
          <table:table-cell/>
          <table:table-cell office:value-type="string">
            <text:p>[venus]</text:p>
          </table:table-cell>
          <table:table-cell table:style-name="Default" table:number-columns-repeated="11"/>
        </table:table-row>
        <table:table-row table:style-name="ro3">
          <table:table-cell/>
          <table:table-cell office:value-type="string">
            <text:p>[venus]</text:p>
          </table:table-cell>
          <table:table-cell table:style-name="Default" table:number-columns-repeated="11"/>
        </table:table-row>
        <table:table-row table:style-name="ro3">
          <table:table-cell/>
          <table:table-cell office:value-type="string">
            <text:p>[venus]</text:p>
          </table:table-cell>
          <table:table-cell table:style-name="Default" table:number-columns-repeated="11"/>
        </table:table-row>
        <table:table-row table:style-name="ro3">
          <table:table-cell/>
          <table:table-cell office:value-type="string">
            <text:p>[venus]</text:p>
          </table:table-cell>
          <table:table-cell table:style-name="Default" table:number-columns-repeated="11"/>
        </table:table-row>
        <table:table-row table:style-name="ro4">
          <table:table-cell table:number-columns-repeated="2"/>
          <table:table-cell table:style-name="ce17"/>
          <table:table-cell table:style-name="ce26"/>
          <table:table-cell table:style-name="ce35"/>
          <table:table-cell table:style-name="ce39"/>
          <table:table-cell table:style-name="ce35"/>
          <table:table-cell table:style-name="ce48"/>
          <table:table-cell table:style-name="ce51"/>
          <table:table-cell table:style-name="ce39"/>
          <table:table-cell table:style-name="ce35"/>
          <table:table-cell table:style-name="ce39"/>
          <table:table-cell table:style-name="ce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2" number:min-integer-digits="1"/>
      <number:text> ms</number:text>
    </number:number-style>
    <number:number-style style:name="N118">
      <number:number number:decimal-places="2" number:min-integer-digits="1"/>
      <number:text> dB</number:text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4">11/04/2011</text:date>, <text:time>13:36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Srom</meta:initial-creator>
    <meta:creation-date>2011-11-04T10:03:41</meta:creation-date>
    <dc:date>2011-11-04T13:36:51</dc:date>
    <dc:creator>Martin Srom</dc:creator>
    <meta:editing-duration>PT00H39M52S</meta:editing-duration>
    <meta:editing-cycles>26</meta:editing-cycles>
    <meta:generator>OpenOffice.org/3.2$Unix OpenOffice.org_project/320m19$Build-9505</meta:generator>
    <meta:document-statistic meta:table-count="1" meta:cell-count="1427" meta:object-count="0"/>
  </office:meta>
</office:document-meta>
</file>